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7475.0" calcext:value-type="float">
            <text:p>277475.0</text:p>
          </table:table-cell>
          <table:table-cell office:value-type="float" office:value="135.49" calcext:value-type="float">
            <text:p>135.49</text:p>
          </table:table-cell>
          <table:table-cell office:value-type="float" office:value="922.231800979" calcext:value-type="float">
            <text:p>922.23180097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18-18</text:p>
          </table:table-cell>
          <table:table-cell office:value-type="float" office:value="1.52585929809e+12" calcext:value-type="float">
            <text:p>1.52585929809e+12</text:p>
          </table:table-cell>
          <table:table-cell office:value-type="string" calcext:value-type="string">
            <text:p>Wed May  9 15:18:1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6459.0" calcext:value-type="float">
            <text:p>276459.0</text:p>
          </table:table-cell>
          <table:table-cell office:value-type="float" office:value="269.98" calcext:value-type="float">
            <text:p>269.98</text:p>
          </table:table-cell>
          <table:table-cell office:value-type="float" office:value="925.617640296" calcext:value-type="float">
            <text:p>925.6176402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0-29</text:p>
          </table:table-cell>
          <table:table-cell office:value-type="float" office:value="1.52585942919e+12" calcext:value-type="float">
            <text:p>1.52585942919e+12</text:p>
          </table:table-cell>
          <table:table-cell office:value-type="string" calcext:value-type="string">
            <text:p>Wed May  9 15:20:2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4239.0" calcext:value-type="float">
            <text:p>274239.0</text:p>
          </table:table-cell>
          <table:table-cell office:value-type="float" office:value="535.62" calcext:value-type="float">
            <text:p>535.62</text:p>
          </table:table-cell>
          <table:table-cell office:value-type="float" office:value="933.114421336" calcext:value-type="float">
            <text:p>933.1144213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2-40</text:p>
          </table:table-cell>
          <table:table-cell office:value-type="float" office:value="1.5258595603e+12" calcext:value-type="float">
            <text:p>1.5258595603e+12</text:p>
          </table:table-cell>
          <table:table-cell office:value-type="string" calcext:value-type="string">
            <text:p>Wed May  9 15:22:4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727.0" calcext:value-type="float">
            <text:p>278727.0</text:p>
          </table:table-cell>
          <table:table-cell office:value-type="float" office:value="1088.78" calcext:value-type="float">
            <text:p>1088.78</text:p>
          </table:table-cell>
          <table:table-cell office:value-type="float" office:value="918.082657559" calcext:value-type="float">
            <text:p>918.08265755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4-51</text:p>
          </table:table-cell>
          <table:table-cell office:value-type="float" office:value="1.52585969142e+12" calcext:value-type="float">
            <text:p>1.52585969142e+12</text:p>
          </table:table-cell>
          <table:table-cell office:value-type="string" calcext:value-type="string">
            <text:p>Wed May  9 15:24:5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4027.0" calcext:value-type="float">
            <text:p>264027.0</text:p>
          </table:table-cell>
          <table:table-cell office:value-type="float" office:value="2062.71" calcext:value-type="float">
            <text:p>2062.71</text:p>
          </table:table-cell>
          <table:table-cell office:value-type="float" office:value="969.221170323" calcext:value-type="float">
            <text:p>969.22117032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7-02</text:p>
          </table:table-cell>
          <table:table-cell office:value-type="float" office:value="1.52585982253e+12" calcext:value-type="float">
            <text:p>1.52585982253e+12</text:p>
          </table:table-cell>
          <table:table-cell office:value-type="string" calcext:value-type="string">
            <text:p>Wed May  9 15:27:0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46663.0" calcext:value-type="float">
            <text:p>246663.0</text:p>
          </table:table-cell>
          <table:table-cell office:value-type="float" office:value="3854.12" calcext:value-type="float">
            <text:p>3854.12</text:p>
          </table:table-cell>
          <table:table-cell office:value-type="float" office:value="1037.48990503" calcext:value-type="float">
            <text:p>1037.4899050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29-13</text:p>
          </table:table-cell>
          <table:table-cell office:value-type="float" office:value="1.52585995363e+12" calcext:value-type="float">
            <text:p>1.52585995363e+12</text:p>
          </table:table-cell>
          <table:table-cell office:value-type="string" calcext:value-type="string">
            <text:p>Wed May  9 15:29:1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3322.0" calcext:value-type="float">
            <text:p>173322.0</text:p>
          </table:table-cell>
          <table:table-cell office:value-type="float" office:value="5416.3" calcext:value-type="float">
            <text:p>5416.3</text:p>
          </table:table-cell>
          <table:table-cell office:value-type="float" office:value="1476.54922023" calcext:value-type="float">
            <text:p>1476.5492202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1-24</text:p>
          </table:table-cell>
          <table:table-cell office:value-type="float" office:value="1.52586008473e+12" calcext:value-type="float">
            <text:p>1.52586008473e+12</text:p>
          </table:table-cell>
          <table:table-cell office:value-type="string" calcext:value-type="string">
            <text:p>Wed May  9 15:31:2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3055.0" calcext:value-type="float">
            <text:p>83055.0</text:p>
          </table:table-cell>
          <table:table-cell office:value-type="float" office:value="5190.97" calcext:value-type="float">
            <text:p>5190.97</text:p>
          </table:table-cell>
          <table:table-cell office:value-type="float" office:value="3081.8815774" calcext:value-type="float">
            <text:p>3081.881577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3-35</text:p>
          </table:table-cell>
          <table:table-cell office:value-type="float" office:value="1.52586021584e+12" calcext:value-type="float">
            <text:p>1.52586021584e+12</text:p>
          </table:table-cell>
          <table:table-cell office:value-type="string" calcext:value-type="string">
            <text:p>Wed May  9 15:33:3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1812.0" calcext:value-type="float">
            <text:p>41812.0</text:p>
          </table:table-cell>
          <table:table-cell office:value-type="float" office:value="5226.5" calcext:value-type="float">
            <text:p>5226.5</text:p>
          </table:table-cell>
          <table:table-cell office:value-type="float" office:value="6122.16962685" calcext:value-type="float">
            <text:p>6122.1696268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5-46</text:p>
          </table:table-cell>
          <table:table-cell office:value-type="float" office:value="1.52586034696e+12" calcext:value-type="float">
            <text:p>1.52586034696e+12</text:p>
          </table:table-cell>
          <table:table-cell office:value-type="string" calcext:value-type="string">
            <text:p>Wed May  9 15:35:4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46835.0" calcext:value-type="float">
            <text:p>1746835.0</text:p>
          </table:table-cell>
          <table:table-cell office:value-type="float" office:value="852.95" calcext:value-type="float">
            <text:p>852.95</text:p>
          </table:table-cell>
          <table:table-cell office:value-type="float" office:value="145.980713714" calcext:value-type="float">
            <text:p>145.98071371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37-58</text:p>
          </table:table-cell>
          <table:table-cell office:value-type="float" office:value="1.52586047808e+12" calcext:value-type="float">
            <text:p>1.52586047808e+12</text:p>
          </table:table-cell>
          <table:table-cell office:value-type="string" calcext:value-type="string">
            <text:p>Wed May  9 15:37:5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01284.0" calcext:value-type="float">
            <text:p>1701284.0</text:p>
          </table:table-cell>
          <table:table-cell office:value-type="float" office:value="1661.41" calcext:value-type="float">
            <text:p>1661.41</text:p>
          </table:table-cell>
          <table:table-cell office:value-type="float" office:value="149.898975334" calcext:value-type="float">
            <text:p>149.89897533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0-09</text:p>
          </table:table-cell>
          <table:table-cell office:value-type="float" office:value="1.52586060918e+12" calcext:value-type="float">
            <text:p>1.52586060918e+12</text:p>
          </table:table-cell>
          <table:table-cell office:value-type="string" calcext:value-type="string">
            <text:p>Wed May  9 15:40:0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8646.0" calcext:value-type="float">
            <text:p>1348646.0</text:p>
          </table:table-cell>
          <table:table-cell office:value-type="float" office:value="2634.07" calcext:value-type="float">
            <text:p>2634.07</text:p>
          </table:table-cell>
          <table:table-cell office:value-type="float" office:value="189.221862819" calcext:value-type="float">
            <text:p>189.22186281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2-20</text:p>
          </table:table-cell>
          <table:table-cell office:value-type="float" office:value="1.5258607403e+12" calcext:value-type="float">
            <text:p>1.5258607403e+12</text:p>
          </table:table-cell>
          <table:table-cell office:value-type="string" calcext:value-type="string">
            <text:p>Wed May  9 15:42:2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00600.0" calcext:value-type="float">
            <text:p>500600.0</text:p>
          </table:table-cell>
          <table:table-cell office:value-type="float" office:value="1955.47" calcext:value-type="float">
            <text:p>1955.47</text:p>
          </table:table-cell>
          <table:table-cell office:value-type="float" office:value="510.797379689" calcext:value-type="float">
            <text:p>510.79737968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4-31</text:p>
          </table:table-cell>
          <table:table-cell office:value-type="float" office:value="1.52586087144e+12" calcext:value-type="float">
            <text:p>1.52586087144e+12</text:p>
          </table:table-cell>
          <table:table-cell office:value-type="string" calcext:value-type="string">
            <text:p>Wed May  9 15:44:3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67270.0" calcext:value-type="float">
            <text:p>267270.0</text:p>
          </table:table-cell>
          <table:table-cell office:value-type="float" office:value="2088.05" calcext:value-type="float">
            <text:p>2088.05</text:p>
          </table:table-cell>
          <table:table-cell office:value-type="float" office:value="957.135770911" calcext:value-type="float">
            <text:p>957.1357709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6-42</text:p>
          </table:table-cell>
          <table:table-cell office:value-type="float" office:value="1.52586100258e+12" calcext:value-type="float">
            <text:p>1.52586100258e+12</text:p>
          </table:table-cell>
          <table:table-cell office:value-type="string" calcext:value-type="string">
            <text:p>Wed May  9 15:46:4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0645.0" calcext:value-type="float">
            <text:p>140645.0</text:p>
          </table:table-cell>
          <table:table-cell office:value-type="float" office:value="2197.58" calcext:value-type="float">
            <text:p>2197.58</text:p>
          </table:table-cell>
          <table:table-cell office:value-type="float" office:value="1819.35346831" calcext:value-type="float">
            <text:p>1819.3534683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48-53</text:p>
          </table:table-cell>
          <table:table-cell office:value-type="float" office:value="1.5258611337e+12" calcext:value-type="float">
            <text:p>1.5258611337e+12</text:p>
          </table:table-cell>
          <table:table-cell office:value-type="string" calcext:value-type="string">
            <text:p>Wed May  9 15:48:5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3826.0" calcext:value-type="float">
            <text:p>73826.0</text:p>
          </table:table-cell>
          <table:table-cell office:value-type="float" office:value="2307.05" calcext:value-type="float">
            <text:p>2307.05</text:p>
          </table:table-cell>
          <table:table-cell office:value-type="float" office:value="3466.56761818" calcext:value-type="float">
            <text:p>3466.5676181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51-04</text:p>
          </table:table-cell>
          <table:table-cell office:value-type="float" office:value="1.52586126483e+12" calcext:value-type="float">
            <text:p>1.52586126483e+12</text:p>
          </table:table-cell>
          <table:table-cell office:value-type="string" calcext:value-type="string">
            <text:p>Wed May  9 15:51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7309.0" calcext:value-type="float">
            <text:p>37309.0</text:p>
          </table:table-cell>
          <table:table-cell office:value-type="float" office:value="2331.81" calcext:value-type="float">
            <text:p>2331.81</text:p>
          </table:table-cell>
          <table:table-cell office:value-type="float" office:value="6818.67287505" calcext:value-type="float">
            <text:p>6818.6728750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53-21</text:p>
          </table:table-cell>
          <table:table-cell office:value-type="float" office:value="1.52586140144e+12" calcext:value-type="float">
            <text:p>1.52586140144e+12</text:p>
          </table:table-cell>
          <table:table-cell office:value-type="string" calcext:value-type="string">
            <text:p>Wed May  9 15:53:2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0087.0" calcext:value-type="float">
            <text:p>20087.0</text:p>
          </table:table-cell>
          <table:table-cell office:value-type="float" office:value="2510.82" calcext:value-type="float">
            <text:p>2510.82</text:p>
          </table:table-cell>
          <table:table-cell office:value-type="float" office:value="12739.7649062" calcext:value-type="float">
            <text:p>12739.764906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5-55-32</text:p>
          </table:table-cell>
          <table:table-cell office:value-type="float" office:value="1.5258615321e+12" calcext:value-type="float">
            <text:p>1.5258615321e+12</text:p>
          </table:table-cell>
          <table:table-cell office:value-type="string" calcext:value-type="string">
            <text:p>Wed May  9 15:55:3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967.0" calcext:value-type="float">
            <text:p>34967.0</text:p>
          </table:table-cell>
          <table:table-cell office:value-type="float" office:value="17.07" calcext:value-type="float">
            <text:p>17.07</text:p>
          </table:table-cell>
          <table:table-cell office:value-type="float" office:value="0.0" calcext:value-type="float">
            <text:p>0.0</text:p>
          </table:table-cell>
          <table:table-cell office:value-type="float" office:value="28.174971692" calcext:value-type="float">
            <text:p>28.174971692</text:p>
          </table:table-cell>
          <table:table-cell office:value-type="string" calcext:value-type="string">
            <text:p>2018-05-09_15-57-43</text:p>
          </table:table-cell>
          <table:table-cell office:value-type="float" office:value="1.52586166314e+12" calcext:value-type="float">
            <text:p>1.52586166314e+12</text:p>
          </table:table-cell>
          <table:table-cell office:value-type="string" calcext:value-type="string">
            <text:p>Wed May  9 15:57:4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604.0" calcext:value-type="float">
            <text:p>33604.0</text:p>
          </table:table-cell>
          <table:table-cell office:value-type="float" office:value="32.82" calcext:value-type="float">
            <text:p>32.82</text:p>
          </table:table-cell>
          <table:table-cell office:value-type="float" office:value="0.0" calcext:value-type="float">
            <text:p>0.0</text:p>
          </table:table-cell>
          <table:table-cell office:value-type="float" office:value="29.380393737" calcext:value-type="float">
            <text:p>29.380393737</text:p>
          </table:table-cell>
          <table:table-cell office:value-type="string" calcext:value-type="string">
            <text:p>2018-05-09_15-59-54</text:p>
          </table:table-cell>
          <table:table-cell office:value-type="float" office:value="1.52586179425e+12" calcext:value-type="float">
            <text:p>1.52586179425e+12</text:p>
          </table:table-cell>
          <table:table-cell office:value-type="string" calcext:value-type="string">
            <text:p>Wed May  9 15:59:5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275.0" calcext:value-type="float">
            <text:p>32275.0</text:p>
          </table:table-cell>
          <table:table-cell office:value-type="float" office:value="63.04" calcext:value-type="float">
            <text:p>63.04</text:p>
          </table:table-cell>
          <table:table-cell office:value-type="float" office:value="0.0" calcext:value-type="float">
            <text:p>0.0</text:p>
          </table:table-cell>
          <table:table-cell office:value-type="float" office:value="30.588117191" calcext:value-type="float">
            <text:p>30.588117191</text:p>
          </table:table-cell>
          <table:table-cell office:value-type="string" calcext:value-type="string">
            <text:p>2018-05-09_16-02-05</text:p>
          </table:table-cell>
          <table:table-cell office:value-type="float" office:value="1.52586192537e+12" calcext:value-type="float">
            <text:p>1.52586192537e+12</text:p>
          </table:table-cell>
          <table:table-cell office:value-type="string" calcext:value-type="string">
            <text:p>Wed May  9 16:02:0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1475.0" calcext:value-type="float">
            <text:p>31475.0</text:p>
          </table:table-cell>
          <table:table-cell office:value-type="float" office:value="122.95" calcext:value-type="float">
            <text:p>122.95</text:p>
          </table:table-cell>
          <table:table-cell office:value-type="float" office:value="0.0" calcext:value-type="float">
            <text:p>0.0</text:p>
          </table:table-cell>
          <table:table-cell office:value-type="float" office:value="31.361135947" calcext:value-type="float">
            <text:p>31.361135947</text:p>
          </table:table-cell>
          <table:table-cell office:value-type="string" calcext:value-type="string">
            <text:p>2018-05-09_16-04-16</text:p>
          </table:table-cell>
          <table:table-cell office:value-type="float" office:value="1.52586205647e+12" calcext:value-type="float">
            <text:p>1.52586205647e+12</text:p>
          </table:table-cell>
          <table:table-cell office:value-type="string" calcext:value-type="string">
            <text:p>Wed May  9 16:04:1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354.0" calcext:value-type="float">
            <text:p>19354.0</text:p>
          </table:table-cell>
          <table:table-cell office:value-type="float" office:value="151.2" calcext:value-type="float">
            <text:p>151.2</text:p>
          </table:table-cell>
          <table:table-cell office:value-type="float" office:value="0.0" calcext:value-type="float">
            <text:p>0.0</text:p>
          </table:table-cell>
          <table:table-cell office:value-type="float" office:value="50.769533401" calcext:value-type="float">
            <text:p>50.769533401</text:p>
          </table:table-cell>
          <table:table-cell office:value-type="string" calcext:value-type="string">
            <text:p>2018-05-09_16-06-27</text:p>
          </table:table-cell>
          <table:table-cell office:value-type="float" office:value="1.52586218758e+12" calcext:value-type="float">
            <text:p>1.52586218758e+12</text:p>
          </table:table-cell>
          <table:table-cell office:value-type="string" calcext:value-type="string">
            <text:p>Wed May  9 16:06:2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970.0" calcext:value-type="float">
            <text:p>16970.0</text:p>
          </table:table-cell>
          <table:table-cell office:value-type="float" office:value="265.16" calcext:value-type="float">
            <text:p>265.16</text:p>
          </table:table-cell>
          <table:table-cell office:value-type="float" office:value="0.0" calcext:value-type="float">
            <text:p>0.0</text:p>
          </table:table-cell>
          <table:table-cell office:value-type="float" office:value="58.151886453" calcext:value-type="float">
            <text:p>58.151886453</text:p>
          </table:table-cell>
          <table:table-cell office:value-type="string" calcext:value-type="string">
            <text:p>2018-05-09_16-08-38</text:p>
          </table:table-cell>
          <table:table-cell office:value-type="float" office:value="1.52586231868e+12" calcext:value-type="float">
            <text:p>1.52586231868e+12</text:p>
          </table:table-cell>
          <table:table-cell office:value-type="string" calcext:value-type="string">
            <text:p>Wed May  9 16:08:3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11.0" calcext:value-type="float">
            <text:p>12311.0</text:p>
          </table:table-cell>
          <table:table-cell office:value-type="float" office:value="384.71" calcext:value-type="float">
            <text:p>384.71</text:p>
          </table:table-cell>
          <table:table-cell office:value-type="float" office:value="0.0" calcext:value-type="float">
            <text:p>0.0</text:p>
          </table:table-cell>
          <table:table-cell office:value-type="float" office:value="80.289616413" calcext:value-type="float">
            <text:p>80.289616413</text:p>
          </table:table-cell>
          <table:table-cell office:value-type="string" calcext:value-type="string">
            <text:p>2018-05-09_16-10-49</text:p>
          </table:table-cell>
          <table:table-cell office:value-type="float" office:value="1.52586244978e+12" calcext:value-type="float">
            <text:p>1.52586244978e+12</text:p>
          </table:table-cell>
          <table:table-cell office:value-type="string" calcext:value-type="string">
            <text:p>Wed May  9 16:10:4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941.0" calcext:value-type="float">
            <text:p>8941.0</text:p>
          </table:table-cell>
          <table:table-cell office:value-type="float" office:value="558.8" calcext:value-type="float">
            <text:p>558.8</text:p>
          </table:table-cell>
          <table:table-cell office:value-type="float" office:value="0.0" calcext:value-type="float">
            <text:p>0.0</text:p>
          </table:table-cell>
          <table:table-cell office:value-type="float" office:value="110.901563969" calcext:value-type="float">
            <text:p>110.901563969</text:p>
          </table:table-cell>
          <table:table-cell office:value-type="string" calcext:value-type="string">
            <text:p>2018-05-09_16-13-00</text:p>
          </table:table-cell>
          <table:table-cell office:value-type="float" office:value="1.5258625809e+12" calcext:value-type="float">
            <text:p>1.5258625809e+12</text:p>
          </table:table-cell>
          <table:table-cell office:value-type="string" calcext:value-type="string">
            <text:p>Wed May  9 16:13:0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166.0" calcext:value-type="float">
            <text:p>5166.0</text:p>
          </table:table-cell>
          <table:table-cell office:value-type="float" office:value="645.77" calcext:value-type="float">
            <text:p>645.77</text:p>
          </table:table-cell>
          <table:table-cell office:value-type="float" office:value="0.0" calcext:value-type="float">
            <text:p>0.0</text:p>
          </table:table-cell>
          <table:table-cell office:value-type="float" office:value="192.19725514" calcext:value-type="float">
            <text:p>192.19725514</text:p>
          </table:table-cell>
          <table:table-cell office:value-type="string" calcext:value-type="string">
            <text:p>2018-05-09_16-15-11</text:p>
          </table:table-cell>
          <table:table-cell office:value-type="float" office:value="1.525862712e+12" calcext:value-type="float">
            <text:p>1.525862712e+12</text:p>
          </table:table-cell>
          <table:table-cell office:value-type="string" calcext:value-type="string">
            <text:p>Wed May  9 16:15:1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569.0" calcext:value-type="float">
            <text:p>22569.0</text:p>
          </table:table-cell>
          <table:table-cell office:value-type="float" office:value="88.16" calcext:value-type="float">
            <text:p>88.16</text:p>
          </table:table-cell>
          <table:table-cell office:value-type="float" office:value="52.429888376" calcext:value-type="float">
            <text:p>52.429888376</text:p>
          </table:table-cell>
          <table:table-cell office:value-type="float" office:value="34.831918659" calcext:value-type="float">
            <text:p>34.831918659</text:p>
          </table:table-cell>
          <table:table-cell office:value-type="string" calcext:value-type="string">
            <text:p>2018-05-09_16-17-23</text:p>
          </table:table-cell>
          <table:table-cell office:value-type="float" office:value="1.52586284309e+12" calcext:value-type="float">
            <text:p>1.52586284309e+12</text:p>
          </table:table-cell>
          <table:table-cell office:value-type="string" calcext:value-type="string">
            <text:p>Wed May  9 16:17:2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159.0" calcext:value-type="float">
            <text:p>43159.0</text:p>
          </table:table-cell>
          <table:table-cell office:value-type="float" office:value="168.59" calcext:value-type="float">
            <text:p>168.59</text:p>
          </table:table-cell>
          <table:table-cell office:value-type="float" office:value="54.976922687" calcext:value-type="float">
            <text:p>54.976922687</text:p>
          </table:table-cell>
          <table:table-cell office:value-type="float" office:value="36.413289255" calcext:value-type="float">
            <text:p>36.413289255</text:p>
          </table:table-cell>
          <table:table-cell office:value-type="string" calcext:value-type="string">
            <text:p>2018-05-09_16-19-34</text:p>
          </table:table-cell>
          <table:table-cell office:value-type="float" office:value="1.52586297421e+12" calcext:value-type="float">
            <text:p>1.52586297421e+12</text:p>
          </table:table-cell>
          <table:table-cell office:value-type="string" calcext:value-type="string">
            <text:p>Wed May  9 16:19:3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3058.0" calcext:value-type="float">
            <text:p>83058.0</text:p>
          </table:table-cell>
          <table:table-cell office:value-type="float" office:value="324.45" calcext:value-type="float">
            <text:p>324.45</text:p>
          </table:table-cell>
          <table:table-cell office:value-type="float" office:value="58.861875762" calcext:value-type="float">
            <text:p>58.861875762</text:p>
          </table:table-cell>
          <table:table-cell office:value-type="float" office:value="36.335238413" calcext:value-type="float">
            <text:p>36.335238413</text:p>
          </table:table-cell>
          <table:table-cell office:value-type="string" calcext:value-type="string">
            <text:p>2018-05-09_16-21-45</text:p>
          </table:table-cell>
          <table:table-cell office:value-type="float" office:value="1.52586310533e+12" calcext:value-type="float">
            <text:p>1.52586310533e+12</text:p>
          </table:table-cell>
          <table:table-cell office:value-type="string" calcext:value-type="string">
            <text:p>Wed May  9 16:21:4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5817.0" calcext:value-type="float">
            <text:p>155817.0</text:p>
          </table:table-cell>
          <table:table-cell office:value-type="float" office:value="608.66" calcext:value-type="float">
            <text:p>608.66</text:p>
          </table:table-cell>
          <table:table-cell office:value-type="float" office:value="66.274541558" calcext:value-type="float">
            <text:p>66.274541558</text:p>
          </table:table-cell>
          <table:table-cell office:value-type="float" office:value="35.276981267" calcext:value-type="float">
            <text:p>35.276981267</text:p>
          </table:table-cell>
          <table:table-cell office:value-type="string" calcext:value-type="string">
            <text:p>2018-05-09_16-23-56</text:p>
          </table:table-cell>
          <table:table-cell office:value-type="float" office:value="1.52586323643e+12" calcext:value-type="float">
            <text:p>1.52586323643e+12</text:p>
          </table:table-cell>
          <table:table-cell office:value-type="string" calcext:value-type="string">
            <text:p>Wed May  9 16:23:5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1930.0" calcext:value-type="float">
            <text:p>271930.0</text:p>
          </table:table-cell>
          <table:table-cell office:value-type="float" office:value="1062.23" calcext:value-type="float">
            <text:p>1062.23</text:p>
          </table:table-cell>
          <table:table-cell office:value-type="float" office:value="81.0396407" calcext:value-type="float">
            <text:p>81.0396407</text:p>
          </table:table-cell>
          <table:table-cell office:value-type="float" office:value="35.360377382" calcext:value-type="float">
            <text:p>35.360377382</text:p>
          </table:table-cell>
          <table:table-cell office:value-type="string" calcext:value-type="string">
            <text:p>2018-05-09_16-26-07</text:p>
          </table:table-cell>
          <table:table-cell office:value-type="float" office:value="1.52586336756e+12" calcext:value-type="float">
            <text:p>1.52586336756e+12</text:p>
          </table:table-cell>
          <table:table-cell office:value-type="string" calcext:value-type="string">
            <text:p>Wed May  9 16:26:0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4893.0" calcext:value-type="float">
            <text:p>454893.0</text:p>
          </table:table-cell>
          <table:table-cell office:value-type="float" office:value="1776.93" calcext:value-type="float">
            <text:p>1776.93</text:p>
          </table:table-cell>
          <table:table-cell office:value-type="float" office:value="103.343387982" calcext:value-type="float">
            <text:p>103.343387982</text:p>
          </table:table-cell>
          <table:table-cell office:value-type="float" office:value="36.038930052" calcext:value-type="float">
            <text:p>36.038930052</text:p>
          </table:table-cell>
          <table:table-cell office:value-type="string" calcext:value-type="string">
            <text:p>2018-05-09_16-28-18</text:p>
          </table:table-cell>
          <table:table-cell office:value-type="float" office:value="1.52586349868e+12" calcext:value-type="float">
            <text:p>1.52586349868e+12</text:p>
          </table:table-cell>
          <table:table-cell office:value-type="string" calcext:value-type="string">
            <text:p>Wed May  9 16:28:1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7374.0" calcext:value-type="float">
            <text:p>707374.0</text:p>
          </table:table-cell>
          <table:table-cell office:value-type="float" office:value="2763.18" calcext:value-type="float">
            <text:p>2763.18</text:p>
          </table:table-cell>
          <table:table-cell office:value-type="float" office:value="138.652364487" calcext:value-type="float">
            <text:p>138.652364487</text:p>
          </table:table-cell>
          <table:table-cell office:value-type="float" office:value="40.754152798" calcext:value-type="float">
            <text:p>40.754152798</text:p>
          </table:table-cell>
          <table:table-cell office:value-type="string" calcext:value-type="string">
            <text:p>2018-05-09_16-30-29</text:p>
          </table:table-cell>
          <table:table-cell office:value-type="float" office:value="1.52586362985e+12" calcext:value-type="float">
            <text:p>1.52586362985e+12</text:p>
          </table:table-cell>
          <table:table-cell office:value-type="string" calcext:value-type="string">
            <text:p>Wed May  9 16:30:2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471.0" calcext:value-type="float">
            <text:p>17471.0</text:p>
          </table:table-cell>
          <table:table-cell office:value-type="float" office:value="68.24" calcext:value-type="float">
            <text:p>68.24</text:p>
          </table:table-cell>
          <table:table-cell office:value-type="float" office:value="56.4431788" calcext:value-type="float">
            <text:p>56.44317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2-40</text:p>
          </table:table-cell>
          <table:table-cell office:value-type="float" office:value="1.52586376091e+12" calcext:value-type="float">
            <text:p>1.52586376091e+12</text:p>
          </table:table-cell>
          <table:table-cell office:value-type="string" calcext:value-type="string">
            <text:p>Wed May  9 16:32:4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4884.0" calcext:value-type="float">
            <text:p>34884.0</text:p>
          </table:table-cell>
          <table:table-cell office:value-type="float" office:value="136.27" calcext:value-type="float">
            <text:p>136.27</text:p>
          </table:table-cell>
          <table:table-cell office:value-type="float" office:value="56.758530629" calcext:value-type="float">
            <text:p>56.75853062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4-52</text:p>
          </table:table-cell>
          <table:table-cell office:value-type="float" office:value="1.52586389204e+12" calcext:value-type="float">
            <text:p>1.52586389204e+12</text:p>
          </table:table-cell>
          <table:table-cell office:value-type="string" calcext:value-type="string">
            <text:p>Wed May  9 16:34:5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251.0" calcext:value-type="float">
            <text:p>69251.0</text:p>
          </table:table-cell>
          <table:table-cell office:value-type="float" office:value="270.51" calcext:value-type="float">
            <text:p>270.51</text:p>
          </table:table-cell>
          <table:table-cell office:value-type="float" office:value="57.204575063" calcext:value-type="float">
            <text:p>57.2045750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7-03</text:p>
          </table:table-cell>
          <table:table-cell office:value-type="float" office:value="1.52586402317e+12" calcext:value-type="float">
            <text:p>1.52586402317e+12</text:p>
          </table:table-cell>
          <table:table-cell office:value-type="string" calcext:value-type="string">
            <text:p>Wed May  9 16:37:0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8890.0" calcext:value-type="float">
            <text:p>138890.0</text:p>
          </table:table-cell>
          <table:table-cell office:value-type="float" office:value="542.54" calcext:value-type="float">
            <text:p>542.54</text:p>
          </table:table-cell>
          <table:table-cell office:value-type="float" office:value="57.049892567" calcext:value-type="float">
            <text:p>57.04989256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39-14</text:p>
          </table:table-cell>
          <table:table-cell office:value-type="float" office:value="1.52586415428e+12" calcext:value-type="float">
            <text:p>1.52586415428e+12</text:p>
          </table:table-cell>
          <table:table-cell office:value-type="string" calcext:value-type="string">
            <text:p>Wed May  9 16:39:1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5769.0" calcext:value-type="float">
            <text:p>285769.0</text:p>
          </table:table-cell>
          <table:table-cell office:value-type="float" office:value="1116.28" calcext:value-type="float">
            <text:p>1116.28</text:p>
          </table:table-cell>
          <table:table-cell office:value-type="float" office:value="55.472348972" calcext:value-type="float">
            <text:p>55.4723489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41-25</text:p>
          </table:table-cell>
          <table:table-cell office:value-type="float" office:value="1.52586428541e+12" calcext:value-type="float">
            <text:p>1.52586428541e+12</text:p>
          </table:table-cell>
          <table:table-cell office:value-type="string" calcext:value-type="string">
            <text:p>Wed May  9 16:41:2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8100.0" calcext:value-type="float">
            <text:p>558100.0</text:p>
          </table:table-cell>
          <table:table-cell office:value-type="float" office:value="2180.08" calcext:value-type="float">
            <text:p>2180.08</text:p>
          </table:table-cell>
          <table:table-cell office:value-type="float" office:value="56.7676367" calcext:value-type="float">
            <text:p>56.767636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43-36</text:p>
          </table:table-cell>
          <table:table-cell office:value-type="float" office:value="1.52586441653e+12" calcext:value-type="float">
            <text:p>1.52586441653e+12</text:p>
          </table:table-cell>
          <table:table-cell office:value-type="string" calcext:value-type="string">
            <text:p>Wed May  9 16:43:3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9108.0" calcext:value-type="float">
            <text:p>949108.0</text:p>
          </table:table-cell>
          <table:table-cell office:value-type="float" office:value="3707.45" calcext:value-type="float">
            <text:p>3707.45</text:p>
          </table:table-cell>
          <table:table-cell office:value-type="float" office:value="66.68445505" calcext:value-type="float">
            <text:p>66.6844550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6-45-47</text:p>
          </table:table-cell>
          <table:table-cell office:value-type="float" office:value="1.52586454769e+12" calcext:value-type="float">
            <text:p>1.52586454769e+12</text:p>
          </table:table-cell>
          <table:table-cell office:value-type="string" calcext:value-type="string">
            <text:p>Wed May  9 16:45:4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038.0" calcext:value-type="float">
            <text:p>30038.0</text:p>
          </table:table-cell>
          <table:table-cell office:value-type="float" office:value="117.34" calcext:value-type="float">
            <text:p>117.34</text:p>
          </table:table-cell>
          <table:table-cell office:value-type="float" office:value="0.0" calcext:value-type="float">
            <text:p>0.0</text:p>
          </table:table-cell>
          <table:table-cell office:value-type="float" office:value="32.855338921" calcext:value-type="float">
            <text:p>32.855338921</text:p>
          </table:table-cell>
          <table:table-cell office:value-type="string" calcext:value-type="string">
            <text:p>2018-05-09_16-47-58</text:p>
          </table:table-cell>
          <table:table-cell office:value-type="float" office:value="1.52586467872e+12" calcext:value-type="float">
            <text:p>1.52586467872e+12</text:p>
          </table:table-cell>
          <table:table-cell office:value-type="string" calcext:value-type="string">
            <text:p>Wed May  9 16:47:5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8767.0" calcext:value-type="float">
            <text:p>58767.0</text:p>
          </table:table-cell>
          <table:table-cell office:value-type="float" office:value="229.56" calcext:value-type="float">
            <text:p>229.56</text:p>
          </table:table-cell>
          <table:table-cell office:value-type="float" office:value="0.0" calcext:value-type="float">
            <text:p>0.0</text:p>
          </table:table-cell>
          <table:table-cell office:value-type="float" office:value="33.524175449" calcext:value-type="float">
            <text:p>33.524175449</text:p>
          </table:table-cell>
          <table:table-cell office:value-type="string" calcext:value-type="string">
            <text:p>2018-05-09_16-50-09</text:p>
          </table:table-cell>
          <table:table-cell office:value-type="float" office:value="1.52586480984e+12" calcext:value-type="float">
            <text:p>1.52586480984e+12</text:p>
          </table:table-cell>
          <table:table-cell office:value-type="string" calcext:value-type="string">
            <text:p>Wed May  9 16:50:0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3165.0" calcext:value-type="float">
            <text:p>113165.0</text:p>
          </table:table-cell>
          <table:table-cell office:value-type="float" office:value="442.05" calcext:value-type="float">
            <text:p>442.05</text:p>
          </table:table-cell>
          <table:table-cell office:value-type="float" office:value="0.0" calcext:value-type="float">
            <text:p>0.0</text:p>
          </table:table-cell>
          <table:table-cell office:value-type="float" office:value="34.840099099" calcext:value-type="float">
            <text:p>34.840099099</text:p>
          </table:table-cell>
          <table:table-cell office:value-type="string" calcext:value-type="string">
            <text:p>2018-05-09_16-52-20</text:p>
          </table:table-cell>
          <table:table-cell office:value-type="float" office:value="1.52586494095e+12" calcext:value-type="float">
            <text:p>1.52586494095e+12</text:p>
          </table:table-cell>
          <table:table-cell office:value-type="string" calcext:value-type="string">
            <text:p>Wed May  9 16:52:2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6676.0" calcext:value-type="float">
            <text:p>226676.0</text:p>
          </table:table-cell>
          <table:table-cell office:value-type="float" office:value="885.45" calcext:value-type="float">
            <text:p>885.45</text:p>
          </table:table-cell>
          <table:table-cell office:value-type="float" office:value="0.0" calcext:value-type="float">
            <text:p>0.0</text:p>
          </table:table-cell>
          <table:table-cell office:value-type="float" office:value="34.700865382" calcext:value-type="float">
            <text:p>34.700865382</text:p>
          </table:table-cell>
          <table:table-cell office:value-type="string" calcext:value-type="string">
            <text:p>2018-05-09_16-54-32</text:p>
          </table:table-cell>
          <table:table-cell office:value-type="float" office:value="1.52586507206e+12" calcext:value-type="float">
            <text:p>1.52586507206e+12</text:p>
          </table:table-cell>
          <table:table-cell office:value-type="string" calcext:value-type="string">
            <text:p>Wed May  9 16:54:3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1154.0" calcext:value-type="float">
            <text:p>451154.0</text:p>
          </table:table-cell>
          <table:table-cell office:value-type="float" office:value="1762.32" calcext:value-type="float">
            <text:p>1762.32</text:p>
          </table:table-cell>
          <table:table-cell office:value-type="float" office:value="0.0" calcext:value-type="float">
            <text:p>0.0</text:p>
          </table:table-cell>
          <table:table-cell office:value-type="float" office:value="34.782459218" calcext:value-type="float">
            <text:p>34.782459218</text:p>
          </table:table-cell>
          <table:table-cell office:value-type="string" calcext:value-type="string">
            <text:p>2018-05-09_16-56-43</text:p>
          </table:table-cell>
          <table:table-cell office:value-type="float" office:value="1.52586520319e+12" calcext:value-type="float">
            <text:p>1.52586520319e+12</text:p>
          </table:table-cell>
          <table:table-cell office:value-type="string" calcext:value-type="string">
            <text:p>Wed May  9 16:56:4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4822.0" calcext:value-type="float">
            <text:p>784822.0</text:p>
          </table:table-cell>
          <table:table-cell office:value-type="float" office:value="3065.71" calcext:value-type="float">
            <text:p>3065.71</text:p>
          </table:table-cell>
          <table:table-cell office:value-type="float" office:value="0.0" calcext:value-type="float">
            <text:p>0.0</text:p>
          </table:table-cell>
          <table:table-cell office:value-type="float" office:value="40.089222786" calcext:value-type="float">
            <text:p>40.089222786</text:p>
          </table:table-cell>
          <table:table-cell office:value-type="string" calcext:value-type="string">
            <text:p>2018-05-09_16-58-54</text:p>
          </table:table-cell>
          <table:table-cell office:value-type="float" office:value="1.52586533432e+12" calcext:value-type="float">
            <text:p>1.52586533432e+12</text:p>
          </table:table-cell>
          <table:table-cell office:value-type="string" calcext:value-type="string">
            <text:p>Wed May  9 16:58:5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98416.0" calcext:value-type="float">
            <text:p>1098416.0</text:p>
          </table:table-cell>
          <table:table-cell office:value-type="float" office:value="4290.69" calcext:value-type="float">
            <text:p>4290.69</text:p>
          </table:table-cell>
          <table:table-cell office:value-type="float" office:value="0.0" calcext:value-type="float">
            <text:p>0.0</text:p>
          </table:table-cell>
          <table:table-cell office:value-type="float" office:value="57.366540074" calcext:value-type="float">
            <text:p>57.366540074</text:p>
          </table:table-cell>
          <table:table-cell office:value-type="string" calcext:value-type="string">
            <text:p>2018-05-09_17-01-05</text:p>
          </table:table-cell>
          <table:table-cell office:value-type="float" office:value="1.52586546547e+12" calcext:value-type="float">
            <text:p>1.52586546547e+12</text:p>
          </table:table-cell>
          <table:table-cell office:value-type="string" calcext:value-type="string">
            <text:p>Wed May  9 17:01:05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999999260963" calcext:value-type="float">
            <text:p>0.999999260963</text:p>
          </table:table-cell>
          <table:table-cell office:value-type="float" office:value="0.386" calcext:value-type="float">
            <text:p>0.386</text:p>
          </table:table-cell>
          <table:table-cell office:value-type="float" office:value="0.999999262121" calcext:value-type="float">
            <text:p>0.999999262121</text:p>
          </table:table-cell>
          <table:table-cell office:value-type="string" calcext:value-type="string">
            <text:p/>
          </table:table-cell>
          <table:table-cell office:value-type="float" office:value="1.528" calcext:value-type="float">
            <text:p>1.528</text:p>
          </table:table-cell>
          <table:table-cell office:value-type="float" office:value="0.999999799305" calcext:value-type="float">
            <text:p>0.999999799305</text:p>
          </table:table-cell>
          <table:table-cell office:value-type="float" office:value="0.426" calcext:value-type="float">
            <text:p>0.426</text:p>
          </table:table-cell>
          <table:table-cell office:value-type="float" office:value="0.999999799377" calcext:value-type="float">
            <text:p>0.999999799377</text:p>
          </table:table-cell>
          <table:table-cell office:value-type="string" calcext:value-type="string">
            <text:p/>
          </table:table-cell>
          <table:table-cell office:value-type="float" office:value="1.512" calcext:value-type="float">
            <text:p>1.512</text:p>
          </table:table-cell>
          <table:table-cell office:value-type="float" office:value="0.9999999387" calcext:value-type="float">
            <text:p>0.9999999387</text:p>
          </table:table-cell>
          <table:table-cell office:value-type="float" office:value="0.788" calcext:value-type="float">
            <text:p>0.788</text:p>
          </table:table-cell>
          <table:table-cell office:value-type="float" office:value="0.999999938721" calcext:value-type="float">
            <text:p>0.999999938721</text:p>
          </table:table-cell>
          <table:table-cell office:value-type="string" calcext:value-type="string">
            <text:p/>
          </table:table-cell>
          <table:table-cell office:value-type="float" office:value="2.16" calcext:value-type="float">
            <text:p>2.16</text:p>
          </table:table-cell>
          <table:table-cell office:value-type="float" office:value="0.999999963368" calcext:value-type="float">
            <text:p>0.999999963368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9999963356" calcext:value-type="float">
            <text:p>0.999999963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.768" calcext:value-type="float">
            <text:p>16.768</text:p>
          </table:table-cell>
          <table:table-cell office:value-type="float" office:value="0.999998521926" calcext:value-type="float">
            <text:p>0.999998521926</text:p>
          </table:table-cell>
          <table:table-cell office:value-type="float" office:value="0.43" calcext:value-type="float">
            <text:p>0.43</text:p>
          </table:table-cell>
          <table:table-cell office:value-type="float" office:value="0.999998524242" calcext:value-type="float">
            <text:p>0.999998524242</text:p>
          </table:table-cell>
          <table:table-cell office:value-type="string" calcext:value-type="string">
            <text:p/>
          </table:table-cell>
          <table:table-cell office:value-type="float" office:value="2.16" calcext:value-type="float">
            <text:p>2.16</text:p>
          </table:table-cell>
          <table:table-cell office:value-type="float" office:value="0.99999959861" calcext:value-type="float">
            <text:p>0.99999959861</text:p>
          </table:table-cell>
          <table:table-cell office:value-type="float" office:value="0.446" calcext:value-type="float">
            <text:p>0.446</text:p>
          </table:table-cell>
          <table:table-cell office:value-type="float" office:value="0.999999598754" calcext:value-type="float">
            <text:p>0.999999598754</text:p>
          </table:table-cell>
          <table:table-cell office:value-type="string" calcext:value-type="string">
            <text:p/>
          </table:table-cell>
          <table:table-cell office:value-type="float" office:value="1.592" calcext:value-type="float">
            <text:p>1.592</text:p>
          </table:table-cell>
          <table:table-cell office:value-type="float" office:value="0.9999998774" calcext:value-type="float">
            <text:p>0.9999998774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9999877443" calcext:value-type="float">
            <text:p>0.999999877443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9890103" calcext:value-type="float">
            <text:p>0.999999890103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9890069" calcext:value-type="float">
            <text:p>0.999999890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.536" calcext:value-type="float">
            <text:p>17.536</text:p>
          </table:table-cell>
          <table:table-cell office:value-type="float" office:value="0.999997782889" calcext:value-type="float">
            <text:p>0.999997782889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9997786363" calcext:value-type="float">
            <text:p>0.999997786363</text:p>
          </table:table-cell>
          <table:table-cell office:value-type="string" calcext:value-type="string">
            <text:p/>
          </table:table-cell>
          <table:table-cell office:value-type="float" office:value="2.192" calcext:value-type="float">
            <text:p>2.192</text:p>
          </table:table-cell>
          <table:table-cell office:value-type="float" office:value="0.999999397915" calcext:value-type="float">
            <text:p>0.999999397915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999939813" calcext:value-type="float">
            <text:p>0.99999939813</text:p>
          </table:table-cell>
          <table:table-cell office:value-type="string" calcext:value-type="string">
            <text:p/>
          </table:table-cell>
          <table:table-cell office:value-type="float" office:value="4.576" calcext:value-type="float">
            <text:p>4.576</text:p>
          </table:table-cell>
          <table:table-cell office:value-type="float" office:value="0.9999998161" calcext:value-type="float">
            <text:p>0.9999998161</text:p>
          </table:table-cell>
          <table:table-cell office:value-type="float" office:value="1.656" calcext:value-type="float">
            <text:p>1.656</text:p>
          </table:table-cell>
          <table:table-cell office:value-type="float" office:value="0.999999816164" calcext:value-type="float">
            <text:p>0.999999816164</text:p>
          </table:table-cell>
          <table:table-cell office:value-type="string" calcext:value-type="string">
            <text:p/>
          </table:table-cell>
          <table:table-cell office:value-type="float" office:value="16.768" calcext:value-type="float">
            <text:p>16.768</text:p>
          </table:table-cell>
          <table:table-cell office:value-type="float" office:value="0.999999853471" calcext:value-type="float">
            <text:p>0.999999853471</text:p>
          </table:table-cell>
          <table:table-cell office:value-type="float" office:value="0.644" calcext:value-type="float">
            <text:p>0.644</text:p>
          </table:table-cell>
          <table:table-cell office:value-type="float" office:value="0.999999853425" calcext:value-type="float">
            <text:p>0.999999853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0.999997043852" calcext:value-type="float">
            <text:p>0.999997043852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97048485" calcext:value-type="float">
            <text:p>0.999997048485</text:p>
          </table:table-cell>
          <table:table-cell office:value-type="string" calcext:value-type="string">
            <text:p/>
          </table:table-cell>
          <table:table-cell office:value-type="float" office:value="4.768" calcext:value-type="float">
            <text:p>4.768</text:p>
          </table:table-cell>
          <table:table-cell office:value-type="float" office:value="0.999999197219" calcext:value-type="float">
            <text:p>0.999999197219</text:p>
          </table:table-cell>
          <table:table-cell office:value-type="float" office:value="0.466" calcext:value-type="float">
            <text:p>0.466</text:p>
          </table:table-cell>
          <table:table-cell office:value-type="float" office:value="0.999998996884" calcext:value-type="float">
            <text:p>0.999998996884</text:p>
          </table:table-cell>
          <table:table-cell office:value-type="string" calcext:value-type="string">
            <text:p/>
          </table:table-cell>
          <table:table-cell office:value-type="float" office:value="14.144" calcext:value-type="float">
            <text:p>14.144</text:p>
          </table:table-cell>
          <table:table-cell office:value-type="float" office:value="0.9999997548" calcext:value-type="float">
            <text:p>0.9999997548</text:p>
          </table:table-cell>
          <table:table-cell office:value-type="float" office:value="2.992" calcext:value-type="float">
            <text:p>2.992</text:p>
          </table:table-cell>
          <table:table-cell office:value-type="float" office:value="0.999999754885" calcext:value-type="float">
            <text:p>0.999999754885</text:p>
          </table:table-cell>
          <table:table-cell office:value-type="string" calcext:value-type="string">
            <text:p/>
          </table:table-cell>
          <table:table-cell office:value-type="float" office:value="17.536" calcext:value-type="float">
            <text:p>17.536</text:p>
          </table:table-cell>
          <table:table-cell office:value-type="float" office:value="0.999999816838" calcext:value-type="float">
            <text:p>0.999999816838</text:p>
          </table:table-cell>
          <table:table-cell office:value-type="float" office:value="0.756" calcext:value-type="float">
            <text:p>0.756</text:p>
          </table:table-cell>
          <table:table-cell office:value-type="float" office:value="0.999999816782" calcext:value-type="float">
            <text:p>0.999999816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608" calcext:value-type="float">
            <text:p>20.608</text:p>
          </table:table-cell>
          <table:table-cell office:value-type="float" office:value="0.999996304814" calcext:value-type="float">
            <text:p>0.999996304814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6310606" calcext:value-type="float">
            <text:p>0.999996310606</text:p>
          </table:table-cell>
          <table:table-cell office:value-type="string" calcext:value-type="string">
            <text:p/>
          </table:table-cell>
          <table:table-cell office:value-type="float" office:value="5.664" calcext:value-type="float">
            <text:p>5.664</text:p>
          </table:table-cell>
          <table:table-cell office:value-type="float" office:value="0.999998996524" calcext:value-type="float">
            <text:p>0.999998996524</text:p>
          </table:table-cell>
          <table:table-cell office:value-type="float" office:value="0.47" calcext:value-type="float">
            <text:p>0.47</text:p>
          </table:table-cell>
          <table:table-cell office:value-type="float" office:value="0.999998796261" calcext:value-type="float">
            <text:p>0.999998796261</text:p>
          </table:table-cell>
          <table:table-cell office:value-type="string" calcext:value-type="string">
            <text:p/>
          </table:table-cell>
          <table:table-cell office:value-type="float" office:value="14.912" calcext:value-type="float">
            <text:p>14.912</text:p>
          </table:table-cell>
          <table:table-cell office:value-type="float" office:value="0.9999996935" calcext:value-type="float">
            <text:p>0.9999996935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9693606" calcext:value-type="float">
            <text:p>0.999999693606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9780206" calcext:value-type="float">
            <text:p>0.999999780206</text:p>
          </table:table-cell>
          <table:table-cell office:value-type="float" office:value="0.772" calcext:value-type="float">
            <text:p>0.772</text:p>
          </table:table-cell>
          <table:table-cell office:value-type="float" office:value="0.999999780138" calcext:value-type="float">
            <text:p>0.999999780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864" calcext:value-type="float">
            <text:p>20.864</text:p>
          </table:table-cell>
          <table:table-cell office:value-type="float" office:value="0.999995565777" calcext:value-type="float">
            <text:p>0.999995565777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5572727" calcext:value-type="float">
            <text:p>0.999995572727</text:p>
          </table:table-cell>
          <table:table-cell office:value-type="string" calcext:value-type="string">
            <text:p/>
          </table:table-cell>
          <table:table-cell office:value-type="float" office:value="5.984" calcext:value-type="float">
            <text:p>5.984</text:p>
          </table:table-cell>
          <table:table-cell office:value-type="float" office:value="0.999998795829" calcext:value-type="float">
            <text:p>0.999998795829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8595638" calcext:value-type="float">
            <text:p>0.999998595638</text:p>
          </table:table-cell>
          <table:table-cell office:value-type="string" calcext:value-type="string">
            <text:p/>
          </table:table-cell>
          <table:table-cell office:value-type="float" office:value="18.048" calcext:value-type="float">
            <text:p>18.048</text:p>
          </table:table-cell>
          <table:table-cell office:value-type="float" office:value="0.9999996322" calcext:value-type="float">
            <text:p>0.9999996322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9632328" calcext:value-type="float">
            <text:p>0.999999632328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743573" calcext:value-type="float">
            <text:p>0.999999743573</text:p>
          </table:table-cell>
          <table:table-cell office:value-type="float" office:value="0.9" calcext:value-type="float">
            <text:p>0.9</text:p>
          </table:table-cell>
          <table:table-cell office:value-type="float" office:value="0.999999743494" calcext:value-type="float">
            <text:p>0.999999743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.99999482674" calcext:value-type="float">
            <text:p>0.99999482674</text:p>
          </table:table-cell>
          <table:table-cell office:value-type="float" office:value="5.344" calcext:value-type="float">
            <text:p>5.344</text:p>
          </table:table-cell>
          <table:table-cell office:value-type="float" office:value="0.999994834848" calcext:value-type="float">
            <text:p>0.999994834848</text:p>
          </table:table-cell>
          <table:table-cell office:value-type="string" calcext:value-type="string">
            <text:p/>
          </table:table-cell>
          <table:table-cell office:value-type="float" office:value="9.28" calcext:value-type="float">
            <text:p>9.28</text:p>
          </table:table-cell>
          <table:table-cell office:value-type="float" office:value="0.999998595134" calcext:value-type="float">
            <text:p>0.99999859513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8395015" calcext:value-type="float">
            <text:p>0.999998395015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5709" calcext:value-type="float">
            <text:p>0.9999995709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9571049" calcext:value-type="float">
            <text:p>0.999999571049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706941" calcext:value-type="float">
            <text:p>0.999999706941</text:p>
          </table:table-cell>
          <table:table-cell office:value-type="float" office:value="1.544" calcext:value-type="float">
            <text:p>1.544</text:p>
          </table:table-cell>
          <table:table-cell office:value-type="float" office:value="0.999999706851" calcext:value-type="float">
            <text:p>0.999999706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0.999994087703" calcext:value-type="float">
            <text:p>0.999994087703</text:p>
          </table:table-cell>
          <table:table-cell office:value-type="float" office:value="5.408" calcext:value-type="float">
            <text:p>5.408</text:p>
          </table:table-cell>
          <table:table-cell office:value-type="float" office:value="0.999994096969" calcext:value-type="float">
            <text:p>0.999994096969</text:p>
          </table:table-cell>
          <table:table-cell office:value-type="string" calcext:value-type="string">
            <text:p/>
          </table:table-cell>
          <table:table-cell office:value-type="float" office:value="10.432" calcext:value-type="float">
            <text:p>10.432</text:p>
          </table:table-cell>
          <table:table-cell office:value-type="float" office:value="0.999998394439" calcext:value-type="float">
            <text:p>0.999998394439</text:p>
          </table:table-cell>
          <table:table-cell office:value-type="float" office:value="0.772" calcext:value-type="float">
            <text:p>0.772</text:p>
          </table:table-cell>
          <table:table-cell office:value-type="float" office:value="0.999998194391" calcext:value-type="float">
            <text:p>0.999998194391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509601" calcext:value-type="float">
            <text:p>0.999999509601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950977" calcext:value-type="float">
            <text:p>0.99999950977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670309" calcext:value-type="float">
            <text:p>0.999999670309</text:p>
          </table:table-cell>
          <table:table-cell office:value-type="float" office:value="2.928" calcext:value-type="float">
            <text:p>2.928</text:p>
          </table:table-cell>
          <table:table-cell office:value-type="float" office:value="0.999999670207" calcext:value-type="float">
            <text:p>0.99999967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632" calcext:value-type="float">
            <text:p>21.632</text:p>
          </table:table-cell>
          <table:table-cell office:value-type="float" office:value="0.999993348666" calcext:value-type="float">
            <text:p>0.999993348666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9335909" calcext:value-type="float">
            <text:p>0.99999335909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8193744" calcext:value-type="float">
            <text:p>0.999998193744</text:p>
          </table:table-cell>
          <table:table-cell office:value-type="float" office:value="3.76" calcext:value-type="float">
            <text:p>3.76</text:p>
          </table:table-cell>
          <table:table-cell office:value-type="float" office:value="0.999997993768" calcext:value-type="float">
            <text:p>0.999997993768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448301" calcext:value-type="float">
            <text:p>0.999999448301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9448491" calcext:value-type="float">
            <text:p>0.99999944849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597044" calcext:value-type="float">
            <text:p>0.999999597044</text:p>
          </table:table-cell>
          <table:table-cell office:value-type="float" office:value="3.088" calcext:value-type="float">
            <text:p>3.088</text:p>
          </table:table-cell>
          <table:table-cell office:value-type="float" office:value="0.999999633563" calcext:value-type="float">
            <text:p>0.999999633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1131555" calcext:value-type="float">
            <text:p>0.999991131555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2621211" calcext:value-type="float">
            <text:p>0.999992621211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7792354" calcext:value-type="float">
            <text:p>0.999997792354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7793145" calcext:value-type="float">
            <text:p>0.999997793145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387001" calcext:value-type="float">
            <text:p>0.999999387001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9325934" calcext:value-type="float">
            <text:p>0.999999325934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9560412" calcext:value-type="float">
            <text:p>0.999999560412</text:p>
          </table:table-cell>
          <table:table-cell office:value-type="float" office:value="3.312" calcext:value-type="float">
            <text:p>3.312</text:p>
          </table:table-cell>
          <table:table-cell office:value-type="float" office:value="0.99999959692" calcext:value-type="float">
            <text:p>0.99999959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144" calcext:value-type="float">
            <text:p>22.144</text:p>
          </table:table-cell>
          <table:table-cell office:value-type="float" office:value="0.999990392517" calcext:value-type="float">
            <text:p>0.999990392517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1883332" calcext:value-type="float">
            <text:p>0.999991883332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7591658" calcext:value-type="float">
            <text:p>0.999997591658</text:p>
          </table:table-cell>
          <table:table-cell office:value-type="float" office:value="5.024" calcext:value-type="float">
            <text:p>5.024</text:p>
          </table:table-cell>
          <table:table-cell office:value-type="float" office:value="0.999997592522" calcext:value-type="float">
            <text:p>0.999997592522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264401" calcext:value-type="float">
            <text:p>0.999999264401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9264655" calcext:value-type="float">
            <text:p>0.999999264655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9523779" calcext:value-type="float">
            <text:p>0.999999523779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9560276" calcext:value-type="float">
            <text:p>0.999999560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8965348" calcext:value-type="float">
            <text:p>0.99998965348</text:p>
          </table:table-cell>
          <table:table-cell office:value-type="float" office:value="6.432" calcext:value-type="float">
            <text:p>6.432</text:p>
          </table:table-cell>
          <table:table-cell office:value-type="float" office:value="0.999991145454" calcext:value-type="float">
            <text:p>0.999991145454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7390963" calcext:value-type="float">
            <text:p>0.999997390963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7391899" calcext:value-type="float">
            <text:p>0.999997391899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141801" calcext:value-type="float">
            <text:p>0.999999141801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9142098" calcext:value-type="float">
            <text:p>0.99999914209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9487147" calcext:value-type="float">
            <text:p>0.999999487147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9523632" calcext:value-type="float">
            <text:p>0.999999523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88175406" calcext:value-type="float">
            <text:p>0.999988175406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0407575" calcext:value-type="float">
            <text:p>0.999990407575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7190268" calcext:value-type="float">
            <text:p>0.999997190268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7191276" calcext:value-type="float">
            <text:p>0.99999719127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896601" calcext:value-type="float">
            <text:p>0.999998896601</text:p>
          </table:table-cell>
          <table:table-cell office:value-type="float" office:value="7.968" calcext:value-type="float">
            <text:p>7.968</text:p>
          </table:table-cell>
          <table:table-cell office:value-type="float" office:value="0.999999080819" calcext:value-type="float">
            <text:p>0.999999080819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9450515" calcext:value-type="float">
            <text:p>0.999999450515</text:p>
          </table:table-cell>
          <table:table-cell office:value-type="float" office:value="6.432" calcext:value-type="float">
            <text:p>6.432</text:p>
          </table:table-cell>
          <table:table-cell office:value-type="float" office:value="0.999999486989" calcext:value-type="float">
            <text:p>0.999999486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87436369" calcext:value-type="float">
            <text:p>0.999987436369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89669696" calcext:value-type="float">
            <text:p>0.999989669696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6588183" calcext:value-type="float">
            <text:p>0.999996588183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96990652" calcext:value-type="float">
            <text:p>0.99999699065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835301" calcext:value-type="float">
            <text:p>0.999998835301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901954" calcext:value-type="float">
            <text:p>0.99999901954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9413882" calcext:value-type="float">
            <text:p>0.999999413882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9450345" calcext:value-type="float">
            <text:p>0.999999450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2263109" calcext:value-type="float">
            <text:p>0.999982263109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88931817" calcext:value-type="float">
            <text:p>0.999988931817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6186793" calcext:value-type="float">
            <text:p>0.999996186793</text:p>
          </table:table-cell>
          <table:table-cell office:value-type="float" office:value="5.984" calcext:value-type="float">
            <text:p>5.984</text:p>
          </table:table-cell>
          <table:table-cell office:value-type="float" office:value="0.999996790029" calcext:value-type="float">
            <text:p>0.999996790029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528802" calcext:value-type="float">
            <text:p>0.999998528802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8896983" calcext:value-type="float">
            <text:p>0.999998896983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937725" calcext:value-type="float">
            <text:p>0.99999937725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9413701" calcext:value-type="float">
            <text:p>0.999999413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78567923" calcext:value-type="float">
            <text:p>0.999978567923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5980302" calcext:value-type="float">
            <text:p>0.999985980302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5183317" calcext:value-type="float">
            <text:p>0.999995183317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6388783" calcext:value-type="float">
            <text:p>0.999996388783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467502" calcext:value-type="float">
            <text:p>0.999998467502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8835704" calcext:value-type="float">
            <text:p>0.999998835704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9340618" calcext:value-type="float">
            <text:p>0.999999340618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9377057" calcext:value-type="float">
            <text:p>0.999999377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77828886" calcext:value-type="float">
            <text:p>0.999977828886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84504544" calcext:value-type="float">
            <text:p>0.999984504544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4179841" calcext:value-type="float">
            <text:p>0.999994179841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9618816" calcext:value-type="float">
            <text:p>0.99999618816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222302" calcext:value-type="float">
            <text:p>0.999998222302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8774426" calcext:value-type="float">
            <text:p>0.999998774426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9303985" calcext:value-type="float">
            <text:p>0.99999930398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9340414" calcext:value-type="float">
            <text:p>0.999999340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5611775" calcext:value-type="float">
            <text:p>0.999975611775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83766665" calcext:value-type="float">
            <text:p>0.999983766665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3176366" calcext:value-type="float">
            <text:p>0.999993176366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5786913" calcext:value-type="float">
            <text:p>0.999995786913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038402" calcext:value-type="float">
            <text:p>0.99999803840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8713147" calcext:value-type="float">
            <text:p>0.999998713147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9923072" calcext:value-type="float">
            <text:p>0.9999992307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9230483" calcext:value-type="float">
            <text:p>0.999999230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69699478" calcext:value-type="float">
            <text:p>0.999969699478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3028786" calcext:value-type="float">
            <text:p>0.999983028786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217289" calcext:value-type="float">
            <text:p>0.99999217289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558629" calcext:value-type="float">
            <text:p>0.99999558629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7854502" calcext:value-type="float">
            <text:p>0.999997854502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8651868" calcext:value-type="float">
            <text:p>0.999998651868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9194088" calcext:value-type="float">
            <text:p>0.99999919408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9193839" calcext:value-type="float">
            <text:p>0.999999193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66004292" calcext:value-type="float">
            <text:p>0.999966004292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1553028" calcext:value-type="float">
            <text:p>0.999981553028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0567329" calcext:value-type="float">
            <text:p>0.999990567329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5385667" calcext:value-type="float">
            <text:p>0.999995385667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7731902" calcext:value-type="float">
            <text:p>0.999997731902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8590589" calcext:value-type="float">
            <text:p>0.999998590589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9157456" calcext:value-type="float">
            <text:p>0.999999157456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9157195" calcext:value-type="float">
            <text:p>0.999999157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0831032" calcext:value-type="float">
            <text:p>0.999960831032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0077271" calcext:value-type="float">
            <text:p>0.99998007727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89363158" calcext:value-type="float">
            <text:p>0.999989363158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4984421" calcext:value-type="float">
            <text:p>0.999994984421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7302803" calcext:value-type="float">
            <text:p>0.999997302803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8468032" calcext:value-type="float">
            <text:p>0.999998468032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9120823" calcext:value-type="float">
            <text:p>0.999999120823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9120552" calcext:value-type="float">
            <text:p>0.99999912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7874884" calcext:value-type="float">
            <text:p>0.999957874884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9339392" calcext:value-type="float">
            <text:p>0.99997933939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88560378" calcext:value-type="float">
            <text:p>0.999988560378</text:p>
          </table:table-cell>
          <table:table-cell office:value-type="float" office:value="7.2" calcext:value-type="float">
            <text:p>7.2</text:p>
          </table:table-cell>
          <table:table-cell office:value-type="float" office:value="0.999994783797" calcext:value-type="float">
            <text:p>0.999994783797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6567204" calcext:value-type="float">
            <text:p>0.999996567204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8345474" calcext:value-type="float">
            <text:p>0.999998345474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9047559" calcext:value-type="float">
            <text:p>0.999999047559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9083908" calcext:value-type="float">
            <text:p>0.999999083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1962587" calcext:value-type="float">
            <text:p>0.999951962587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6387876" calcext:value-type="float">
            <text:p>0.999976387876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6553426" calcext:value-type="float">
            <text:p>0.999986553426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4583174" calcext:value-type="float">
            <text:p>0.999994583174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5341205" calcext:value-type="float">
            <text:p>0.999995341205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284196" calcext:value-type="float">
            <text:p>0.999998284196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9010926" calcext:value-type="float">
            <text:p>0.99999901092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9010621" calcext:value-type="float">
            <text:p>0.999999010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48267401" calcext:value-type="float">
            <text:p>0.999948267401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5649997" calcext:value-type="float">
            <text:p>0.999975649997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4546475" calcext:value-type="float">
            <text:p>0.999984546475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4382551" calcext:value-type="float">
            <text:p>0.999994382551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4544306" calcext:value-type="float">
            <text:p>0.99999454430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161638" calcext:value-type="float">
            <text:p>0.999998161638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8974294" calcext:value-type="float">
            <text:p>0.999998974294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8973977" calcext:value-type="float">
            <text:p>0.999998973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44572216" calcext:value-type="float">
            <text:p>0.99994457221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4912119" calcext:value-type="float">
            <text:p>0.999974912119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1536048" calcext:value-type="float">
            <text:p>0.999981536048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4181928" calcext:value-type="float">
            <text:p>0.999994181928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3440907" calcext:value-type="float">
            <text:p>0.999993440907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7977802" calcext:value-type="float">
            <text:p>0.99999797780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98901029" calcext:value-type="float">
            <text:p>0.99999890102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98937333" calcext:value-type="float">
            <text:p>0.999998937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36442807" calcext:value-type="float">
            <text:p>0.99993644280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3436361" calcext:value-type="float">
            <text:p>0.999973436361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78324926" calcext:value-type="float">
            <text:p>0.999978324926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3780682" calcext:value-type="float">
            <text:p>0.99999378068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1540609" calcext:value-type="float">
            <text:p>0.999991540609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7732687" calcext:value-type="float">
            <text:p>0.99999773268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8864397" calcext:value-type="float">
            <text:p>0.99999886439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890069" calcext:value-type="float">
            <text:p>0.99999890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25357251" calcext:value-type="float">
            <text:p>0.999925357251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9746967" calcext:value-type="float">
            <text:p>0.999969746967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76317975" calcext:value-type="float">
            <text:p>0.999976317975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3580058" calcext:value-type="float">
            <text:p>0.999993580058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87740013" calcext:value-type="float">
            <text:p>0.99998774001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7548851" calcext:value-type="float">
            <text:p>0.999997548851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98791132" calcext:value-type="float">
            <text:p>0.99999879113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8864046" calcext:value-type="float">
            <text:p>0.999998864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15010731" calcext:value-type="float">
            <text:p>0.99991501073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6795451" calcext:value-type="float">
            <text:p>0.999966795451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72103377" calcext:value-type="float">
            <text:p>0.999972103377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3379435" calcext:value-type="float">
            <text:p>0.999993379435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83449018" calcext:value-type="float">
            <text:p>0.99998344901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365015" calcext:value-type="float">
            <text:p>0.999997365015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87545" calcext:value-type="float">
            <text:p>0.9999987545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98827402" calcext:value-type="float">
            <text:p>0.999998827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00229988" calcext:value-type="float">
            <text:p>0.999900229988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5319693" calcext:value-type="float">
            <text:p>0.99996531969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68490865" calcext:value-type="float">
            <text:p>0.999968490865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2978189" calcext:value-type="float">
            <text:p>0.999992978189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78851522" calcext:value-type="float">
            <text:p>0.99997885152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1199" calcext:value-type="float">
            <text:p>0.999997119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8681235" calcext:value-type="float">
            <text:p>0.99999868123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98790759" calcext:value-type="float">
            <text:p>0.999998790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8692732" calcext:value-type="float">
            <text:p>0.99988692732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1630299" calcext:value-type="float">
            <text:p>0.999961630299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64476962" calcext:value-type="float">
            <text:p>0.999964476962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2777566" calcext:value-type="float">
            <text:p>0.999992777566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72231129" calcext:value-type="float">
            <text:p>0.999972231129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6874785" calcext:value-type="float">
            <text:p>0.999996874785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8351544" calcext:value-type="float">
            <text:p>0.999998351544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8717471" calcext:value-type="float">
            <text:p>0.999998717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65495244" calcext:value-type="float">
            <text:p>0.99986549524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5727268" calcext:value-type="float">
            <text:p>0.99995572726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59660279" calcext:value-type="float">
            <text:p>0.999959660279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2175696" calcext:value-type="float">
            <text:p>0.999992175696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65672036" calcext:value-type="float">
            <text:p>0.999965672036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6507113" calcext:value-type="float">
            <text:p>0.999996507113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7655529" calcext:value-type="float">
            <text:p>0.99999765552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98680828" calcext:value-type="float">
            <text:p>0.999998680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35194722" calcext:value-type="float">
            <text:p>0.99983519472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49086358" calcext:value-type="float">
            <text:p>0.999949086358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49224133" calcext:value-type="float">
            <text:p>0.999949224133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1975073" calcext:value-type="float">
            <text:p>0.999991975073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58499944" calcext:value-type="float">
            <text:p>0.999958499944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016883" calcext:value-type="float">
            <text:p>0.999996016883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7106044" calcext:value-type="float">
            <text:p>0.99999710604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98534253" calcext:value-type="float">
            <text:p>0.999998534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7790279" calcext:value-type="float">
            <text:p>0.9997790279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43921206" calcext:value-type="float">
            <text:p>0.99994392120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36379645" calcext:value-type="float">
            <text:p>0.999936379645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1373203" calcext:value-type="float">
            <text:p>0.999991373203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49488854" calcext:value-type="float">
            <text:p>0.99994948885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5526653" calcext:value-type="float">
            <text:p>0.999995526653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597044" calcext:value-type="float">
            <text:p>0.99999597044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387678" calcext:value-type="float">
            <text:p>0.999998387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682953074" calcext:value-type="float">
            <text:p>0.999682953074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38756054" calcext:value-type="float">
            <text:p>0.999938756054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20324034" calcext:value-type="float">
            <text:p>0.999920324034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117258" calcext:value-type="float">
            <text:p>0.99999117258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40600363" calcext:value-type="float">
            <text:p>0.99994060036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5036423" calcext:value-type="float">
            <text:p>0.99999503642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395566" calcext:value-type="float">
            <text:p>0.9999939556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314391" calcext:value-type="float">
            <text:p>0.999998314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538840835" calcext:value-type="float">
            <text:p>0.99953884083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2853023" calcext:value-type="float">
            <text:p>0.99993285302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01057302" calcext:value-type="float">
            <text:p>0.999901057302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0771334" calcext:value-type="float">
            <text:p>0.999990771334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32018372" calcext:value-type="float">
            <text:p>0.99993201837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4423636" calcext:value-type="float">
            <text:p>0.999994423636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1134969" calcext:value-type="float">
            <text:p>0.99999113496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791131" calcext:value-type="float">
            <text:p>0.99999791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318607772" calcext:value-type="float">
            <text:p>0.99931860777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9901508" calcext:value-type="float">
            <text:p>0.999929901508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870752338" calcext:value-type="float">
            <text:p>0.999870752338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0370088" calcext:value-type="float">
            <text:p>0.999990370088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23988081" calcext:value-type="float">
            <text:p>0.999923988081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3381898" calcext:value-type="float">
            <text:p>0.99999338189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6079703" calcext:value-type="float">
            <text:p>0.99998607970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7581517" calcext:value-type="float">
            <text:p>0.999997581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974216473" calcext:value-type="float">
            <text:p>0.99897421647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22522719" calcext:value-type="float">
            <text:p>0.999922522719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21983422" calcext:value-type="float">
            <text:p>0.99982198342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9768218" calcext:value-type="float">
            <text:p>0.999989768218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14118791" calcext:value-type="float">
            <text:p>0.999914118791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2585275" calcext:value-type="float">
            <text:p>0.999992585275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77178039" calcext:value-type="float">
            <text:p>0.99997717803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7434943" calcext:value-type="float">
            <text:p>0.999997434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8380030626" calcext:value-type="float">
            <text:p>0.998380030626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14406052" calcext:value-type="float">
            <text:p>0.99991440605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762176274" calcext:value-type="float">
            <text:p>0.999762176274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8965725" calcext:value-type="float">
            <text:p>0.999988965725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06946699" calcext:value-type="float">
            <text:p>0.999906946699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1972487" calcext:value-type="float">
            <text:p>0.99999197248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2708257" calcext:value-type="float">
            <text:p>0.99996270825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7251724" calcext:value-type="float">
            <text:p>0.999997251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7586304755" calcext:value-type="float">
            <text:p>0.997586304755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259999" calcext:value-type="float">
            <text:p>0.99990259999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689725333" calcext:value-type="float">
            <text:p>0.999689725333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8363856" calcext:value-type="float">
            <text:p>0.99998836385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898426008" calcext:value-type="float">
            <text:p>0.999898426008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0992028" calcext:value-type="float">
            <text:p>0.999990992028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38457634" calcext:value-type="float">
            <text:p>0.99993845763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031862" calcext:value-type="float">
            <text:p>0.999997031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6738629175" calcext:value-type="float">
            <text:p>0.99673862917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90793928" calcext:value-type="float">
            <text:p>0.999890793928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588574988" calcext:value-type="float">
            <text:p>0.999588574988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7561363" calcext:value-type="float">
            <text:p>0.999987561363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889537517" calcext:value-type="float">
            <text:p>0.999889537517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89827732" calcext:value-type="float">
            <text:p>0.99998982773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00140185" calcext:value-type="float">
            <text:p>0.99990014018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6848644" calcext:value-type="float">
            <text:p>0.999996848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5963379232" calcext:value-type="float">
            <text:p>0.995963379232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75298472" calcext:value-type="float">
            <text:p>0.999875298472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472974595" calcext:value-type="float">
            <text:p>0.999472974595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6357624" calcext:value-type="float">
            <text:p>0.999986357624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881936325" calcext:value-type="float">
            <text:p>0.999881936325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88724715" calcext:value-type="float">
            <text:p>0.99998872471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3288317" calcext:value-type="float">
            <text:p>0.9998328831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640892" calcext:value-type="float">
            <text:p>0.99999640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5366237237" calcext:value-type="float">
            <text:p>0.99536623723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53162106" calcext:value-type="float">
            <text:p>0.999853162106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344529713" calcext:value-type="float">
            <text:p>0.999344529713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4752639" calcext:value-type="float">
            <text:p>0.999984752639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873538234" calcext:value-type="float">
            <text:p>0.99987353823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7499141" calcext:value-type="float">
            <text:p>0.999987499141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0283829" calcext:value-type="float">
            <text:p>0.9997028382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571269" calcext:value-type="float">
            <text:p>0.99999571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4896948664" calcext:value-type="float">
            <text:p>0.99489694866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27336346" calcext:value-type="float">
            <text:p>0.999827336346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183371526" calcext:value-type="float">
            <text:p>0.999183371526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35489" calcext:value-type="float">
            <text:p>0.9999835489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865569243" calcext:value-type="float">
            <text:p>0.999865569243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608973" calcext:value-type="float">
            <text:p>0.9999860897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397800622" calcext:value-type="float">
            <text:p>0.99939780062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4943173" calcext:value-type="float">
            <text:p>0.999994943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4593943443" calcext:value-type="float">
            <text:p>0.994593943443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86015129" calcext:value-type="float">
            <text:p>0.999786015129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8999735484" calcext:value-type="float">
            <text:p>0.998999735484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2746407" calcext:value-type="float">
            <text:p>0.99998274640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857968051" calcext:value-type="float">
            <text:p>0.99985796805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4557762" calcext:value-type="float">
            <text:p>0.99998455776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48796268" calcext:value-type="float">
            <text:p>0.9984879626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3953793" calcext:value-type="float">
            <text:p>0.999993953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4333802376" calcext:value-type="float">
            <text:p>0.99433380237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45431792" calcext:value-type="float">
            <text:p>0.999745431792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8807870942" calcext:value-type="float">
            <text:p>0.99880787094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1943914" calcext:value-type="float">
            <text:p>0.999981943914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851654157" calcext:value-type="float">
            <text:p>0.999851654157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3025794" calcext:value-type="float">
            <text:p>0.999983025794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711596062" calcext:value-type="float">
            <text:p>0.99571159606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2744552" calcext:value-type="float">
            <text:p>0.999992744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4169736134" calcext:value-type="float">
            <text:p>0.994169736134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79760573" calcext:value-type="float">
            <text:p>0.999679760573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590718814" calcext:value-type="float">
            <text:p>0.99859071881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0740175" calcext:value-type="float">
            <text:p>0.999980740175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845033764" calcext:value-type="float">
            <text:p>0.99984503376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80942317" calcext:value-type="float">
            <text:p>0.99998094231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8358931783" calcext:value-type="float">
            <text:p>0.98835893178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0949012" calcext:value-type="float">
            <text:p>0.999990949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4045577897" calcext:value-type="float">
            <text:p>0.994045577897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00069656" calcext:value-type="float">
            <text:p>0.99960006965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385006308" calcext:value-type="float">
            <text:p>0.998385006308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9335813" calcext:value-type="float">
            <text:p>0.999979335813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83982327" calcext:value-type="float">
            <text:p>0.9998398232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79287792" calcext:value-type="float">
            <text:p>0.99997928779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247667874" calcext:value-type="float">
            <text:p>0.9724766787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88860322" calcext:value-type="float">
            <text:p>0.999988860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938417515" calcext:value-type="float">
            <text:p>0.993938417515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01193888" calcext:value-type="float">
            <text:p>0.999501193888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197155668" calcext:value-type="float">
            <text:p>0.998197155668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78132074" calcext:value-type="float">
            <text:p>0.999978132074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835409675" calcext:value-type="float">
            <text:p>0.99983540967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7744943" calcext:value-type="float">
            <text:p>0.9999774494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4571977973" calcext:value-type="float">
            <text:p>0.94457197797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6551771" calcext:value-type="float">
            <text:p>0.999986551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865252839" calcext:value-type="float">
            <text:p>0.993865252839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370589329" calcext:value-type="float">
            <text:p>0.999370589329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028571761" calcext:value-type="float">
            <text:p>0.998028571761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5925219" calcext:value-type="float">
            <text:p>0.99997592521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831118679" calcext:value-type="float">
            <text:p>0.99983111867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75365953" calcext:value-type="float">
            <text:p>0.99997536595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3319543936" calcext:value-type="float">
            <text:p>0.90331954393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3546989" calcext:value-type="float">
            <text:p>0.999983546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817954463" calcext:value-type="float">
            <text:p>0.99381795446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225227193" calcext:value-type="float">
            <text:p>0.999225227193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7901130355" calcext:value-type="float">
            <text:p>0.99790113035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4320234" calcext:value-type="float">
            <text:p>0.999974320234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822230188" calcext:value-type="float">
            <text:p>0.99982223018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73405034" calcext:value-type="float">
            <text:p>0.999973405034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0254162645" calcext:value-type="float">
            <text:p>0.85025416264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9259679" calcext:value-type="float">
            <text:p>0.999979259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767699939" calcext:value-type="float">
            <text:p>0.99376769993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041495356" calcext:value-type="float">
            <text:p>0.999041495356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778312162" calcext:value-type="float">
            <text:p>0.9977831216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1912755" calcext:value-type="float">
            <text:p>0.99997191275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15609796" calcext:value-type="float">
            <text:p>0.999815609796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71627951" calcext:value-type="float">
            <text:p>0.999971627951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88721467604" calcext:value-type="float">
            <text:p>0.788721467604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3469978" calcext:value-type="float">
            <text:p>0.999973469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73666038" calcext:value-type="float">
            <text:p>0.99373666038</text:p>
          </table:table-cell>
          <table:table-cell office:value-type="float" office:value="14.4" calcext:value-type="float">
            <text:p>14.4</text:p>
          </table:table-cell>
          <table:table-cell office:value-type="float" office:value="0.99881127715" calcext:value-type="float">
            <text:p>0.99881127715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7687791434" calcext:value-type="float">
            <text:p>0.99768779143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8100915" calcext:value-type="float">
            <text:p>0.999968100915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09050702" calcext:value-type="float">
            <text:p>0.999809050702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68931688" calcext:value-type="float">
            <text:p>0.999968931688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22327768194" calcext:value-type="float">
            <text:p>0.72232776819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66287817" calcext:value-type="float">
            <text:p>0.999966287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678276447" calcext:value-type="float">
            <text:p>0.99367827644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578107429" calcext:value-type="float">
            <text:p>0.998578107429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7601291834" calcext:value-type="float">
            <text:p>0.997601291834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5693437" calcext:value-type="float">
            <text:p>0.99996569343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802491609" calcext:value-type="float">
            <text:p>0.999802491609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6739972" calcext:value-type="float">
            <text:p>0.99996739972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5511405339" calcext:value-type="float">
            <text:p>0.6551140533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58152921" calcext:value-type="float">
            <text:p>0.999958152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642802665" calcext:value-type="float">
            <text:p>0.99364280266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33091801" calcext:value-type="float">
            <text:p>0.99833091801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7536668003" calcext:value-type="float">
            <text:p>0.99753666800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148035" calcext:value-type="float">
            <text:p>0.99996148035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796729416" calcext:value-type="float">
            <text:p>0.999796729416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65745194" calcext:value-type="float">
            <text:p>0.999965745194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90291406034" calcext:value-type="float">
            <text:p>0.59029140603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48662209" calcext:value-type="float">
            <text:p>0.999948662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361841444" calcext:value-type="float">
            <text:p>0.9936184144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8055689194" calcext:value-type="float">
            <text:p>0.99805568919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7482078929" calcext:value-type="float">
            <text:p>0.99748207892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57267264" calcext:value-type="float">
            <text:p>0.99995726726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789741223" calcext:value-type="float">
            <text:p>0.99978974122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63600439" calcext:value-type="float">
            <text:p>0.999963600439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011242325" calcext:value-type="float">
            <text:p>0.53011242325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35800278" calcext:value-type="float">
            <text:p>0.999935800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3603633698" calcext:value-type="float">
            <text:p>0.993603633698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771605831" calcext:value-type="float">
            <text:p>0.997771605831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428292634" calcext:value-type="float">
            <text:p>0.99742829263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385667" calcext:value-type="float">
            <text:p>0.99995385667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784469429" calcext:value-type="float">
            <text:p>0.99978446942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6114929" calcext:value-type="float">
            <text:p>0.9999611492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75965471509" calcext:value-type="float">
            <text:p>0.475965471509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19017475" calcext:value-type="float">
            <text:p>0.999919017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3591070067" calcext:value-type="float">
            <text:p>0.993591070067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503017925" calcext:value-type="float">
            <text:p>0.99750301792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38193206" calcext:value-type="float">
            <text:p>0.99738193206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4944296" calcext:value-type="float">
            <text:p>0.9999494429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777910335" calcext:value-type="float">
            <text:p>0.999777910335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59617322" calcext:value-type="float">
            <text:p>0.999959617322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28117967045" calcext:value-type="float">
            <text:p>0.42811796704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97397705" calcext:value-type="float">
            <text:p>0.999897397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3582201621" calcext:value-type="float">
            <text:p>0.993582201621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238857291" calcext:value-type="float">
            <text:p>0.997238857291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30366096" calcext:value-type="float">
            <text:p>0.9973036609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42421149" calcext:value-type="float">
            <text:p>0.99994242114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769328345" calcext:value-type="float">
            <text:p>0.99976932834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57104894" calcext:value-type="float">
            <text:p>0.999957104894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868294135" calcext:value-type="float">
            <text:p>0.386829413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68595775" calcext:value-type="float">
            <text:p>0.999868595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3577028361" calcext:value-type="float">
            <text:p>0.993577028361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7034464846" calcext:value-type="float">
            <text:p>0.99703446484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249272581" calcext:value-type="float">
            <text:p>0.99724927258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32791236" calcext:value-type="float">
            <text:p>0.999932791236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75492286" calcext:value-type="float">
            <text:p>0.9997549228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55327811" calcext:value-type="float">
            <text:p>0.99995532781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51671835004" calcext:value-type="float">
            <text:p>0.35167183500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30193202" calcext:value-type="float">
            <text:p>0.999830193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3573333176" calcext:value-type="float">
            <text:p>0.99357333317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85663604" calcext:value-type="float">
            <text:p>0.99685663604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212545372" calcext:value-type="float">
            <text:p>0.99721254537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25769425" calcext:value-type="float">
            <text:p>0.999925769425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728563888" calcext:value-type="float">
            <text:p>0.999728563888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53489449" calcext:value-type="float">
            <text:p>0.999953489449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22099482648" calcext:value-type="float">
            <text:p>0.32209948264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7764617" calcext:value-type="float">
            <text:p>0.99977764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3568898953" calcext:value-type="float">
            <text:p>0.99356889895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696516326" calcext:value-type="float">
            <text:p>0.996696516326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182641798" calcext:value-type="float">
            <text:p>0.99718264179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16340136" calcext:value-type="float">
            <text:p>0.999916340136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646360675" calcext:value-type="float">
            <text:p>0.999646360675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51712366" calcext:value-type="float">
            <text:p>0.99995171236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97406011253" calcext:value-type="float">
            <text:p>0.297406011253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11211184" calcext:value-type="float">
            <text:p>0.999711211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3565203767" calcext:value-type="float">
            <text:p>0.99356520376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571076919" calcext:value-type="float">
            <text:p>0.99657107691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158558383" calcext:value-type="float">
            <text:p>0.99715855838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03099006" calcext:value-type="float">
            <text:p>0.999903099006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361622477" calcext:value-type="float">
            <text:p>0.999361622477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49506332" calcext:value-type="float">
            <text:p>0.999949506332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76854634147" calcext:value-type="float">
            <text:p>0.27685463414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17366728" calcext:value-type="float">
            <text:p>0.999617366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3560769545" calcext:value-type="float">
            <text:p>0.99356076954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6469987515" calcext:value-type="float">
            <text:p>0.99646998751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142502773" calcext:value-type="float">
            <text:p>0.997142502773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88453514" calcext:value-type="float">
            <text:p>0.99988845351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449663344" calcext:value-type="float">
            <text:p>0.99844966334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47913086" calcext:value-type="float">
            <text:p>0.99994791308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59915647396" calcext:value-type="float">
            <text:p>0.25991564739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480136159" calcext:value-type="float">
            <text:p>0.999480136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3551901099" calcext:value-type="float">
            <text:p>0.993551901099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6372587505" calcext:value-type="float">
            <text:p>0.996372587505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131865931" calcext:value-type="float">
            <text:p>0.997131865931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75413008" calcext:value-type="float">
            <text:p>0.99987541300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5877824571" calcext:value-type="float">
            <text:p>0.99587782457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45278101" calcext:value-type="float">
            <text:p>0.999945278101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45945347155" calcext:value-type="float">
            <text:p>0.24594534715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267089823" calcext:value-type="float">
            <text:p>0.999267089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3542293616" calcext:value-type="float">
            <text:p>0.99354229361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6305440528" calcext:value-type="float">
            <text:p>0.996305440528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123637431" calcext:value-type="float">
            <text:p>0.99712363743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56153183" calcext:value-type="float">
            <text:p>0.99985615318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89750466968" calcext:value-type="float">
            <text:p>0.98975046696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42949509" calcext:value-type="float">
            <text:p>0.99994294950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34373843791" calcext:value-type="float">
            <text:p>0.23437384379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889440091" calcext:value-type="float">
            <text:p>0.998889440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3518644429" calcext:value-type="float">
            <text:p>0.99351864442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6248623856" calcext:value-type="float">
            <text:p>0.99624862385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111796418" calcext:value-type="float">
            <text:p>0.99711179641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36492112" calcext:value-type="float">
            <text:p>0.99983649211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76876806318" calcext:value-type="float">
            <text:p>0.976876806318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4147882" calcext:value-type="float">
            <text:p>0.9999414788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24818915251" calcext:value-type="float">
            <text:p>0.22481891525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198780073" calcext:value-type="float">
            <text:p>0.998198780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3439567456" calcext:value-type="float">
            <text:p>0.99343956745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6185166274" calcext:value-type="float">
            <text:p>0.99618516627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102163052" calcext:value-type="float">
            <text:p>0.997102163052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08806114" calcext:value-type="float">
            <text:p>0.999808806114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53368710343" calcext:value-type="float">
            <text:p>0.953368710343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39701737" calcext:value-type="float">
            <text:p>0.99993970173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6867788096" calcext:value-type="float">
            <text:p>0.216867788096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911854149" calcext:value-type="float">
            <text:p>0.996911854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3239288396" calcext:value-type="float">
            <text:p>0.99323928839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6078173838" calcext:value-type="float">
            <text:p>0.996078173838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092529686" calcext:value-type="float">
            <text:p>0.997092529686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780919492" calcext:value-type="float">
            <text:p>0.999780919492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16172767982" calcext:value-type="float">
            <text:p>0.916172767982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38414884" calcext:value-type="float">
            <text:p>0.99993841488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10245829516" calcext:value-type="float">
            <text:p>0.21024582951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569810198" calcext:value-type="float">
            <text:p>0.994569810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908938802" calcext:value-type="float">
            <text:p>0.99290893880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6016929893" calcext:value-type="float">
            <text:p>0.99601692989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076875466" calcext:value-type="float">
            <text:p>0.997076875466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52431001" calcext:value-type="float">
            <text:p>0.999752431001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64569930997" calcext:value-type="float">
            <text:p>0.864569930997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36760358" calcext:value-type="float">
            <text:p>0.999936760358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204683352072" calcext:value-type="float">
            <text:p>0.20468335207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058898774" calcext:value-type="float">
            <text:p>0.99058898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2304406435" calcext:value-type="float">
            <text:p>0.992304406435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974870797" calcext:value-type="float">
            <text:p>0.99597487079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050584404" calcext:value-type="float">
            <text:p>0.997050584404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19729424" calcext:value-type="float">
            <text:p>0.999719729424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01271372912" calcext:value-type="float">
            <text:p>0.801271372912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35289669" calcext:value-type="float">
            <text:p>0.99993528966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9977265957" calcext:value-type="float">
            <text:p>0.199977265957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4233874895" calcext:value-type="float">
            <text:p>0.984233874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90627531202" calcext:value-type="float">
            <text:p>0.990627531202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943142006" calcext:value-type="float">
            <text:p>0.995943142006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008438427" calcext:value-type="float">
            <text:p>0.99700843842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82614136" calcext:value-type="float">
            <text:p>0.99968261413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30551599496" calcext:value-type="float">
            <text:p>0.73055159949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33818979" calcext:value-type="float">
            <text:p>0.99993381897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5966791739" calcext:value-type="float">
            <text:p>0.19596679173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4966505847" calcext:value-type="float">
            <text:p>0.974966505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8712035663" calcext:value-type="float">
            <text:p>0.97871203566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910675336" calcext:value-type="float">
            <text:p>0.995910675336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6896651241" calcext:value-type="float">
            <text:p>0.996896651241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35868936" calcext:value-type="float">
            <text:p>0.999635868936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5713450634" calcext:value-type="float">
            <text:p>0.6571345063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30019699" calcext:value-type="float">
            <text:p>0.999930019699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92509722595" calcext:value-type="float">
            <text:p>0.19250972259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2106664026" calcext:value-type="float">
            <text:p>0.962106664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3935904788" calcext:value-type="float">
            <text:p>0.94393590478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886325334" calcext:value-type="float">
            <text:p>0.995886325334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623906563" calcext:value-type="float">
            <text:p>0.99662390656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86716258" calcext:value-type="float">
            <text:p>0.999586716258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585213560698" calcext:value-type="float">
            <text:p>0.585213560698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27262156" calcext:value-type="float">
            <text:p>0.999927262156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9525247536" calcext:value-type="float">
            <text:p>0.18952524753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5256802184" calcext:value-type="float">
            <text:p>0.945256802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51154967216" calcext:value-type="float">
            <text:p>0.851154967216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872305635" calcext:value-type="float">
            <text:p>0.995872305635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5894379774" calcext:value-type="float">
            <text:p>0.995894379774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535356725" calcext:value-type="float">
            <text:p>0.999535356725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17376355426" calcext:value-type="float">
            <text:p>0.51737635542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24627171" calcext:value-type="float">
            <text:p>0.999924627171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691262757" calcext:value-type="float">
            <text:p>0.1869126275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4340848048" calcext:value-type="float">
            <text:p>0.924340848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29813348784" calcext:value-type="float">
            <text:p>0.62981334878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856810179" calcext:value-type="float">
            <text:p>0.995856810179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3934993243" calcext:value-type="float">
            <text:p>0.99393499324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486204047" calcext:value-type="float">
            <text:p>0.99948620404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55621268405" calcext:value-type="float">
            <text:p>0.455621268405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21992186" calcext:value-type="float">
            <text:p>0.999921992186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84610247068" calcext:value-type="float">
            <text:p>0.184610247068</text:p>
          </table:table-cell>
          <table:table-cell office:value-type="float" office:value="27.52" calcext:value-type="float">
            <text:p>27.52</text:p>
          </table:table-cell>
          <table:table-cell office:value-type="float" office:value="0.899266679414" calcext:value-type="float">
            <text:p>0.899266679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54556607287" calcext:value-type="float">
            <text:p>0.454556607287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84352836" calcext:value-type="float">
            <text:p>0.9958435283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89192165986" calcext:value-type="float">
            <text:p>0.98919216598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429427688" calcext:value-type="float">
            <text:p>0.999429427688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0100958541" calcext:value-type="float">
            <text:p>0.4010095854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19234643" calcext:value-type="float">
            <text:p>0.99991923464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82569311723" calcext:value-type="float">
            <text:p>0.18256931172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0336423397" calcext:value-type="float">
            <text:p>0.870336423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75266053364" calcext:value-type="float">
            <text:p>0.375266053364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835411692" calcext:value-type="float">
            <text:p>0.995835411692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78798566716" calcext:value-type="float">
            <text:p>0.97879856671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365228272" calcext:value-type="float">
            <text:p>0.999365228272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53819424245" calcext:value-type="float">
            <text:p>0.353819424245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16599658" calcext:value-type="float">
            <text:p>0.999916599658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80731612716" calcext:value-type="float">
            <text:p>0.18073161271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37844951663" calcext:value-type="float">
            <text:p>0.837844951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28867824689" calcext:value-type="float">
            <text:p>0.32886782468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828032903" calcext:value-type="float">
            <text:p>0.995828032903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58152657545" calcext:value-type="float">
            <text:p>0.958152657545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297217015" calcext:value-type="float">
            <text:p>0.99929721701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13746614634" calcext:value-type="float">
            <text:p>0.31374661463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14209788" calcext:value-type="float">
            <text:p>0.999914209788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7906136023" calcext:value-type="float">
            <text:p>0.17906136023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02341882718" calcext:value-type="float">
            <text:p>0.802341882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8744922815" calcext:value-type="float">
            <text:p>0.28744922815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820654115" calcext:value-type="float">
            <text:p>0.995820654115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19319755907" calcext:value-type="float">
            <text:p>0.91931975590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231211991" calcext:value-type="float">
            <text:p>0.99923121199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80276788823" calcext:value-type="float">
            <text:p>0.28027678882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11574803" calcext:value-type="float">
            <text:p>0.999911574803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77554781131" calcext:value-type="float">
            <text:p>0.17755478113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64574014694" calcext:value-type="float">
            <text:p>0.764574014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29731906893" calcext:value-type="float">
            <text:p>0.22973190689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809585932" calcext:value-type="float">
            <text:p>0.99580958593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57370388076" calcext:value-type="float">
            <text:p>0.85737038807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164605096" calcext:value-type="float">
            <text:p>0.999164605096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52581110388" calcext:value-type="float">
            <text:p>0.25258111038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08817261" calcext:value-type="float">
            <text:p>0.999908817261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76155095261" calcext:value-type="float">
            <text:p>0.176155095261</text:p>
          </table:table-cell>
          <table:table-cell office:value-type="float" office:value="28.8" calcext:value-type="float">
            <text:p>28.8</text:p>
          </table:table-cell>
          <table:table-cell office:value-type="float" office:value="0.724862639346" calcext:value-type="float">
            <text:p>0.724862639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74472623109" calcext:value-type="float">
            <text:p>0.17447262310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803682901" calcext:value-type="float">
            <text:p>0.995803682901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73956074259" calcext:value-type="float">
            <text:p>0.773956074259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094186362" calcext:value-type="float">
            <text:p>0.999094186362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29864519175" calcext:value-type="float">
            <text:p>0.22986451917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05998439" calcext:value-type="float">
            <text:p>0.999905998439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74848382322" calcext:value-type="float">
            <text:p>0.174848382322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84187975026" calcext:value-type="float">
            <text:p>0.684187975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40989068163" calcext:value-type="float">
            <text:p>0.14098906816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793352597" calcext:value-type="float">
            <text:p>0.99579335259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6380294789" calcext:value-type="float">
            <text:p>0.66380294789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024770743" calcext:value-type="float">
            <text:p>0.999024770743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11259866301" calcext:value-type="float">
            <text:p>0.211259866301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03179618" calcext:value-type="float">
            <text:p>0.999903179618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7360958578" calcext:value-type="float">
            <text:p>0.17360958578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42948191924" calcext:value-type="float">
            <text:p>0.642948191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22411152957" calcext:value-type="float">
            <text:p>0.122411152957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789663203" calcext:value-type="float">
            <text:p>0.995789663203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5806017723" calcext:value-type="float">
            <text:p>0.53580601772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8959367588" calcext:value-type="float">
            <text:p>0.998959367588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96065206212" calcext:value-type="float">
            <text:p>0.19606520621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00851027" calcext:value-type="float">
            <text:p>0.999900851027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72354671" calcext:value-type="float">
            <text:p>0.172354671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01838200725" calcext:value-type="float">
            <text:p>0.601838200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110612425283" calcext:value-type="float">
            <text:p>0.11061242528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784498051" calcext:value-type="float">
            <text:p>0.995784498051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26104656087" calcext:value-type="float">
            <text:p>0.426104656087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8897575649" calcext:value-type="float">
            <text:p>0.998897575649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8364614588" calcext:value-type="float">
            <text:p>0.1836461458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898522435" calcext:value-type="float">
            <text:p>0.999898522435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70999859771" calcext:value-type="float">
            <text:p>0.17099985977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61365003339" calcext:value-type="float">
            <text:p>0.561365003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102480799816" calcext:value-type="float">
            <text:p>0.10248079981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780070777" calcext:value-type="float">
            <text:p>0.99578007077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48455711201" calcext:value-type="float">
            <text:p>0.34845571120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8837990566" calcext:value-type="float">
            <text:p>0.998837990566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73524239312" calcext:value-type="float">
            <text:p>0.17352423931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895458499" calcext:value-type="float">
            <text:p>0.999895458499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69454303841" calcext:value-type="float">
            <text:p>0.169454303841</text:p>
          </table:table-cell>
          <table:table-cell office:value-type="float" office:value="30.08" calcext:value-type="float">
            <text:p>30.08</text:p>
          </table:table-cell>
          <table:table-cell office:value-type="float" office:value="0.521735416678" calcext:value-type="float">
            <text:p>0.521735416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967170492908" calcext:value-type="float">
            <text:p>0.0967170492908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777857141" calcext:value-type="float">
            <text:p>0.995777857141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92392330074" calcext:value-type="float">
            <text:p>0.29239233007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8788236019" calcext:value-type="float">
            <text:p>0.99878823601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65235200801" calcext:value-type="float">
            <text:p>0.16523520080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892394563" calcext:value-type="float">
            <text:p>0.999892394563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7675033449" calcext:value-type="float">
            <text:p>0.167675033449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83692391285" calcext:value-type="float">
            <text:p>0.483692391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925437066555" calcext:value-type="float">
            <text:p>0.092543706655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773429868" calcext:value-type="float">
            <text:p>0.995773429868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48121192563" calcext:value-type="float">
            <text:p>0.24812119256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874409892" calcext:value-type="float">
            <text:p>0.99874409892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58381316368" calcext:value-type="float">
            <text:p>0.158381316368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890249808" calcext:value-type="float">
            <text:p>0.99989024980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65691610911" calcext:value-type="float">
            <text:p>0.16569161091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4723622031" calcext:value-type="float">
            <text:p>0.44723622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891271380344" calcext:value-type="float">
            <text:p>0.089127138034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770478352" calcext:value-type="float">
            <text:p>0.99577047835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12345279109" calcext:value-type="float">
            <text:p>0.21234527910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870176743" calcext:value-type="float">
            <text:p>0.99870176743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52663503631" calcext:value-type="float">
            <text:p>0.15266350363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887063314" calcext:value-type="float">
            <text:p>0.99988706331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63539972573" calcext:value-type="float">
            <text:p>0.16353997257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12590979837" calcext:value-type="float">
            <text:p>0.412590979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859795789262" calcext:value-type="float">
            <text:p>0.085979578926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768264716" calcext:value-type="float">
            <text:p>0.99576826471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8461904653" calcext:value-type="float">
            <text:p>0.18461904653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658232201" calcext:value-type="float">
            <text:p>0.99865823220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47847290338" calcext:value-type="float">
            <text:p>0.147847290338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88387682" calcext:value-type="float">
            <text:p>0.99988387682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6131441013" calcext:value-type="float">
            <text:p>0.16131441013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80011563279" calcext:value-type="float">
            <text:p>0.380011563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829495267206" calcext:value-type="float">
            <text:p>0.0829495267206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766051079" calcext:value-type="float">
            <text:p>0.995766051079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64008459701" calcext:value-type="float">
            <text:p>0.16400845970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621116913" calcext:value-type="float">
            <text:p>0.998621116913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43738723494" calcext:value-type="float">
            <text:p>0.14373872349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880629048" calcext:value-type="float">
            <text:p>0.99988062904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9082143966" calcext:value-type="float">
            <text:p>0.159082143966</text:p>
          </table:table-cell>
          <table:table-cell office:value-type="float" office:value="31.36" calcext:value-type="float">
            <text:p>31.36</text:p>
          </table:table-cell>
          <table:table-cell office:value-type="float" office:value="0.349315558414" calcext:value-type="float">
            <text:p>0.349315558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799741632622" calcext:value-type="float">
            <text:p>0.0799741632622</text:p>
          </table:table-cell>
          <table:table-cell office:value-type="float" office:value="22.4" calcext:value-type="float">
            <text:p>22.4</text:p>
          </table:table-cell>
          <table:table-cell office:value-type="float" office:value="0.995763099563" calcext:value-type="float">
            <text:p>0.995763099563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48559350165" calcext:value-type="float">
            <text:p>0.14855935016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584001626" calcext:value-type="float">
            <text:p>0.998584001626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40243156" calcext:value-type="float">
            <text:p>0.140243156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877626391" calcext:value-type="float">
            <text:p>0.99987762639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6904716446" calcext:value-type="float">
            <text:p>0.15690471644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20861303757" calcext:value-type="float">
            <text:p>0.320861303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771163067063" calcext:value-type="float">
            <text:p>0.077116306706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760148048" calcext:value-type="float">
            <text:p>0.99576014804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36800421941" calcext:value-type="float">
            <text:p>0.136800421941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551701295" calcext:value-type="float">
            <text:p>0.99855170129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3720623462" calcext:value-type="float">
            <text:p>0.1372062346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873949667" calcext:value-type="float">
            <text:p>0.99987394966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4832204006" calcext:value-type="float">
            <text:p>0.154832204006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94381080606" calcext:value-type="float">
            <text:p>0.294381080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743323538628" calcext:value-type="float">
            <text:p>0.074332353862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5756458654" calcext:value-type="float">
            <text:p>0.995756458654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27818712894" calcext:value-type="float">
            <text:p>0.12781871289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499338646" calcext:value-type="float">
            <text:p>0.998499338646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34588666096" calcext:value-type="float">
            <text:p>0.13458866609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86996655" calcext:value-type="float">
            <text:p>0.9998699665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294966699" calcext:value-type="float">
            <text:p>0.1529496669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69949092406" calcext:value-type="float">
            <text:p>0.269949092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716149143604" calcext:value-type="float">
            <text:p>0.071614914360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754982896" calcext:value-type="float">
            <text:p>0.995754982896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20881485112" calcext:value-type="float">
            <text:p>0.12088148511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457408402" calcext:value-type="float">
            <text:p>0.998457408402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32306224316" calcext:value-type="float">
            <text:p>0.132306224316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864390187" calcext:value-type="float">
            <text:p>0.999864390187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9690119534" calcext:value-type="float">
            <text:p>0.14969011953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47421915806" calcext:value-type="float">
            <text:p>0.247421915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690245892432" calcext:value-type="float">
            <text:p>0.0690245892432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752769259" calcext:value-type="float">
            <text:p>0.995752769259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15479575056" calcext:value-type="float">
            <text:p>0.11547957505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416080028" calcext:value-type="float">
            <text:p>0.998416080028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30300306543" calcext:value-type="float">
            <text:p>0.130300306543</text:p>
          </table:table-cell>
          <table:table-cell office:value-type="float" office:value="22.4" calcext:value-type="float">
            <text:p>22.4</text:p>
          </table:table-cell>
          <table:table-cell office:value-type="float" office:value="0.999856914182" calcext:value-type="float">
            <text:p>0.999856914182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7114315091" calcext:value-type="float">
            <text:p>0.14711431509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6681118444" calcext:value-type="float">
            <text:p>0.226681118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665310779891" calcext:value-type="float">
            <text:p>0.066531077989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5745390471" calcext:value-type="float">
            <text:p>0.995745390471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11198547288" calcext:value-type="float">
            <text:p>0.11119854728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379967856" calcext:value-type="float">
            <text:p>0.998379967856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28516907534" calcext:value-type="float">
            <text:p>0.128516907534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47293423" calcext:value-type="float">
            <text:p>0.99984729342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5120488963" calcext:value-type="float">
            <text:p>0.14512048896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90463864241" calcext:value-type="float">
            <text:p>0.190463864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642644511319" calcext:value-type="float">
            <text:p>0.0642644511319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73948744" calcext:value-type="float">
            <text:p>0.99573948744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07627779577" calcext:value-type="float">
            <text:p>0.107627779577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349473133" calcext:value-type="float">
            <text:p>0.998349473133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26925438621" calcext:value-type="float">
            <text:p>0.126925438621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3448617" calcext:value-type="float">
            <text:p>0.9998344861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3581087269" calcext:value-type="float">
            <text:p>0.143581087269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0339354158" calcext:value-type="float">
            <text:p>0.160339354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622579653421" calcext:value-type="float">
            <text:p>0.062257965342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668651069" calcext:value-type="float">
            <text:p>0.99566865106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04587649784" calcext:value-type="float">
            <text:p>0.104587649784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322990874" calcext:value-type="float">
            <text:p>0.99832299087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25506345126" calcext:value-type="float">
            <text:p>0.12550634512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14386749" calcext:value-type="float">
            <text:p>0.999814386749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2366687879" calcext:value-type="float">
            <text:p>0.14236668787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5376582301" calcext:value-type="float">
            <text:p>0.135376582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604776249121" calcext:value-type="float">
            <text:p>0.0604776249121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615523791" calcext:value-type="float">
            <text:p>0.99561552379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01963360295" calcext:value-type="float">
            <text:p>0.10196336029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29871547" calcext:value-type="float">
            <text:p>0.99829871547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24195997715" calcext:value-type="float">
            <text:p>0.124195997715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77786463" calcext:value-type="float">
            <text:p>0.99977786463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1397432247" calcext:value-type="float">
            <text:p>0.141397432247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4859091505" calcext:value-type="float">
            <text:p>0.114859091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588502651665" calcext:value-type="float">
            <text:p>0.058850265166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60297985" calcext:value-type="float">
            <text:p>0.9956029798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996142238256" calcext:value-type="float">
            <text:p>0.0996142238256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27724879" calcext:value-type="float">
            <text:p>0.9982772487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23003652679" calcext:value-type="float">
            <text:p>0.12300365267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1646335" calcext:value-type="float">
            <text:p>0.9997164633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584853222" calcext:value-type="float">
            <text:p>0.140584853222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8089772464" calcext:value-type="float">
            <text:p>0.098089772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574172721844" calcext:value-type="float">
            <text:p>0.057417272184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5515172265" calcext:value-type="float">
            <text:p>0.99551517226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974473185325" calcext:value-type="float">
            <text:p>0.097447318532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256183357" calcext:value-type="float">
            <text:p>0.998256183357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21865067686" calcext:value-type="float">
            <text:p>0.12186506768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606345485" calcext:value-type="float">
            <text:p>0.99960634548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902428975" calcext:value-type="float">
            <text:p>0.13990242897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43098445656" calcext:value-type="float">
            <text:p>0.0843098445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561076984019" calcext:value-type="float">
            <text:p>0.056107698401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966928269" calcext:value-type="float">
            <text:p>0.994966928269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954160831456" calcext:value-type="float">
            <text:p>0.095416083145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241136619" calcext:value-type="float">
            <text:p>0.99824113661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20757439161" calcext:value-type="float">
            <text:p>0.12075743916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395853073" calcext:value-type="float">
            <text:p>0.999395853073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292500169" calcext:value-type="float">
            <text:p>0.139292500169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31384334345" calcext:value-type="float">
            <text:p>0.0731384334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548779406287" calcext:value-type="float">
            <text:p>0.0548779406287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462219126" calcext:value-type="float">
            <text:p>0.994462219126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935120884696" calcext:value-type="float">
            <text:p>0.093512088469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228096112" calcext:value-type="float">
            <text:p>0.99822809611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19596234492" calcext:value-type="float">
            <text:p>0.119596234492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994171045" calcext:value-type="float">
            <text:p>0.998994171045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746714627" calcext:value-type="float">
            <text:p>0.13874671462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39543921074" calcext:value-type="float">
            <text:p>0.0639543921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536178823335" calcext:value-type="float">
            <text:p>0.053617882333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195106978" calcext:value-type="float">
            <text:p>0.994195106978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91616522989" calcext:value-type="float">
            <text:p>0.09161652298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217663707" calcext:value-type="float">
            <text:p>0.99821766370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18257260012" calcext:value-type="float">
            <text:p>0.118257260012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279170909" calcext:value-type="float">
            <text:p>0.998279170909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240565299" calcext:value-type="float">
            <text:p>0.13824056529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64677225273" calcext:value-type="float">
            <text:p>0.0564677225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522432732841" calcext:value-type="float">
            <text:p>0.0522432732841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4022443324" calcext:value-type="float">
            <text:p>0.99402244332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897498576068" calcext:value-type="float">
            <text:p>0.089749857606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210641896" calcext:value-type="float">
            <text:p>0.998210641896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16701528961" calcext:value-type="float">
            <text:p>0.11670152896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7033006804" calcext:value-type="float">
            <text:p>0.99703300680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764637669" calcext:value-type="float">
            <text:p>0.13776463766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502848716068" calcext:value-type="float">
            <text:p>0.0502848716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07659380746" calcext:value-type="float">
            <text:p>0.050765938074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780419056" calcext:value-type="float">
            <text:p>0.993780419056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879114902376" calcext:value-type="float">
            <text:p>0.087911490237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202817592" calcext:value-type="float">
            <text:p>0.99820281759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14887786484" calcext:value-type="float">
            <text:p>0.114887786484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5008909313" calcext:value-type="float">
            <text:p>0.99500890931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309480587" calcext:value-type="float">
            <text:p>0.137309480587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52103819744" calcext:value-type="float">
            <text:p>0.0452103819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492945151621" calcext:value-type="float">
            <text:p>0.049294515162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525112969" calcext:value-type="float">
            <text:p>0.99352511296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861114556377" calcext:value-type="float">
            <text:p>0.0861114556377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195193911" calcext:value-type="float">
            <text:p>0.998195193911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12831480165" calcext:value-type="float">
            <text:p>0.11283148016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1822722126" calcext:value-type="float">
            <text:p>0.991822722126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6872676318" calcext:value-type="float">
            <text:p>0.13687267631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10069491801" calcext:value-type="float">
            <text:p>0.0410069491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77920526904" calcext:value-type="float">
            <text:p>0.047792052690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3213728089" calcext:value-type="float">
            <text:p>0.99321372808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843349023678" calcext:value-type="float">
            <text:p>0.0843349023678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190579578" calcext:value-type="float">
            <text:p>0.99819057957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10659194368" calcext:value-type="float">
            <text:p>0.11065919436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86921711162" calcext:value-type="float">
            <text:p>0.986921711162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451990287" calcext:value-type="float">
            <text:p>0.13645199028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74652645428" calcext:value-type="float">
            <text:p>0.0374652645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462046009495" calcext:value-type="float">
            <text:p>0.046204600949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845526536" calcext:value-type="float">
            <text:p>0.992845526536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825039607183" calcext:value-type="float">
            <text:p>0.082503960718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185764622" calcext:value-type="float">
            <text:p>0.998185764622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8444243817" calcext:value-type="float">
            <text:p>0.10844424381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79734145938" calcext:value-type="float">
            <text:p>0.979734145938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038850523" calcext:value-type="float">
            <text:p>0.136038850523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45108314677" calcext:value-type="float">
            <text:p>0.0345108314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442335889416" calcext:value-type="float">
            <text:p>0.0442335889416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231646739" calcext:value-type="float">
            <text:p>0.9923164673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806102014939" calcext:value-type="float">
            <text:p>0.080610201493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181150289" calcext:value-type="float">
            <text:p>0.99818115028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6296294094" calcext:value-type="float">
            <text:p>0.10629629409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69466466996" calcext:value-type="float">
            <text:p>0.969466466996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632267952" calcext:value-type="float">
            <text:p>0.13563226795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20173025578" calcext:value-type="float">
            <text:p>0.0320173025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413956863881" calcext:value-type="float">
            <text:p>0.041395686388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413303661" calcext:value-type="float">
            <text:p>0.99141330366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786209113887" calcext:value-type="float">
            <text:p>0.078620911388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17613471" calcext:value-type="float">
            <text:p>0.9981761347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0424397227" calcext:value-type="float">
            <text:p>0.1042439722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55525435021" calcext:value-type="float">
            <text:p>0.955525435021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228432808" calcext:value-type="float">
            <text:p>0.13522843280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9925974643" calcext:value-type="float">
            <text:p>0.029925974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365490809334" calcext:value-type="float">
            <text:p>0.036549080933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8870573096" calcext:value-type="float">
            <text:p>0.98887057309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764871207916" calcext:value-type="float">
            <text:p>0.0764871207916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171520377" calcext:value-type="float">
            <text:p>0.99817152037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02370094557" calcext:value-type="float">
            <text:p>0.10237009455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37286742385" calcext:value-type="float">
            <text:p>0.937286742385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4836979401" calcext:value-type="float">
            <text:p>0.134836979401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81339889229" calcext:value-type="float">
            <text:p>0.0281339889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325745392843" calcext:value-type="float">
            <text:p>0.032574539284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0519260114" calcext:value-type="float">
            <text:p>0.980519260114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741540399327" calcext:value-type="float">
            <text:p>0.074154039932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168109783" calcext:value-type="float">
            <text:p>0.99816810978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00692192736" calcext:value-type="float">
            <text:p>0.10069219273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1454020307" calcext:value-type="float">
            <text:p>0.91454020307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445232936" calcext:value-type="float">
            <text:p>0.13444523293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65876624112" calcext:value-type="float">
            <text:p>0.0265876624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304379829608" calcext:value-type="float">
            <text:p>0.0304379829608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3607076553" calcext:value-type="float">
            <text:p>0.963607076553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714819850033" calcext:value-type="float">
            <text:p>0.0714819850033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163896696" calcext:value-type="float">
            <text:p>0.998163896696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79112598847" calcext:value-type="float">
            <text:p>0.097911259884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887257077355" calcext:value-type="float">
            <text:p>0.88725707735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04960344" calcext:value-type="float">
            <text:p>0.1340496034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52318097308" calcext:value-type="float">
            <text:p>0.0252318097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91173236214" calcext:value-type="float">
            <text:p>0.029117323621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1030934833" calcext:value-type="float">
            <text:p>0.94103093483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685012609675" calcext:value-type="float">
            <text:p>0.0685012609675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160285479" calcext:value-type="float">
            <text:p>0.99816028547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58534823666" calcext:value-type="float">
            <text:p>0.0958534823666</text:p>
          </table:table-cell>
          <table:table-cell office:value-type="float" office:value="27.52" calcext:value-type="float">
            <text:p>27.52</text:p>
          </table:table-cell>
          <table:table-cell office:value-type="float" office:value="0.855631496234" calcext:value-type="float">
            <text:p>0.855631496234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365902921" calcext:value-type="float">
            <text:p>0.1336590292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40617038474" calcext:value-type="float">
            <text:p>0.0240617038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78794364399" calcext:value-type="float">
            <text:p>0.0278794364399</text:p>
          </table:table-cell>
          <table:table-cell office:value-type="float" office:value="28.8" calcext:value-type="float">
            <text:p>28.8</text:p>
          </table:table-cell>
          <table:table-cell office:value-type="float" office:value="0.907991670823" calcext:value-type="float">
            <text:p>0.907991670823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651301849084" calcext:value-type="float">
            <text:p>0.0651301849084</text:p>
          </table:table-cell>
          <table:table-cell office:value-type="float" office:value="22.4" calcext:value-type="float">
            <text:p>22.4</text:p>
          </table:table-cell>
          <table:table-cell office:value-type="float" office:value="0.99815466803" calcext:value-type="float">
            <text:p>0.9981546680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43405999707" calcext:value-type="float">
            <text:p>0.094340599970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20453403721" calcext:value-type="float">
            <text:p>0.82045340372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266659995" calcext:value-type="float">
            <text:p>0.13326665999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30312836595" calcext:value-type="float">
            <text:p>0.0230312836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4728182146" calcext:value-type="float">
            <text:p>0.02472818214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38883412188" calcext:value-type="float">
            <text:p>0.83888341218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614737203779" calcext:value-type="float">
            <text:p>0.0614737203779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15025432" calcext:value-type="float">
            <text:p>0.99815025432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32172786617" calcext:value-type="float">
            <text:p>0.093217278661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782299616432" calcext:value-type="float">
            <text:p>0.78229961643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2880554913" calcext:value-type="float">
            <text:p>0.132880554913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21205783633" calcext:value-type="float">
            <text:p>0.0221205783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2984054535" calcext:value-type="float">
            <text:p>0.02298405453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13345129557" calcext:value-type="float">
            <text:p>0.713345129557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577086797833" calcext:value-type="float">
            <text:p>0.057708679783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144035002" calcext:value-type="float">
            <text:p>0.99814403500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23886261403" calcext:value-type="float">
            <text:p>0.0923886261403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41991207974" calcext:value-type="float">
            <text:p>0.74199120797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490383639" calcext:value-type="float">
            <text:p>0.13249038363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12649851567" calcext:value-type="float">
            <text:p>0.0212649851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22036313328" calcext:value-type="float">
            <text:p>0.0222036313328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63867842944" calcext:value-type="float">
            <text:p>0.56386784294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537736504156" calcext:value-type="float">
            <text:p>0.053773650415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137414437" calcext:value-type="float">
            <text:p>0.998137414437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17375595307" calcext:value-type="float">
            <text:p>0.0917375595307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00239563039" calcext:value-type="float">
            <text:p>0.70023956303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011012567" calcext:value-type="float">
            <text:p>0.132011012567</text:p>
          </table:table-cell>
          <table:table-cell office:value-type="float" office:value="44.8" calcext:value-type="float">
            <text:p>44.8</text:p>
          </table:table-cell>
          <table:table-cell office:value-type="float" office:value="0.0204275672138" calcext:value-type="float">
            <text:p>0.0204275672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7927266922" calcext:value-type="float">
            <text:p>0.0217927266922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42573839538" calcext:value-type="float">
            <text:p>0.44257383953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97675749727" calcext:value-type="float">
            <text:p>0.049767574972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131596365" calcext:value-type="float">
            <text:p>0.99813159636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12120351879" calcext:value-type="float">
            <text:p>0.0912120351879</text:p>
          </table:table-cell>
          <table:table-cell office:value-type="float" office:value="28.8" calcext:value-type="float">
            <text:p>28.8</text:p>
          </table:table-cell>
          <table:table-cell office:value-type="float" office:value="0.657673523878" calcext:value-type="float">
            <text:p>0.657673523878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062820542" calcext:value-type="float">
            <text:p>0.13106282054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95201232048" calcext:value-type="float">
            <text:p>0.0195201232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527412365" calcext:value-type="float">
            <text:p>0.021527412365</text:p>
          </table:table-cell>
          <table:table-cell office:value-type="float" office:value="30.08" calcext:value-type="float">
            <text:p>30.08</text:p>
          </table:table-cell>
          <table:table-cell office:value-type="float" office:value="0.369493578978" calcext:value-type="float">
            <text:p>0.36949357897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64532956348" calcext:value-type="float">
            <text:p>0.046453295634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124775177" calcext:value-type="float">
            <text:p>0.99812477517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907784607476" calcext:value-type="float">
            <text:p>0.090778460747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1509204248" calcext:value-type="float">
            <text:p>0.6150920424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8980380733" calcext:value-type="float">
            <text:p>0.128980380733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4974714764" calcext:value-type="float">
            <text:p>0.0184974714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1311613525" calcext:value-type="float">
            <text:p>0.021311613525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30740181046" calcext:value-type="float">
            <text:p>0.330740181046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421479837565" calcext:value-type="float">
            <text:p>0.042147983756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113139032" calcext:value-type="float">
            <text:p>0.998113139032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904010983477" calcext:value-type="float">
            <text:p>0.090401098347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572905563728" calcext:value-type="float">
            <text:p>0.572905563728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5600202914" calcext:value-type="float">
            <text:p>0.125600202914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73358302823" calcext:value-type="float">
            <text:p>0.0173358302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11431130609" calcext:value-type="float">
            <text:p>0.021143113060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06520783096" calcext:value-type="float">
            <text:p>0.306520783096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95329262433" calcext:value-type="float">
            <text:p>0.039532926243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096687932" calcext:value-type="float">
            <text:p>0.99809668793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900567153129" calcext:value-type="float">
            <text:p>0.090056715312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31807762764" calcext:value-type="float">
            <text:p>0.53180776276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1484410659" calcext:value-type="float">
            <text:p>0.121484410659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60674094144" calcext:value-type="float">
            <text:p>0.0160674094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10137815643" calcext:value-type="float">
            <text:p>0.021013781564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86224687066" calcext:value-type="float">
            <text:p>0.286224687066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79105068315" calcext:value-type="float">
            <text:p>0.0379105068315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0782306" calcext:value-type="float">
            <text:p>0.998078230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97437791447" calcext:value-type="float">
            <text:p>0.089743779144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92069552821" calcext:value-type="float">
            <text:p>0.49206955282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7406459633" calcext:value-type="float">
            <text:p>0.117406459633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7206077222" calcext:value-type="float">
            <text:p>0.0147206077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8992308102" calcext:value-type="float">
            <text:p>0.020899230810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67619071512" calcext:value-type="float">
            <text:p>0.267619071512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69150589983" calcext:value-type="float">
            <text:p>0.036915058998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054356442" calcext:value-type="float">
            <text:p>0.99805435644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94519301541" calcext:value-type="float">
            <text:p>0.0894519301541</text:p>
          </table:table-cell>
          <table:table-cell office:value-type="float" office:value="30.08" calcext:value-type="float">
            <text:p>30.08</text:p>
          </table:table-cell>
          <table:table-cell office:value-type="float" office:value="0.453931514164" calcext:value-type="float">
            <text:p>0.453931514164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3852534527" calcext:value-type="float">
            <text:p>0.11385253452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3358049249" calcext:value-type="float">
            <text:p>0.013358049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8208928751" calcext:value-type="float">
            <text:p>0.0208208928751</text:p>
          </table:table-cell>
          <table:table-cell office:value-type="float" office:value="31.36" calcext:value-type="float">
            <text:p>31.36</text:p>
          </table:table-cell>
          <table:table-cell office:value-type="float" office:value="0.250520942478" calcext:value-type="float">
            <text:p>0.250520942478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62750422363" calcext:value-type="float">
            <text:p>0.0362750422363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018043647" calcext:value-type="float">
            <text:p>0.998018043647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91730767498" calcext:value-type="float">
            <text:p>0.089173076749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17828051659" calcext:value-type="float">
            <text:p>0.41782805165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02605484" calcext:value-type="float">
            <text:p>0.1110260548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20193458092" calcext:value-type="float">
            <text:p>0.0120193458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7455110885" calcext:value-type="float">
            <text:p>0.020745511088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32042242089" calcext:value-type="float">
            <text:p>0.232042242089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8620116636" calcext:value-type="float">
            <text:p>0.035862011663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962069781" calcext:value-type="float">
            <text:p>0.997962069781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8937942459" calcext:value-type="float">
            <text:p>0.088893794245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83544567218" calcext:value-type="float">
            <text:p>0.383544567218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8882548886" calcext:value-type="float">
            <text:p>0.10888254888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07608553777" calcext:value-type="float">
            <text:p>0.0107608553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6686512277" calcext:value-type="float">
            <text:p>0.020668651227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08008789613" calcext:value-type="float">
            <text:p>0.208008789613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559162716" calcext:value-type="float">
            <text:p>0.035559162716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868980628" calcext:value-type="float">
            <text:p>0.99786898062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8630572325" calcext:value-type="float">
            <text:p>0.08863057232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51581156499" calcext:value-type="float">
            <text:p>0.351581156499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274058559" calcext:value-type="float">
            <text:p>0.10727405855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56810370219" calcext:value-type="float">
            <text:p>0.00956810370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5651860304" calcext:value-type="float">
            <text:p>0.020565186030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79945780661" calcext:value-type="float">
            <text:p>0.179945780661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3090965869" calcext:value-type="float">
            <text:p>0.035309096586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721121347" calcext:value-type="float">
            <text:p>0.997721121347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83751967958" calcext:value-type="float">
            <text:p>0.0883751967958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21868758379" calcext:value-type="float">
            <text:p>0.321868758379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069879598" calcext:value-type="float">
            <text:p>0.106069879598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50675625117" calcext:value-type="float">
            <text:p>0.00850675625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4380716452" calcext:value-type="float">
            <text:p>0.0204380716452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5392153101" calcext:value-type="float">
            <text:p>0.1539215310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0887333368" calcext:value-type="float">
            <text:p>0.035088733336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459508726" calcext:value-type="float">
            <text:p>0.997459508726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81266868593" calcext:value-type="float">
            <text:p>0.0881266868593</text:p>
          </table:table-cell>
          <table:table-cell office:value-type="float" office:value="31.36" calcext:value-type="float">
            <text:p>31.36</text:p>
          </table:table-cell>
          <table:table-cell office:value-type="float" office:value="0.294304179491" calcext:value-type="float">
            <text:p>0.294304179491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150663771" calcext:value-type="float">
            <text:p>0.10515066377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56479389874" calcext:value-type="float">
            <text:p>0.00756479389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2592246614" calcext:value-type="float">
            <text:p>0.0202592246614</text:p>
          </table:table-cell>
          <table:table-cell office:value-type="float" office:value="32.64" calcext:value-type="float">
            <text:p>32.64</text:p>
          </table:table-cell>
          <table:table-cell office:value-type="float" office:value="0.133121463716" calcext:value-type="float">
            <text:p>0.13312146371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9038931242" calcext:value-type="float">
            <text:p>0.034903893124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050036824" calcext:value-type="float">
            <text:p>0.99705003682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8725373287" calcext:value-type="float">
            <text:p>0.0878725373287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69026277419" calcext:value-type="float">
            <text:p>0.26902627741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418492778" calcext:value-type="float">
            <text:p>0.10441849277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73825912781" calcext:value-type="float">
            <text:p>0.00673825912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1040268655" calcext:value-type="float">
            <text:p>0.020104026865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07000551933" calcext:value-type="float">
            <text:p>0.107000551933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7280841924" calcext:value-type="float">
            <text:p>0.034728084192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6364708056" calcext:value-type="float">
            <text:p>0.996364708056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6290539869" calcext:value-type="float">
            <text:p>0.0876290539869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45765793457" calcext:value-type="float">
            <text:p>0.24576579345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776144333" calcext:value-type="float">
            <text:p>0.10377614433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602832453604" calcext:value-type="float">
            <text:p>0.00602832453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0197766334" calcext:value-type="float">
            <text:p>0.0200197766334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915368245826" calcext:value-type="float">
            <text:p>0.091536824582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5633134926" calcext:value-type="float">
            <text:p>0.034563313492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26067872" calcext:value-type="float">
            <text:p>0.9952606787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73892486412" calcext:value-type="float">
            <text:p>0.0873892486412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24570463729" calcext:value-type="float">
            <text:p>0.224570463729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940743347" calcext:value-type="float">
            <text:p>0.10294074334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41062207845" calcext:value-type="float">
            <text:p>0.00541062207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9606536636" calcext:value-type="float">
            <text:p>0.019960653663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804177279824" calcext:value-type="float">
            <text:p>0.0804177279824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4105845005" calcext:value-type="float">
            <text:p>0.034410584500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3612759955" calcext:value-type="float">
            <text:p>0.99361275995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7147052598" calcext:value-type="float">
            <text:p>0.087147052598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05319569152" calcext:value-type="float">
            <text:p>0.205319569152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299979911" calcext:value-type="float">
            <text:p>0.10129997991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87870246793" calcext:value-type="float">
            <text:p>0.00487870246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9140943248" calcext:value-type="float">
            <text:p>0.0199140943248</text:p>
          </table:table-cell>
          <table:table-cell office:value-type="float" office:value="34.56" calcext:value-type="float">
            <text:p>34.56</text:p>
          </table:table-cell>
          <table:table-cell office:value-type="float" office:value="0.0729090726634" calcext:value-type="float">
            <text:p>0.072909072663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2456131056" calcext:value-type="float">
            <text:p>0.0342456131056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073271797" calcext:value-type="float">
            <text:p>0.991073271797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9058986537" calcext:value-type="float">
            <text:p>0.0869058986537</text:p>
          </table:table-cell>
          <table:table-cell office:value-type="float" office:value="32.64" calcext:value-type="float">
            <text:p>32.64</text:p>
          </table:table-cell>
          <table:table-cell office:value-type="float" office:value="0.18769911755" calcext:value-type="float">
            <text:p>0.18769911755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3822856454" calcext:value-type="float">
            <text:p>0.098382285645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42204896929" calcext:value-type="float">
            <text:p>0.00442204896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8808376542" calcext:value-type="float">
            <text:p>0.0198808376542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74790221039" calcext:value-type="float">
            <text:p>0.067479022103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0641847102" calcext:value-type="float">
            <text:p>0.0340641847102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7283299385" calcext:value-type="float">
            <text:p>0.98728329938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6604537139" calcext:value-type="float">
            <text:p>0.0866604537139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57370684431" calcext:value-type="float">
            <text:p>0.15737068443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490353747" calcext:value-type="float">
            <text:p>0.094490353747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03575132985" calcext:value-type="float">
            <text:p>0.00403575132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8475809837" calcext:value-type="float">
            <text:p>0.0198475809837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30392049798" calcext:value-type="float">
            <text:p>0.0630392049798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38821542294" calcext:value-type="float">
            <text:p>0.033882154229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1704570738" calcext:value-type="float">
            <text:p>0.981704570738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64213839674" calcext:value-type="float">
            <text:p>0.0864213839674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32662245529" calcext:value-type="float">
            <text:p>0.132662245529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365183608" calcext:value-type="float">
            <text:p>0.090365183608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70812021676" calcext:value-type="float">
            <text:p>0.00370812021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8091510533" calcext:value-type="float">
            <text:p>0.019809151053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90613000245" calcext:value-type="float">
            <text:p>0.059061300024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37209960419" calcext:value-type="float">
            <text:p>0.033720996041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3673023144" calcext:value-type="float">
            <text:p>0.97367302314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61691347349" calcext:value-type="float">
            <text:p>0.086169134734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2590399904" calcext:value-type="float">
            <text:p>0.112590399904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6158981222" calcext:value-type="float">
            <text:p>0.0866158981222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4223728261" calcext:value-type="float">
            <text:p>0.0034223728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7744163085" calcext:value-type="float">
            <text:p>0.019774416308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53040208495" calcext:value-type="float">
            <text:p>0.0553040208495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5923504651" calcext:value-type="float">
            <text:p>0.033592350465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2370515295" calcext:value-type="float">
            <text:p>0.962370515295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7805544469" calcext:value-type="float">
            <text:p>0.0857805544469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63235952864" calcext:value-type="float">
            <text:p>0.096323595286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5029533742" calcext:value-type="float">
            <text:p>0.083502953374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18166051407" calcext:value-type="float">
            <text:p>0.00318166051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7515061577" calcext:value-type="float">
            <text:p>0.0197515061577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20197220263" calcext:value-type="float">
            <text:p>0.052019722026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4964181941" calcext:value-type="float">
            <text:p>0.033496418194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6494400908" calcext:value-type="float">
            <text:p>0.946494400908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9238265553" calcext:value-type="float">
            <text:p>0.084923826555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31424194727" calcext:value-type="float">
            <text:p>0.0831424194727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0557285173" calcext:value-type="float">
            <text:p>0.081055728517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97832475224" calcext:value-type="float">
            <text:p>0.00297832475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7138152644" calcext:value-type="float">
            <text:p>0.0197138152644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89228444345" calcext:value-type="float">
            <text:p>0.0489228444345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4201540456" calcext:value-type="float">
            <text:p>0.0334201540456</text:p>
          </table:table-cell>
          <table:table-cell office:value-type="float" office:value="28.8" calcext:value-type="float">
            <text:p>28.8</text:p>
          </table:table-cell>
          <table:table-cell office:value-type="float" office:value="0.924370479584" calcext:value-type="float">
            <text:p>0.924370479584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1539748318" calcext:value-type="float">
            <text:p>0.083153974831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24198685718" calcext:value-type="float">
            <text:p>0.072419868571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1782101341" calcext:value-type="float">
            <text:p>0.0791782101341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80375427659" calcext:value-type="float">
            <text:p>0.00280375427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6872099279" calcext:value-type="float">
            <text:p>0.0196872099279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61528471794" calcext:value-type="float">
            <text:p>0.0461528471794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3503121411" calcext:value-type="float">
            <text:p>0.033350312141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94574326774" calcext:value-type="float">
            <text:p>0.894574326774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4342193156" calcext:value-type="float">
            <text:p>0.080434219315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37266238524" calcext:value-type="float">
            <text:p>0.063726623852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7406830353" calcext:value-type="float">
            <text:p>0.0777406830353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65589704124" calcext:value-type="float">
            <text:p>0.00265589704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6376944407" calcext:value-type="float">
            <text:p>0.019637694440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36101166144" calcext:value-type="float">
            <text:p>0.0436101166144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2842834441" calcext:value-type="float">
            <text:p>0.0332842834441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57372370056" calcext:value-type="float">
            <text:p>0.857372370056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73345268022" calcext:value-type="float">
            <text:p>0.0773345268022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66051783707" calcext:value-type="float">
            <text:p>0.056605178370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6576106587" calcext:value-type="float">
            <text:p>0.076657610658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52808389702" calcext:value-type="float">
            <text:p>0.00252808389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3915950786" calcext:value-type="float">
            <text:p>0.0193915950786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13691785047" calcext:value-type="float">
            <text:p>0.041369178504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2214658692" calcext:value-type="float">
            <text:p>0.033221465869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14171178515" calcext:value-type="float">
            <text:p>0.81417117851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4432710479" calcext:value-type="float">
            <text:p>0.07443271047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07836997127" calcext:value-type="float">
            <text:p>0.0507836997127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8134179062" calcext:value-type="float">
            <text:p>0.0758134179062</text:p>
          </table:table-cell>
          <table:table-cell office:value-type="float" office:value="57.6" calcext:value-type="float">
            <text:p>57.6</text:p>
          </table:table-cell>
          <table:table-cell office:value-type="float" office:value="0.00241544123494" calcext:value-type="float">
            <text:p>0.00241544123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2024843472" calcext:value-type="float">
            <text:p>0.0182024843472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93783813299" calcext:value-type="float">
            <text:p>0.0393783813299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1650705383" calcext:value-type="float">
            <text:p>0.0331650705383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65353139923" calcext:value-type="float">
            <text:p>0.765353139923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2041829114" calcext:value-type="float">
            <text:p>0.072041829114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59518111478" calcext:value-type="float">
            <text:p>0.0459518111478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1446208968" calcext:value-type="float">
            <text:p>0.0751446208968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31632008955" calcext:value-type="float">
            <text:p>0.00231632008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58774735573" calcext:value-type="float">
            <text:p>0.015877473557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74141477942" calcext:value-type="float">
            <text:p>0.0374141477942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1034571341" calcext:value-type="float">
            <text:p>0.0331034571341</text:p>
          </table:table-cell>
          <table:table-cell office:value-type="float" office:value="30.08" calcext:value-type="float">
            <text:p>30.08</text:p>
          </table:table-cell>
          <table:table-cell office:value-type="float" office:value="0.708742295318" calcext:value-type="float">
            <text:p>0.708742295318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02155201505" calcext:value-type="float">
            <text:p>0.070215520150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19103568272" calcext:value-type="float">
            <text:p>0.041910356827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5885782937" calcext:value-type="float">
            <text:p>0.0745885782937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23196634586" calcext:value-type="float">
            <text:p>0.00223196634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659540378" calcext:value-type="float">
            <text:p>0.01465954037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52824157564" calcext:value-type="float">
            <text:p>0.035282415756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0412416446" calcext:value-type="float">
            <text:p>0.033041241644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41383866566" calcext:value-type="float">
            <text:p>0.641383866566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8612819864" calcext:value-type="float">
            <text:p>0.068861281986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84801577657" calcext:value-type="float">
            <text:p>0.0384801577657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1233106804" calcext:value-type="float">
            <text:p>0.0741233106804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1547947628" calcext:value-type="float">
            <text:p>0.0021547947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4534317928" calcext:value-type="float">
            <text:p>0.013453431792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29861367319" calcext:value-type="float">
            <text:p>0.0329861367319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29463128492" calcext:value-type="float">
            <text:p>0.032946312849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65614913043" calcext:value-type="float">
            <text:p>0.565614913043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8673035403" calcext:value-type="float">
            <text:p>0.067867303540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55768944409" calcext:value-type="float">
            <text:p>0.0355768944409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7229556102" calcext:value-type="float">
            <text:p>0.0737229556102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08704060464" calcext:value-type="float">
            <text:p>0.00208704060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2162836484" calcext:value-type="float">
            <text:p>0.012216283648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10632244126" calcext:value-type="float">
            <text:p>0.0310632244126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26832015368" calcext:value-type="float">
            <text:p>0.032683201536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89969944642" calcext:value-type="float">
            <text:p>0.489969944642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71260647262" calcext:value-type="float">
            <text:p>0.0671260647262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30862207561" calcext:value-type="float">
            <text:p>0.0330862207561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3580972976" calcext:value-type="float">
            <text:p>0.073358097297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02661518181" calcext:value-type="float">
            <text:p>0.00202661518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6583106203" calcext:value-type="float">
            <text:p>0.011658310620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95609030457" calcext:value-type="float">
            <text:p>0.0295609030457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19289892472" calcext:value-type="float">
            <text:p>0.031928989247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23251102575" calcext:value-type="float">
            <text:p>0.423251102575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65692161167" calcext:value-type="float">
            <text:p>0.066569216116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09445906759" calcext:value-type="float">
            <text:p>0.0309445906759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30305673605" calcext:value-type="float">
            <text:p>0.0730305673605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97175959784" calcext:value-type="float">
            <text:p>0.00197175959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3856059218" calcext:value-type="float">
            <text:p>0.0113856059218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8361112013" calcext:value-type="float">
            <text:p>0.02836111201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2814829443" calcext:value-type="float">
            <text:p>0.0302814829443</text:p>
          </table:table-cell>
          <table:table-cell office:value-type="float" office:value="31.36" calcext:value-type="float">
            <text:p>31.36</text:p>
          </table:table-cell>
          <table:table-cell office:value-type="float" office:value="0.369092876292" calcext:value-type="float">
            <text:p>0.369092876292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61098344037" calcext:value-type="float">
            <text:p>0.0661098344037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91005300732" calcext:value-type="float">
            <text:p>0.0291005300732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7211338097" calcext:value-type="float">
            <text:p>0.072721133809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9242327492" calcext:value-type="float">
            <text:p>0.0019242327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2363204228" calcext:value-type="float">
            <text:p>0.0112363204228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73015179644" calcext:value-type="float">
            <text:p>0.0273015179644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77607521411" calcext:value-type="float">
            <text:p>0.027760752141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26367763547" calcext:value-type="float">
            <text:p>0.32636776354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56560922848" calcext:value-type="float">
            <text:p>0.065656092284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74920861594" calcext:value-type="float">
            <text:p>0.0274920861594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4181109219" calcext:value-type="float">
            <text:p>0.072418110921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87802507292" calcext:value-type="float">
            <text:p>0.00187802507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1424627082" calcext:value-type="float">
            <text:p>0.011142462708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62264284597" calcext:value-type="float">
            <text:p>0.0262264284597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6201379097" calcext:value-type="float">
            <text:p>0.025620137909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91669985308" calcext:value-type="float">
            <text:p>0.291669985308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9364923478" calcext:value-type="float">
            <text:p>0.064936492347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61222615918" calcext:value-type="float">
            <text:p>0.0261222615918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1006182517" calcext:value-type="float">
            <text:p>0.072100618251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83368622415" calcext:value-type="float">
            <text:p>0.00183368622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0744712928" calcext:value-type="float">
            <text:p>0.011074471292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50731237954" calcext:value-type="float">
            <text:p>0.025073123795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3561599958" calcext:value-type="float">
            <text:p>0.024356159995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61997015128" calcext:value-type="float">
            <text:p>0.26199701512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4896299819" calcext:value-type="float">
            <text:p>0.0634896299819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4916664001" calcext:value-type="float">
            <text:p>0.02491666400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7625748271" calcext:value-type="float">
            <text:p>0.0717625748271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79392783497" calcext:value-type="float">
            <text:p>0.00179392783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0234777313" calcext:value-type="float">
            <text:p>0.0110234777313</text:p>
          </table:table-cell>
          <table:table-cell office:value-type="float" office:value="44.8" calcext:value-type="float">
            <text:p>44.8</text:p>
          </table:table-cell>
          <table:table-cell office:value-type="float" office:value="0.0236445903149" calcext:value-type="float">
            <text:p>0.0236445903149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5036070935" calcext:value-type="float">
            <text:p>0.0235036070935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35711968517" calcext:value-type="float">
            <text:p>0.23571196851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0889406274" calcext:value-type="float">
            <text:p>0.061088940627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38279862133" calcext:value-type="float">
            <text:p>0.023827986213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4180108423" calcext:value-type="float">
            <text:p>0.071418010842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756184848" calcext:value-type="float">
            <text:p>0.001756184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9769183926" calcext:value-type="float">
            <text:p>0.010976918392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18751567993" calcext:value-type="float">
            <text:p>0.0218751567993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9966512011" calcext:value-type="float">
            <text:p>0.022996651201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11976842468" calcext:value-type="float">
            <text:p>0.211976842468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80927224043" calcext:value-type="float">
            <text:p>0.058092722404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28756535835" calcext:value-type="float">
            <text:p>0.022875653583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0830079037" calcext:value-type="float">
            <text:p>0.0710830079037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72020075751" calcext:value-type="float">
            <text:p>0.00172020075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847586896" calcext:value-type="float">
            <text:p>0.01084758689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00953929795" calcext:value-type="float">
            <text:p>0.0200953929795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6649021551" calcext:value-type="float">
            <text:p>0.022664902155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71144208139" calcext:value-type="float">
            <text:p>0.171144208139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50889642892" calcext:value-type="float">
            <text:p>0.055088964289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19776139021" calcext:value-type="float">
            <text:p>0.021977613902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7678963369" calcext:value-type="float">
            <text:p>0.0707678963369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68491289688" calcext:value-type="float">
            <text:p>0.00168491289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1846705964" calcext:value-type="float">
            <text:p>0.0101846705964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82012579359" calcext:value-type="float">
            <text:p>0.0182012579359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446144466" calcext:value-type="float">
            <text:p>0.02244614446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39248533796" calcext:value-type="float">
            <text:p>0.13924853379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24796712558" calcext:value-type="float">
            <text:p>0.052479671255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11062917438" calcext:value-type="float">
            <text:p>0.021106291743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1970176276" calcext:value-type="float">
            <text:p>0.070197017627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65182365685" calcext:value-type="float">
            <text:p>0.00165182365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30160400617" calcext:value-type="float">
            <text:p>0.0083016040061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61632365138" calcext:value-type="float">
            <text:p>0.0161632365138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2912078274" calcext:value-type="float">
            <text:p>0.0222912078274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5485922372" calcext:value-type="float">
            <text:p>0.11548592237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04031972575" calcext:value-type="float">
            <text:p>0.0504031972575</text:p>
          </table:table-cell>
          <table:table-cell office:value-type="float" office:value="44.8" calcext:value-type="float">
            <text:p>44.8</text:p>
          </table:table-cell>
          <table:table-cell office:value-type="float" office:value="0.0202213044304" calcext:value-type="float">
            <text:p>0.020221304430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7006857724" calcext:value-type="float">
            <text:p>0.069700685772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61976043977" calcext:value-type="float">
            <text:p>0.00161976043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67202714927" calcext:value-type="float">
            <text:p>0.00667202714927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0396211435" calcext:value-type="float">
            <text:p>0.0140396211435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1605552993" calcext:value-type="float">
            <text:p>0.0221605552993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76402902696" calcext:value-type="float">
            <text:p>0.0976402902696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88223332337" calcext:value-type="float">
            <text:p>0.048822333233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92274248266" calcext:value-type="float">
            <text:p>0.0192274248266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2362607034" calcext:value-type="float">
            <text:p>0.069236260703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56072747665" calcext:value-type="float">
            <text:p>0.00156072747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5509078332" calcext:value-type="float">
            <text:p>0.0055509078332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08003329309" calcext:value-type="float">
            <text:p>0.0108003329309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0268923443" calcext:value-type="float">
            <text:p>0.022026892344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36083041142" calcext:value-type="float">
            <text:p>0.0836083041142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76443936826" calcext:value-type="float">
            <text:p>0.047644393682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0905206841" calcext:value-type="float">
            <text:p>0.0180905206841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802057332" calcext:value-type="float">
            <text:p>0.06880205733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50425957091" calcext:value-type="float">
            <text:p>0.00150425957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414452018754" calcext:value-type="float">
            <text:p>0.0041445201875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765475533413" calcext:value-type="float">
            <text:p>0.00765475533413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8179687164" calcext:value-type="float">
            <text:p>0.021817968716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29762789176" calcext:value-type="float">
            <text:p>0.0729762789176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7676207123" calcext:value-type="float">
            <text:p>0.046767620712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68366354599" calcext:value-type="float">
            <text:p>0.0168366354599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3825801696" calcext:value-type="float">
            <text:p>0.068382580169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44760844678" calcext:value-type="float">
            <text:p>0.00144760844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332123283217" calcext:value-type="float">
            <text:p>0.0033212328321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608307335401" calcext:value-type="float">
            <text:p>0.00608307335401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2457869075" calcext:value-type="float">
            <text:p>0.021245786907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48945755305" calcext:value-type="float">
            <text:p>0.064894575530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61023325177" calcext:value-type="float">
            <text:p>0.046102332517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54642371859" calcext:value-type="float">
            <text:p>0.015464237185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7963396066" calcext:value-type="float">
            <text:p>0.06796339606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39392546046" calcext:value-type="float">
            <text:p>0.00139392546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88815707791" calcext:value-type="float">
            <text:p>0.00288815707791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525074599553" calcext:value-type="float">
            <text:p>0.00525074599553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99246108823" calcext:value-type="float">
            <text:p>0.019924610882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86702415042" calcext:value-type="float">
            <text:p>0.0586702415042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55726397793" calcext:value-type="float">
            <text:p>0.0455726397793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0605867634" calcext:value-type="float">
            <text:p>0.014060586763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5535532144" calcext:value-type="float">
            <text:p>0.067553553214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33917980752" calcext:value-type="float">
            <text:p>0.00133917980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65166519845" calcext:value-type="float">
            <text:p>0.00265166519845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57337319847" calcext:value-type="float">
            <text:p>0.00457337319847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77015109533" calcext:value-type="float">
            <text:p>0.017701510953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37977064357" calcext:value-type="float">
            <text:p>0.0537977064357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51489346286" calcext:value-type="float">
            <text:p>0.045148934628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26894753426" calcext:value-type="float">
            <text:p>0.012689475342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1552495565" calcext:value-type="float">
            <text:p>0.067155249556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28864817739" calcext:value-type="float">
            <text:p>0.00128864817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51272621926" calcext:value-type="float">
            <text:p>0.00251272621926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79712463364" calcext:value-type="float">
            <text:p>0.00379712463364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2817297993" calcext:value-type="float">
            <text:p>0.015281729799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99298922312" calcext:value-type="float">
            <text:p>0.049929892231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7840774154" calcext:value-type="float">
            <text:p>0.044784077415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13963104571" calcext:value-type="float">
            <text:p>0.0113963104571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7589606784" calcext:value-type="float">
            <text:p>0.0667589606784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23807990359" calcext:value-type="float">
            <text:p>0.00123807990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39743642803" calcext:value-type="float">
            <text:p>0.0023974364280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8659215074" calcext:value-type="float">
            <text:p>0.002865921507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6735597415" calcext:value-type="float">
            <text:p>0.013673559741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67853245752" calcext:value-type="float">
            <text:p>0.0467853245752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44759226422" calcext:value-type="float">
            <text:p>0.044475922642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02223326873" calcext:value-type="float">
            <text:p>0.0102223326873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3632212857" calcext:value-type="float">
            <text:p>0.066363221285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19524344556" calcext:value-type="float">
            <text:p>0.00119524344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30875197323" calcext:value-type="float">
            <text:p>0.0023087519732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22544265353" calcext:value-type="float">
            <text:p>0.00222544265353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6626583836" calcext:value-type="float">
            <text:p>0.012662658383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42259747227" calcext:value-type="float">
            <text:p>0.0442259747227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42008698338" calcext:value-type="float">
            <text:p>0.044200869833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17262816721" calcext:value-type="float">
            <text:p>0.00917262816721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59766766155" calcext:value-type="float">
            <text:p>0.0659766766155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15119774621" calcext:value-type="float">
            <text:p>0.00115119774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25036804049" calcext:value-type="float">
            <text:p>0.0022503680404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86683352567" calcext:value-type="float">
            <text:p>0.00186683352567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9704608883" calcext:value-type="float">
            <text:p>0.011970460888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20933503649" calcext:value-type="float">
            <text:p>0.0420933503649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9508886989" calcext:value-type="float">
            <text:p>0.043950888698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22826177143" calcext:value-type="float">
            <text:p>0.00822826177143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590095313" calcext:value-type="float">
            <text:p>0.06559009531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11341811556" calcext:value-type="float">
            <text:p>0.00111341811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21046003583" calcext:value-type="float">
            <text:p>0.0022104600358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6189062274" calcext:value-type="float">
            <text:p>0.001618906227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5102669606" calcext:value-type="float">
            <text:p>0.0115102669606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02602564085" calcext:value-type="float">
            <text:p>0.040260256408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71408705" calcext:value-type="float">
            <text:p>0.04371408705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42563306129" calcext:value-type="float">
            <text:p>0.00742563306129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085326439" calcext:value-type="float">
            <text:p>0.065208532643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07648128948" calcext:value-type="float">
            <text:p>0.00107648128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18237662514" calcext:value-type="float">
            <text:p>0.0021823766251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42927135938" calcext:value-type="float">
            <text:p>0.00142927135938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11857429392" calcext:value-type="float">
            <text:p>0.011185742939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86490516843" calcext:value-type="float">
            <text:p>0.0386490516843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3492365185" calcext:value-type="float">
            <text:p>0.04349236518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735083135" calcext:value-type="float">
            <text:p>0.006735083135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8367141827" calcext:value-type="float">
            <text:p>0.0648367141827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04170644032" calcext:value-type="float">
            <text:p>0.00104170644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215946647432" calcext:value-type="float">
            <text:p>0.00215946647432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30161831592" calcext:value-type="float">
            <text:p>0.00130161831592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9561477132" calcext:value-type="float">
            <text:p>0.010956147713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71885149652" calcext:value-type="float">
            <text:p>0.037188514965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32665362245" calcext:value-type="float">
            <text:p>0.043266536224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616378160312" calcext:value-type="float">
            <text:p>0.00616378160312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4711232229" calcext:value-type="float">
            <text:p>0.064471123222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00759117735" calcext:value-type="float">
            <text:p>0.00100759117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213507824925" calcext:value-type="float">
            <text:p>0.00213507824925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19315012293" calcext:value-type="float">
            <text:p>0.0011931501229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7994048185" calcext:value-type="float">
            <text:p>0.010799404818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58146474579" calcext:value-type="float">
            <text:p>0.0358146474579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30299184754" calcext:value-type="float">
            <text:p>0.043029918475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6813954979" calcext:value-type="float">
            <text:p>0.005681395497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00147306" calcext:value-type="float">
            <text:p>0.06410014730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974831730405" calcext:value-type="float">
            <text:p>0.000974831730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210995098706" calcext:value-type="float">
            <text:p>0.0021099509870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09722587062" calcext:value-type="float">
            <text:p>0.0010972258706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6858113763" calcext:value-type="float">
            <text:p>0.010685811376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45543326681" calcext:value-type="float">
            <text:p>0.034554332668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7813472389" calcext:value-type="float">
            <text:p>0.042781347238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527615930458" calcext:value-type="float">
            <text:p>0.00527615930458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7314792279" calcext:value-type="float">
            <text:p>0.063731479227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942621938613" calcext:value-type="float">
            <text:p>0.000942621938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208038950213" calcext:value-type="float">
            <text:p>0.00208038950213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02638949969" calcext:value-type="float">
            <text:p>0.0010263894996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87872154" calcext:value-type="float">
            <text:p>0.01058787215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32859929513" calcext:value-type="float">
            <text:p>0.033285992951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5300788054" calcext:value-type="float">
            <text:p>0.042530078805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9322631127" calcext:value-type="float">
            <text:p>0.0049322631127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3723355636" calcext:value-type="float">
            <text:p>0.0633723355636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909569342258" calcext:value-type="float">
            <text:p>0.000909569342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204195957171" calcext:value-type="float">
            <text:p>0.0020419595717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955553128754" calcext:value-type="float">
            <text:p>0.000955553128754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4913377976" calcext:value-type="float">
            <text:p>0.010491337797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31947435123" calcext:value-type="float">
            <text:p>0.031947435123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22941353555" calcext:value-type="float">
            <text:p>0.042294135355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64400800104" calcext:value-type="float">
            <text:p>0.00464400800104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0098949867" calcext:value-type="float">
            <text:p>0.0630098949867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878092424" calcext:value-type="float">
            <text:p>0.000878092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98653178746" calcext:value-type="float">
            <text:p>0.0019865317874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95784940778" calcext:value-type="float">
            <text:p>0.000895784940778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4052395878" calcext:value-type="float">
            <text:p>0.0104052395878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305157881411" calcext:value-type="float">
            <text:p>0.030515788141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20715552915" calcext:value-type="float">
            <text:p>0.0420715552915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40643039307" calcext:value-type="float">
            <text:p>0.00440643039307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6517403961" calcext:value-type="float">
            <text:p>0.062651740396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846798724126" calcext:value-type="float">
            <text:p>0.000846798724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92297459486" calcext:value-type="float">
            <text:p>0.0019229745948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52987966671" calcext:value-type="float">
            <text:p>0.00085298796667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283733539" calcext:value-type="float">
            <text:p>0.010328373353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91270745189" calcext:value-type="float">
            <text:p>0.0291270745189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6628686249" calcext:value-type="float">
            <text:p>0.041662868624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20549746128" calcext:value-type="float">
            <text:p>0.00420549746128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2978351594" calcext:value-type="float">
            <text:p>0.062297835159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816054679401" calcext:value-type="float">
            <text:p>0.000816054679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8830665902" calcext:value-type="float">
            <text:p>0.001883066590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26424327571" calcext:value-type="float">
            <text:p>0.00082642432757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2468911321" calcext:value-type="float">
            <text:p>0.0102468911321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78274375866" calcext:value-type="float">
            <text:p>0.0278274375866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3156044931" calcext:value-type="float">
            <text:p>0.041315604493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40339783164" calcext:value-type="float">
            <text:p>0.0040339783164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424646282" calcext:value-type="float">
            <text:p>0.061942464628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785750358797" calcext:value-type="float">
            <text:p>0.000785750358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82542169458" calcext:value-type="float">
            <text:p>0.00182542169458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91744020968" calcext:value-type="float">
            <text:p>0.000791744020968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676165567" calcext:value-type="float">
            <text:p>0.0101676165567</text:p>
          </table:table-cell>
          <table:table-cell office:value-type="float" office:value="44.8" calcext:value-type="float">
            <text:p>44.8</text:p>
          </table:table-cell>
          <table:table-cell office:value-type="float" office:value="0.0265588972466" calcext:value-type="float">
            <text:p>0.0265588972466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9963544316" calcext:value-type="float">
            <text:p>0.040996354431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89175040098" calcext:value-type="float">
            <text:p>0.0038917504009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5908672301" calcext:value-type="float">
            <text:p>0.0615908672301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754896383042" calcext:value-type="float">
            <text:p>0.000754896383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6038642773" calcext:value-type="float">
            <text:p>0.00176038642773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67394018459" calcext:value-type="float">
            <text:p>0.000767394018459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0839266885" calcext:value-type="float">
            <text:p>0.010083926688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53176416585" calcext:value-type="float">
            <text:p>0.025317641658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6886900578" calcext:value-type="float">
            <text:p>0.040688690057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77219561296" calcext:value-type="float">
            <text:p>0.0037721956129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2364491403" calcext:value-type="float">
            <text:p>0.061236449140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725471510677" calcext:value-type="float">
            <text:p>0.000725471510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4560568526" calcext:value-type="float">
            <text:p>0.0017456056852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45257652542" calcext:value-type="float">
            <text:p>0.000745257652542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97916383185" calcext:value-type="float">
            <text:p>0.0099791638318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40145941323" calcext:value-type="float">
            <text:p>0.024014594132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3945116697" calcext:value-type="float">
            <text:p>0.040394511669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66918608007" calcext:value-type="float">
            <text:p>0.0036691860800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8806390208" calcext:value-type="float">
            <text:p>0.0608806390208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696449718756" calcext:value-type="float">
            <text:p>0.0006964497187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3895435116" calcext:value-type="float">
            <text:p>0.00173895435116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23859165489" calcext:value-type="float">
            <text:p>0.000723859165489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86436621884" calcext:value-type="float">
            <text:p>0.00986436621884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25566655144" calcext:value-type="float">
            <text:p>0.0225566655144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0965939856" calcext:value-type="float">
            <text:p>0.0400965939856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57720671728" calcext:value-type="float">
            <text:p>0.0035772067172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5283822402" calcext:value-type="float">
            <text:p>0.0605283822402</text:p>
          </table:table-cell>
          <table:table-cell office:value-type="float" office:value="89.6" calcext:value-type="float">
            <text:p>89.6</text:p>
          </table:table-cell>
          <table:table-cell office:value-type="float" office:value="0.000668930317578" calcext:value-type="float">
            <text:p>0.000668930317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72269553444" calcext:value-type="float">
            <text:p>0.0017226955344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707625830483" calcext:value-type="float">
            <text:p>0.000707625830483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4274497148" calcext:value-type="float">
            <text:p>0.0097427449714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208539766222" calcext:value-type="float">
            <text:p>0.0208539766222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8144303848" calcext:value-type="float">
            <text:p>0.0398144303848</text:p>
          </table:table-cell>
          <table:table-cell office:value-type="float" office:value="57.6" calcext:value-type="float">
            <text:p>57.6</text:p>
          </table:table-cell>
          <table:table-cell office:value-type="float" office:value="0.00350244667556" calcext:value-type="float">
            <text:p>0.0035024466755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1770779011" calcext:value-type="float">
            <text:p>0.060177077901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64053146816" calcext:value-type="float">
            <text:p>0.00064053146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71456612609" calcext:value-type="float">
            <text:p>0.00171456612609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689916737749" calcext:value-type="float">
            <text:p>0.000689916737749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65002382251" calcext:value-type="float">
            <text:p>0.00965002382251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89237810487" calcext:value-type="float">
            <text:p>0.0189237810487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5425038731" calcext:value-type="float">
            <text:p>0.0395425038731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43534647419" calcext:value-type="float">
            <text:p>0.00343534647419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8226598112" calcext:value-type="float">
            <text:p>0.0598226598112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610263791233" calcext:value-type="float">
            <text:p>0.000610263791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70569768061" calcext:value-type="float">
            <text:p>0.0017056976806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672945523879" calcext:value-type="float">
            <text:p>0.000672945523879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5257935385" calcext:value-type="float">
            <text:p>0.009525793538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66768014808" calcext:value-type="float">
            <text:p>0.0166768014808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2729067589" calcext:value-type="float">
            <text:p>0.039272906758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337596739188" calcext:value-type="float">
            <text:p>0.00337596739188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484250063" calcext:value-type="float">
            <text:p>0.059484250063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580325907395" calcext:value-type="float">
            <text:p>0.000580325907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9239501239" calcext:value-type="float">
            <text:p>0.0016923950123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661877340921" calcext:value-type="float">
            <text:p>0.000661877340921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43768837746" calcext:value-type="float">
            <text:p>0.0094376883774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43495726425" calcext:value-type="float">
            <text:p>0.014349572642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0145888328" calcext:value-type="float">
            <text:p>0.039014588832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332240978822" calcext:value-type="float">
            <text:p>0.00332240978822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1395761812" calcext:value-type="float">
            <text:p>0.0591395761812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553246230337" calcext:value-type="float">
            <text:p>0.000553246230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8130945554" calcext:value-type="float">
            <text:p>0.0016813094555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640478853868" calcext:value-type="float">
            <text:p>0.000640478853868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682478633" calcext:value-type="float">
            <text:p>0.0093682478633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18999636671" calcext:value-type="float">
            <text:p>0.0118999636671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7621557005" calcext:value-type="float">
            <text:p>0.0387621557005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327381576111" calcext:value-type="float">
            <text:p>0.00327381576111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7942062844" calcext:value-type="float">
            <text:p>0.058794206284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524737449889" calcext:value-type="float">
            <text:p>0.000524737449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7022389869" calcext:value-type="float">
            <text:p>0.0016702238986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619080366814" calcext:value-type="float">
            <text:p>0.00061908036681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29720178811" calcext:value-type="float">
            <text:p>0.00929720178811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44313225742" calcext:value-type="float">
            <text:p>0.00944313225742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5248636521" calcext:value-type="float">
            <text:p>0.038524863652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323263645944" calcext:value-type="float">
            <text:p>0.0032326364594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4531956386" calcext:value-type="float">
            <text:p>0.058453195638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497218048711" calcext:value-type="float">
            <text:p>0.000497218048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643116017" calcext:value-type="float">
            <text:p>0.001664311601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89565212258" calcext:value-type="float">
            <text:p>0.000589565212258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2317751765" calcext:value-type="float">
            <text:p>0.0092317751765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758897286752" calcext:value-type="float">
            <text:p>0.0075889728675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2878781034" calcext:value-type="float">
            <text:p>0.0382878781034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319507260242" calcext:value-type="float">
            <text:p>0.00319507260242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1151522141" calcext:value-type="float">
            <text:p>0.058115152214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469478785473" calcext:value-type="float">
            <text:p>0.000469478785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5766026759" calcext:value-type="float">
            <text:p>0.0016576602675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565953088613" calcext:value-type="float">
            <text:p>0.000565953088613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707638577" calcext:value-type="float">
            <text:p>0.009170763857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26887237136" calcext:value-type="float">
            <text:p>0.0062688723713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0431687628" calcext:value-type="float">
            <text:p>0.038043168762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31580602539" calcext:value-type="float">
            <text:p>0.0031580602539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7819076287" calcext:value-type="float">
            <text:p>0.0577819076287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441996027972" calcext:value-type="float">
            <text:p>0.000441996027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5026989636" calcext:value-type="float">
            <text:p>0.0016502698963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534224297466" calcext:value-type="float">
            <text:p>0.000534224297466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11256227068" calcext:value-type="float">
            <text:p>0.0091125622706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23786987139" calcext:value-type="float">
            <text:p>0.00523786987139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8152556045" calcext:value-type="float">
            <text:p>0.0378152556045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312613403936" calcext:value-type="float">
            <text:p>0.0031261340393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4509342497" calcext:value-type="float">
            <text:p>0.0574509342497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416052304891" calcext:value-type="float">
            <text:p>0.000416052304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3992337663" calcext:value-type="float">
            <text:p>0.0016399233766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89213686767" calcext:value-type="float">
            <text:p>0.000489213686767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05375859828" calcext:value-type="float">
            <text:p>0.00905375859828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40127122869" calcext:value-type="float">
            <text:p>0.0044012712286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5885684448" calcext:value-type="float">
            <text:p>0.0375885684448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309580107162" calcext:value-type="float">
            <text:p>0.00309580107162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120290562" calcext:value-type="float">
            <text:p>0.057120290562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39296678859" calcext:value-type="float">
            <text:p>0.00039296678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3179396827" calcext:value-type="float">
            <text:p>0.00163179396827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47892470389" calcext:value-type="float">
            <text:p>0.00044789247038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9575770639" calcext:value-type="float">
            <text:p>0.0089957577063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73680727074" calcext:value-type="float">
            <text:p>0.00373680727074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3664174804" calcext:value-type="float">
            <text:p>0.037366417480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306632600599" calcext:value-type="float">
            <text:p>0.00306632600599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7899033008" calcext:value-type="float">
            <text:p>0.056789903300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368378881546" calcext:value-type="float">
            <text:p>0.000368378881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2440359704" calcext:value-type="float">
            <text:p>0.0016244035970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02143980827" calcext:value-type="float">
            <text:p>0.00040214398082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93795750963" calcext:value-type="float">
            <text:p>0.0089379575096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18429104484" calcext:value-type="float">
            <text:p>0.0031842910448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137584823" calcext:value-type="float">
            <text:p>0.03713758482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303887313821" calcext:value-type="float">
            <text:p>0.00303887313821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4642416142" calcext:value-type="float">
            <text:p>0.0564642416142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343461181411" calcext:value-type="float">
            <text:p>0.000343461181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61701322581" calcext:value-type="float">
            <text:p>0.00161701322581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341637913987" calcext:value-type="float">
            <text:p>0.000341637913987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8537538619" calcext:value-type="float">
            <text:p>0.00888537538619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7683992016" calcext:value-type="float">
            <text:p>0.002768399201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915004759" calcext:value-type="float">
            <text:p>0.03691500475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301307479595" calcext:value-type="float">
            <text:p>0.0030130747959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1434520315" calcext:value-type="float">
            <text:p>0.0561434520315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31927635481" calcext:value-type="float">
            <text:p>0.00031927635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60888381745" calcext:value-type="float">
            <text:p>0.0016088838174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308433365111" calcext:value-type="float">
            <text:p>0.00030843336511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83018422609" calcext:value-type="float">
            <text:p>0.0088301842260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43596659945" calcext:value-type="float">
            <text:p>0.0024359665994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6891757985" calcext:value-type="float">
            <text:p>0.036689175798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98844074942" calcext:value-type="float">
            <text:p>0.00298844074942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8259593612" calcext:value-type="float">
            <text:p>0.0558259593612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96630562629" calcext:value-type="float">
            <text:p>0.000296630562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60001537197" calcext:value-type="float">
            <text:p>0.0016000153719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83345483739" calcext:value-type="float">
            <text:p>0.000283345483739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7740140752" calcext:value-type="float">
            <text:p>0.0087774014075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17816581867" calcext:value-type="float">
            <text:p>0.00217816581867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4716836291" calcext:value-type="float">
            <text:p>0.036471683629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96484844117" calcext:value-type="float">
            <text:p>0.0029648484411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5070380289" calcext:value-type="float">
            <text:p>0.0555070380289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74900862365" calcext:value-type="float">
            <text:p>0.000274900862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9705922348" calcext:value-type="float">
            <text:p>0.0015970592234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70063664188" calcext:value-type="float">
            <text:p>0.00027006366418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72602345484" calcext:value-type="float">
            <text:p>0.0087260234548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97413204897" calcext:value-type="float">
            <text:p>0.00197413204897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2491035651" calcext:value-type="float">
            <text:p>0.036249103565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94284937972" calcext:value-type="float">
            <text:p>0.00294284937972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1835742839" calcext:value-type="float">
            <text:p>0.055183574283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54123897694" calcext:value-type="float">
            <text:p>0.000254123897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9188596362" calcext:value-type="float">
            <text:p>0.00159188596362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63422754413" calcext:value-type="float">
            <text:p>0.000263422754413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7324063627" calcext:value-type="float">
            <text:p>0.0086732406362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81002229124" calcext:value-type="float">
            <text:p>0.00181002229124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0269526006" calcext:value-type="float">
            <text:p>0.036026952600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89707417385" calcext:value-type="float">
            <text:p>0.0028970741738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8665578344" calcext:value-type="float">
            <text:p>0.054866557834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23536233524" calcext:value-type="float">
            <text:p>0.00023536233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8523462951" calcext:value-type="float">
            <text:p>0.0015852346295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5530608691" calcext:value-type="float">
            <text:p>0.00025530608691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6132327931" calcext:value-type="float">
            <text:p>0.008613232793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68282719784" calcext:value-type="float">
            <text:p>0.00168282719784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8073762334" calcext:value-type="float">
            <text:p>0.035807376233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85460801901" calcext:value-type="float">
            <text:p>0.00285460801901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511165763" calcext:value-type="float">
            <text:p>0.0545511165763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215941186606" calcext:value-type="float">
            <text:p>0.000215941186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7932233252" calcext:value-type="float">
            <text:p>0.0015793223325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46451540543" calcext:value-type="float">
            <text:p>0.000246451540543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6586874298" calcext:value-type="float">
            <text:p>0.0085658687429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57810190012" calcext:value-type="float">
            <text:p>0.00157810190012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5915391623" calcext:value-type="float">
            <text:p>0.035591539162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811958028" calcext:value-type="float">
            <text:p>0.002811958028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2246123454" calcext:value-type="float">
            <text:p>0.0542246123454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98645371218" calcext:value-type="float">
            <text:p>0.000198645371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7267099841" calcext:value-type="float">
            <text:p>0.0015726709984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4202426736" calcext:value-type="float">
            <text:p>0.0002420242673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51168105851" calcext:value-type="float">
            <text:p>0.00851168105851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48882458693" calcext:value-type="float">
            <text:p>0.00148882458693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3750277919" calcext:value-type="float">
            <text:p>0.035375027791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76581514979" calcext:value-type="float">
            <text:p>0.00276581514979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913603603" calcext:value-type="float">
            <text:p>0.053913603603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80616682298" calcext:value-type="float">
            <text:p>0.000180616682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6675870142" calcext:value-type="float">
            <text:p>0.0015667587014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36859115313" calcext:value-type="float">
            <text:p>0.000236859115313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45950032533" calcext:value-type="float">
            <text:p>0.00845950032533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4163996205" calcext:value-type="float">
            <text:p>0.00141639962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1626235171" calcext:value-type="float">
            <text:p>0.0351626235171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72200086305" calcext:value-type="float">
            <text:p>0.002722000863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6025582282" calcext:value-type="float">
            <text:p>0.053602558228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65556131187" calcext:value-type="float">
            <text:p>0.000165556131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6010736731" calcext:value-type="float">
            <text:p>0.0015601073673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25790932354" calcext:value-type="float">
            <text:p>0.000225790932354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40551333599" calcext:value-type="float">
            <text:p>0.00840551333599</text:p>
          </table:table-cell>
          <table:table-cell office:value-type="float" office:value="57.6" calcext:value-type="float">
            <text:p>57.6</text:p>
          </table:table-cell>
          <table:table-cell office:value-type="float" office:value="0.00135721578367" calcext:value-type="float">
            <text:p>0.00135721578367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9521195403" calcext:value-type="float">
            <text:p>0.034952119540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67769634653" calcext:value-type="float">
            <text:p>0.00267769634653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2879595145" calcext:value-type="float">
            <text:p>0.0532879595145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4979935022" calcext:value-type="float">
            <text:p>0.00014979935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564121817" calcext:value-type="float">
            <text:p>0.001556412181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22839416899" calcext:value-type="float">
            <text:p>0.000222839416899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35313190768" calcext:value-type="float">
            <text:p>0.00835313190768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30385001893" calcext:value-type="float">
            <text:p>0.00130385001893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7376310677" calcext:value-type="float">
            <text:p>0.034737631067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63363694489" calcext:value-type="float">
            <text:p>0.0026336369448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9728479477" calcext:value-type="float">
            <text:p>0.0529728479477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36131258822" calcext:value-type="float">
            <text:p>0.000136131258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534560332" calcext:value-type="float">
            <text:p>0.001553456033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17674264851" calcext:value-type="float">
            <text:p>0.000217674264851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30275743064" calcext:value-type="float">
            <text:p>0.0083027574306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25650294946" calcext:value-type="float">
            <text:p>0.0012565029494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5338087838" calcext:value-type="float">
            <text:p>0.034533808783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5939896113" calcext:value-type="float">
            <text:p>0.0025939896113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568205719" calcext:value-type="float">
            <text:p>0.0526568205719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22829604192" calcext:value-type="float">
            <text:p>0.000122829604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4458758772" calcext:value-type="float">
            <text:p>0.0015445875877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13984870532" calcext:value-type="float">
            <text:p>0.000213984870532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2509780877" calcext:value-type="float">
            <text:p>0.008250978087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21537519844" calcext:value-type="float">
            <text:p>0.00121537519844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3239791063" calcext:value-type="float">
            <text:p>0.034323979106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55397460536" calcext:value-type="float">
            <text:p>0.0025539746053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3454088736" calcext:value-type="float">
            <text:p>0.0523454088736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09747811621" calcext:value-type="float">
            <text:p>0.000109747811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3719721649" calcext:value-type="float">
            <text:p>0.0015371972164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11033355076" calcext:value-type="float">
            <text:p>0.00021103335507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2052195986" calcext:value-type="float">
            <text:p>0.0082052195986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17424744742" calcext:value-type="float">
            <text:p>0.00117424744742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1135364294" calcext:value-type="float">
            <text:p>0.034113536429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51248891008" calcext:value-type="float">
            <text:p>0.00251248891008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0280993651" calcext:value-type="float">
            <text:p>0.052028099365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9.82416971474e-05" calcext:value-type="float">
            <text:p>9.8241697147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34241068" calcext:value-type="float">
            <text:p>0.00153424106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07343960757" calcext:value-type="float">
            <text:p>0.00020734396075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15083121901" calcext:value-type="float">
            <text:p>0.0081508312190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13492530498" calcext:value-type="float">
            <text:p>0.00113492530498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9073234481" calcext:value-type="float">
            <text:p>0.033907323448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4750476105" calcext:value-type="float">
            <text:p>0.00247504761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711229445" calcext:value-type="float">
            <text:p>0.05171122944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8.7468456207e-05" calcext:value-type="float">
            <text:p>8.74684562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2906780813" calcext:value-type="float">
            <text:p>0.00152906780813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96275777798" calcext:value-type="float">
            <text:p>0.00019627577779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10527342503" calcext:value-type="float">
            <text:p>0.0081052734250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0976093943" calcext:value-type="float">
            <text:p>0.0010976093943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7104893568" calcext:value-type="float">
            <text:p>0.0337104893568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4348487684" calcext:value-type="float">
            <text:p>0.0024348487684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971802167" calcext:value-type="float">
            <text:p>0.0513971802167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7.764795086e-05" calcext:value-type="float">
            <text:p>7.76479508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2241647402" calcext:value-type="float">
            <text:p>0.00152241647402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74139411881" calcext:value-type="float">
            <text:p>0.000174139411881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05650450902" calcext:value-type="float">
            <text:p>0.00805650450902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06109597632" calcext:value-type="float">
            <text:p>0.00106109597632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5146360644" calcext:value-type="float">
            <text:p>0.033514636064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39164726889" calcext:value-type="float">
            <text:p>0.00239164726889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812261056" calcext:value-type="float">
            <text:p>0.051081226105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6.9696273023e-05" calcext:value-type="float">
            <text:p>6.96962730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52019936265" calcext:value-type="float">
            <text:p>0.0015201993626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48313651644" calcext:value-type="float">
            <text:p>0.000148313651644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00914045889" calcext:value-type="float">
            <text:p>0.0080091404588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03120312314" calcext:value-type="float">
            <text:p>0.00103120312314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3186601722" calcext:value-type="float">
            <text:p>0.033318660172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23450141609" calcext:value-type="float">
            <text:p>0.0023450141609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7619384497" calcext:value-type="float">
            <text:p>0.0507619384497</text:p>
          </table:table-cell>
          <table:table-cell office:value-type="float" office:value="120.32" calcext:value-type="float">
            <text:p>120.32</text:p>
          </table:table-cell>
          <table:table-cell office:value-type="float" office:value="6.05353538559e-05" calcext:value-type="float">
            <text:p>6.0535353855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51502610279" calcext:value-type="float">
            <text:p>0.0015150261027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26177285727" calcext:value-type="float">
            <text:p>0.00012617728572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6659309183" calcext:value-type="float">
            <text:p>0.00796659309183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998300922325" calcext:value-type="float">
            <text:p>0.00099830092232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1289368734" calcext:value-type="float">
            <text:p>0.033128936873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230175138266" calcext:value-type="float">
            <text:p>0.0023017513826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433101763" calcext:value-type="float">
            <text:p>0.0504433101763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5.37562736723e-05" calcext:value-type="float">
            <text:p>5.3756273672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120699543" calcext:value-type="float">
            <text:p>0.0015120699543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01089404355" calcext:value-type="float">
            <text:p>0.00010108940435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91581722454" calcext:value-type="float">
            <text:p>0.0079158172245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96579996786" calcext:value-type="float">
            <text:p>0.0009657999678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9376810762" calcext:value-type="float">
            <text:p>0.032937681076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225395397894" calcext:value-type="float">
            <text:p>0.00225395397894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1306163453" calcext:value-type="float">
            <text:p>0.050130616345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4.76734233453e-05" calcext:value-type="float">
            <text:p>4.767342334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51059188005" calcext:value-type="float">
            <text:p>0.00151059188005</text:p>
          </table:table-cell>
          <table:table-cell office:value-type="float" office:value="86.528" calcext:value-type="float">
            <text:p>86.528</text:p>
          </table:table-cell>
          <table:table-cell office:value-type="float" office:value="8.3380311621e-05" calcext:value-type="float">
            <text:p>8.3380311621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6945665005" calcext:value-type="float">
            <text:p>0.0078694566500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929687796233" calcext:value-type="float">
            <text:p>0.00092968779623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7475899777" calcext:value-type="float">
            <text:p>0.0327475899777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220891411775" calcext:value-type="float">
            <text:p>0.00220891411775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8170067053" calcext:value-type="float">
            <text:p>0.0498170067053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4.16272166951e-05" calcext:value-type="float">
            <text:p>4.162721669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50689669443" calcext:value-type="float">
            <text:p>0.00150689669443</text:p>
          </table:table-cell>
          <table:table-cell office:value-type="float" office:value="87.552" calcext:value-type="float">
            <text:p>87.552</text:p>
          </table:table-cell>
          <table:table-cell office:value-type="float" office:value="7.23121286624e-05" calcext:value-type="float">
            <text:p>7.23121286624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82149051455" calcext:value-type="float">
            <text:p>0.0078214905145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890165030618" calcext:value-type="float">
            <text:p>0.000890165030618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5586022781" calcext:value-type="float">
            <text:p>0.032558602278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216344530549" calcext:value-type="float">
            <text:p>0.00216344530549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5044227714" calcext:value-type="float">
            <text:p>0.049504422771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71200444649e-05" calcext:value-type="float">
            <text:p>3.712004446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50394054594" calcext:value-type="float">
            <text:p>0.00150394054594</text:p>
          </table:table-cell>
          <table:table-cell office:value-type="float" office:value="88.576" calcext:value-type="float">
            <text:p>88.576</text:p>
          </table:table-cell>
          <table:table-cell office:value-type="float" office:value="6.41954611595e-05" calcext:value-type="float">
            <text:p>6.41954611595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761334157" calcext:value-type="float">
            <text:p>0.0077761334157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850642265004" calcext:value-type="float">
            <text:p>0.000850642265004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3753767724" calcext:value-type="float">
            <text:p>0.032375376772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211374826137" calcext:value-type="float">
            <text:p>0.00211374826137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807025999" calcext:value-type="float">
            <text:p>0.0491807025999</text:p>
          </table:table-cell>
          <table:table-cell office:value-type="float" office:value="125.44" calcext:value-type="float">
            <text:p>125.44</text:p>
          </table:table-cell>
          <table:table-cell office:value-type="float" office:value="3.3235814738e-05" calcext:value-type="float">
            <text:p>3.32358147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50320150882" calcext:value-type="float">
            <text:p>0.00150320150882</text:p>
          </table:table-cell>
          <table:table-cell office:value-type="float" office:value="89.6" calcext:value-type="float">
            <text:p>89.6</text:p>
          </table:table-cell>
          <table:table-cell office:value-type="float" office:value="5.75545513845e-05" calcext:value-type="float">
            <text:p>5.75545513845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72736449968" calcext:value-type="float">
            <text:p>0.0077273644996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806505166348" calcext:value-type="float">
            <text:p>0.000806505166348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1852856739" calcext:value-type="float">
            <text:p>0.032185285673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20639286598" calcext:value-type="float">
            <text:p>0.0020639286598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677523424" calcext:value-type="float">
            <text:p>0.0488677523424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.95714470713e-05" calcext:value-type="float">
            <text:p>2.957144707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50098439745" calcext:value-type="float">
            <text:p>0.00150098439745</text:p>
          </table:table-cell>
          <table:table-cell office:value-type="float" office:value="90.624" calcext:value-type="float">
            <text:p>90.624</text:p>
          </table:table-cell>
          <table:table-cell office:value-type="float" office:value="5.2389399337e-05" calcext:value-type="float">
            <text:p>5.2389399337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8040183981" calcext:value-type="float">
            <text:p>0.0076804018398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765979284855" calcext:value-type="float">
            <text:p>0.00076597928485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1999424271" calcext:value-type="float">
            <text:p>0.031999424271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201472184546" calcext:value-type="float">
            <text:p>0.0020147218454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550585114" calcext:value-type="float">
            <text:p>0.0485550585114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61635851411e-05" calcext:value-type="float">
            <text:p>2.616358514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9876728608" calcext:value-type="float">
            <text:p>0.00149876728608</text:p>
          </table:table-cell>
          <table:table-cell office:value-type="float" office:value="91.648" calcext:value-type="float">
            <text:p>91.648</text:p>
          </table:table-cell>
          <table:table-cell office:value-type="float" office:value="4.64863684259e-05" calcext:value-type="float">
            <text:p>4.64863684259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6396607289" calcext:value-type="float">
            <text:p>0.0076396607289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687736246328" calcext:value-type="float">
            <text:p>0.000687736246328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815524466" calcext:value-type="float">
            <text:p>0.031815524466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96606653962" calcext:value-type="float">
            <text:p>0.00196606653962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2335729139" calcext:value-type="float">
            <text:p>0.0482335729139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3855033511e-05" calcext:value-type="float">
            <text:p>2.38550335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9655017471" calcext:value-type="float">
            <text:p>0.00149655017471</text:p>
          </table:table-cell>
          <table:table-cell office:value-type="float" office:value="92.672" calcext:value-type="float">
            <text:p>92.672</text:p>
          </table:table-cell>
          <table:table-cell office:value-type="float" office:value="4.13212163786e-05" calcext:value-type="float">
            <text:p>4.13212163786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961098862" calcext:value-type="float">
            <text:p>0.007596109886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619724989763" calcext:value-type="float">
            <text:p>0.000619724989763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638183754" calcext:value-type="float">
            <text:p>0.031638183754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91765634868" calcext:value-type="float">
            <text:p>0.00191765634868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960599405" calcext:value-type="float">
            <text:p>0.0475960599405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14731945276e-05" calcext:value-type="float">
            <text:p>2.1473194527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9581113759" calcext:value-type="float">
            <text:p>0.00149581113759</text:p>
          </table:table-cell>
          <table:table-cell office:value-type="float" office:value="93.696" calcext:value-type="float">
            <text:p>93.696</text:p>
          </table:table-cell>
          <table:table-cell office:value-type="float" office:value="3.54181854674e-05" calcext:value-type="float">
            <text:p>3.54181854674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5155556786" calcext:value-type="float">
            <text:p>0.0075515555678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559738660226" calcext:value-type="float">
            <text:p>0.00055973866022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4515254519" calcext:value-type="float">
            <text:p>0.0314515254519</text:p>
          </table:table-cell>
          <table:table-cell office:value-type="float" office:value="89.6" calcext:value-type="float">
            <text:p>89.6</text:p>
          </table:table-cell>
          <table:table-cell office:value-type="float" office:value="0.00186802058328" calcext:value-type="float">
            <text:p>0.00186802058328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0234595103" calcext:value-type="float">
            <text:p>0.0470234595103</text:p>
          </table:table-cell>
          <table:table-cell office:value-type="float" office:value="130.56" calcext:value-type="float">
            <text:p>130.56</text:p>
          </table:table-cell>
          <table:table-cell office:value-type="float" office:value="1.94211486342e-05" calcext:value-type="float">
            <text:p>1.942114863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9433306334" calcext:value-type="float">
            <text:p>0.00149433306334</text:p>
          </table:table-cell>
          <table:table-cell office:value-type="float" office:value="94.72" calcext:value-type="float">
            <text:p>94.72</text:p>
          </table:table-cell>
          <table:table-cell office:value-type="float" office:value="2.95151545561e-05" calcext:value-type="float">
            <text:p>2.95151545561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51061376183" calcext:value-type="float">
            <text:p>0.0075106137618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519413401909" calcext:value-type="float">
            <text:p>0.000519413401909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2673191473" calcext:value-type="float">
            <text:p>0.031267319147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8157498328" calcext:value-type="float">
            <text:p>0.0018157498328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940549781" calcext:value-type="float">
            <text:p>0.0465940549781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65995855307e-05" calcext:value-type="float">
            <text:p>1.659958553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9359402622" calcext:value-type="float">
            <text:p>0.00149359402622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36121236449e-05" calcext:value-type="float">
            <text:p>2.36121236449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7067543142" calcext:value-type="float">
            <text:p>0.00747067543142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487915563323" calcext:value-type="float">
            <text:p>0.000487915563323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08556484" calcext:value-type="float">
            <text:p>0.03108556484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76568511634" calcext:value-type="float">
            <text:p>0.00176568511634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689061445" calcext:value-type="float">
            <text:p>0.0462689061445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38879534572e-05" calcext:value-type="float">
            <text:p>1.388795345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9285498909" calcext:value-type="float">
            <text:p>0.00149285498909</text:p>
          </table:table-cell>
          <table:table-cell office:value-type="float" office:value="96.768" calcext:value-type="float">
            <text:p>96.768</text:p>
          </table:table-cell>
          <table:table-cell office:value-type="float" office:value="1.99227293254e-05" calcext:value-type="float">
            <text:p>1.99227293254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43354683281" calcext:value-type="float">
            <text:p>0.0074335468328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458825202845" calcext:value-type="float">
            <text:p>0.00045882520284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9024006342" calcext:value-type="float">
            <text:p>0.0309024006342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71286285736" calcext:value-type="float">
            <text:p>0.0017128628573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0032116323" calcext:value-type="float">
            <text:p>0.046003211632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18725512405e-05" calcext:value-type="float">
            <text:p>1.187255124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9063787772" calcext:value-type="float">
            <text:p>0.00149063787772</text:p>
          </table:table-cell>
          <table:table-cell office:value-type="float" office:value="97.792" calcext:value-type="float">
            <text:p>97.792</text:p>
          </table:table-cell>
          <table:table-cell office:value-type="float" office:value="1.91848504615e-05" calcext:value-type="float">
            <text:p>1.91848504615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9260502677" calcext:value-type="float">
            <text:p>0.0073926050267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437759769396" calcext:value-type="float">
            <text:p>0.00043775976939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7192977283" calcext:value-type="float">
            <text:p>0.0307192977283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6582022367" calcext:value-type="float">
            <text:p>0.0016582022367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727208188" calcext:value-type="float">
            <text:p>0.045772720818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07732409405e-05" calcext:value-type="float">
            <text:p>1.077324094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8842076635" calcext:value-type="float">
            <text:p>0.00148842076635</text:p>
          </table:table-cell>
          <table:table-cell office:value-type="float" office:value="98.816" calcext:value-type="float">
            <text:p>98.816</text:p>
          </table:table-cell>
          <table:table-cell office:value-type="float" office:value="1.69712138698e-05" calcext:value-type="float">
            <text:p>1.69712138698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35387086714" calcext:value-type="float">
            <text:p>0.0073538708671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418098698176" calcext:value-type="float">
            <text:p>0.00041809869817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5393824191" calcext:value-type="float">
            <text:p>0.0305393824191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60378673093" calcext:value-type="float">
            <text:p>0.00160378673093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576155967" calcext:value-type="float">
            <text:p>0.045557615596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0040367407e-05" calcext:value-type="float">
            <text:p>1.00403674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8176943224" calcext:value-type="float">
            <text:p>0.00148176943224</text:p>
          </table:table-cell>
          <table:table-cell office:value-type="float" office:value="99.84" calcext:value-type="float">
            <text:p>99.84</text:p>
          </table:table-cell>
          <table:table-cell office:value-type="float" office:value="1.62333350059e-05" calcext:value-type="float">
            <text:p>1.62333350059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31272836597" calcext:value-type="float">
            <text:p>0.0073127283659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401446974592" calcext:value-type="float">
            <text:p>0.000401446974592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3571377123" calcext:value-type="float">
            <text:p>0.0303571377123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54722646986" calcext:value-type="float">
            <text:p>0.00154722646986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468696256" calcext:value-type="float">
            <text:p>0.045346869625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9.30749387373e-06" calcext:value-type="float">
            <text:p>9.307493873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80291358" calcext:value-type="float">
            <text:p>0.00148029135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5495456142e-05" calcext:value-type="float">
            <text:p>1.5495456142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7078308429" calcext:value-type="float">
            <text:p>0.00727078308429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87603975469" calcext:value-type="float">
            <text:p>0.000387603975469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1780806022" calcext:value-type="float">
            <text:p>0.0301780806022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49060493007" calcext:value-type="float">
            <text:p>0.0014906049300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438897149" calcext:value-type="float">
            <text:p>0.045143889714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8.90441343038e-06" calcext:value-type="float">
            <text:p>8.904413430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7511809813" calcext:value-type="float">
            <text:p>0.00147511809813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32818195503e-05" calcext:value-type="float">
            <text:p>1.32818195503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23626352234" calcext:value-type="float">
            <text:p>0.00723626352234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371554121412" calcext:value-type="float">
            <text:p>0.000371554121412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299960810952" calcext:value-type="float">
            <text:p>0.029996081095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43343188178" calcext:value-type="float">
            <text:p>0.00143343188178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405068483" calcext:value-type="float">
            <text:p>0.0449405068483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8.53797666367e-06" calcext:value-type="float">
            <text:p>8.537976663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7364002389" calcext:value-type="float">
            <text:p>0.0014736400238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25439406864e-05" calcext:value-type="float">
            <text:p>1.25439406864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9552241142" calcext:value-type="float">
            <text:p>0.0071955224114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362325455329" calcext:value-type="float">
            <text:p>0.000362325455329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13284689" calcext:value-type="float">
            <text:p>0.029813284689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37638139093" calcext:value-type="float">
            <text:p>0.00137638139093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458058511" calcext:value-type="float">
            <text:p>0.0447458058511</text:p>
          </table:table-cell>
          <table:table-cell office:value-type="float" office:value="148.48" calcext:value-type="float">
            <text:p>148.48</text:p>
          </table:table-cell>
          <table:table-cell office:value-type="float" office:value="8.20818357372e-06" calcext:value-type="float">
            <text:p>8.208183573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7216194964" calcext:value-type="float">
            <text:p>0.0014721619496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1.18060618225e-05" calcext:value-type="float">
            <text:p>1.18060618225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15478130051" calcext:value-type="float">
            <text:p>0.0071547813005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353297412423" calcext:value-type="float">
            <text:p>0.000353297412423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6309786823" calcext:value-type="float">
            <text:p>0.029630978682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132257867238" calcext:value-type="float">
            <text:p>0.00132257867238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504454715" calcext:value-type="float">
            <text:p>0.044550445471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7.95167783696e-06" calcext:value-type="float">
            <text:p>7.951677836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6920580115" calcext:value-type="float">
            <text:p>0.00146920580115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1.10681829585e-05" calcext:value-type="float">
            <text:p>1.10681829585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11143115294" calcext:value-type="float">
            <text:p>0.00711143115294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34547310857" calcext:value-type="float">
            <text:p>0.00034547310857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4443203802" calcext:value-type="float">
            <text:p>0.029444320380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12657120177" calcext:value-type="float">
            <text:p>0.0012657120177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539494887" calcext:value-type="float">
            <text:p>0.0443539494887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7.65852842366e-06" calcext:value-type="float">
            <text:p>7.658528423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6698868978" calcext:value-type="float">
            <text:p>0.00146698868978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1.03303040946e-05" calcext:value-type="float">
            <text:p>1.03303040946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6547196871" calcext:value-type="float">
            <text:p>0.0070654719687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336043819312" calcext:value-type="float">
            <text:p>0.00033604381931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2626886728" calcext:value-type="float">
            <text:p>0.029262688672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120774234601" calcext:value-type="float">
            <text:p>0.00120774234601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66098743" calcext:value-type="float">
            <text:p>0.04416609874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7.58524107036e-06" calcext:value-type="float">
            <text:p>7.585241070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6551061553" calcext:value-type="float">
            <text:p>0.00146551061553</text:p>
          </table:table-cell>
          <table:table-cell office:value-type="float" office:value="130.56" calcext:value-type="float">
            <text:p>130.56</text:p>
          </table:table-cell>
          <table:table-cell office:value-type="float" office:value="9.59242523069e-06" calcext:value-type="float">
            <text:p>9.59242523069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02392807729" calcext:value-type="float">
            <text:p>0.0070239280772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329022008162" calcext:value-type="float">
            <text:p>0.000329022008162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0805052659" calcext:value-type="float">
            <text:p>0.029080505265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115185615089" calcext:value-type="float">
            <text:p>0.00115185615089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773321883" calcext:value-type="float">
            <text:p>0.0439773321883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7.36537901036e-06" calcext:value-type="float">
            <text:p>7.365379010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6477157841" calcext:value-type="float">
            <text:p>0.00146477157841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8.85454636679e-06" calcext:value-type="float">
            <text:p>8.85454636679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8559530791" calcext:value-type="float">
            <text:p>0.0069855953079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317586487146" calcext:value-type="float">
            <text:p>0.00031758648714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8962376613" calcext:value-type="float">
            <text:p>0.028896237661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109229323241" calcext:value-type="float">
            <text:p>0.00109229323241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7930347815" calcext:value-type="float">
            <text:p>0.0437930347815</text:p>
          </table:table-cell>
          <table:table-cell office:value-type="float" office:value="158.72" calcext:value-type="float">
            <text:p>158.72</text:p>
          </table:table-cell>
          <table:table-cell office:value-type="float" office:value="7.0355859203e-06" calcext:value-type="float">
            <text:p>7.03558592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6255446704" calcext:value-type="float">
            <text:p>0.00146255446704</text:p>
          </table:table-cell>
          <table:table-cell office:value-type="float" office:value="138.24" calcext:value-type="float">
            <text:p>138.24</text:p>
          </table:table-cell>
          <table:table-cell office:value-type="float" office:value="8.11666750289e-06" calcext:value-type="float">
            <text:p>8.11666750289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9434493311" calcext:value-type="float">
            <text:p>0.006943449331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96119807346" calcext:value-type="float">
            <text:p>0.00029611980734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714483354" calcext:value-type="float">
            <text:p>0.028714483354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103916457982" calcext:value-type="float">
            <text:p>0.00103916457982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065028008" calcext:value-type="float">
            <text:p>0.0436065028008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6.8157238603e-06" calcext:value-type="float">
            <text:p>6.81572386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6181542991" calcext:value-type="float">
            <text:p>0.00146181542991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6.64090977509e-06" calcext:value-type="float">
            <text:p>6.64090977509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90391239096" calcext:value-type="float">
            <text:p>0.0069039123909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74251881193" calcext:value-type="float">
            <text:p>0.000274251881193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5340163454" calcext:value-type="float">
            <text:p>0.028534016345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988609633579" calcext:value-type="float">
            <text:p>0.000988609633579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310704254" calcext:value-type="float">
            <text:p>0.043431070425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6.44928709359e-06" calcext:value-type="float">
            <text:p>6.449287093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6107639279" calcext:value-type="float">
            <text:p>0.00146107639279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5.90303091119e-06" calcext:value-type="float">
            <text:p>5.90303091119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6156571902" calcext:value-type="float">
            <text:p>0.0068615657190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62816360178" calcext:value-type="float">
            <text:p>0.000262816360178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3506069399" calcext:value-type="float">
            <text:p>0.0283506069399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937993408615" calcext:value-type="float">
            <text:p>0.00093799340861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604368893" calcext:value-type="float">
            <text:p>0.0432604368893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6.26606871024e-06" calcext:value-type="float">
            <text:p>6.266068710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5959831854" calcext:value-type="float">
            <text:p>0.0014595983185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5.16515204729e-06" calcext:value-type="float">
            <text:p>5.16515204729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82122599837" calcext:value-type="float">
            <text:p>0.0068212259983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52785201393" calcext:value-type="float">
            <text:p>0.000252785201393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163764738" calcext:value-type="float">
            <text:p>0.028163764738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887377183652" calcext:value-type="float">
            <text:p>0.000887377183652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0928804714" calcext:value-type="float">
            <text:p>0.043092880471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6.22942503359e-06" calcext:value-type="float">
            <text:p>6.229425033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581202443" calcext:value-type="float">
            <text:p>0.0014581202443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4.42727318339e-06" calcext:value-type="float">
            <text:p>4.42727318339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800834972" calcext:value-type="float">
            <text:p>0.0067800834972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39945318147" calcext:value-type="float">
            <text:p>0.000239945318147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7980493257" calcext:value-type="float">
            <text:p>0.027798049325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841847092674" calcext:value-type="float">
            <text:p>0.000841847092674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204885819" calcext:value-type="float">
            <text:p>0.0429204885819</text:p>
          </table:table-cell>
          <table:table-cell office:value-type="float" office:value="168.96" calcext:value-type="float">
            <text:p>168.96</text:p>
          </table:table-cell>
          <table:table-cell office:value-type="float" office:value="6.00956297359e-06" calcext:value-type="float">
            <text:p>6.009562973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5442505868" calcext:value-type="float">
            <text:p>0.0014544250586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68939431949e-06" calcext:value-type="float">
            <text:p>3.68939431949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4395837422" calcext:value-type="float">
            <text:p>0.00674395837422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29713536186" calcext:value-type="float">
            <text:p>0.00022971353618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4878103547" calcext:value-type="float">
            <text:p>0.0274878103547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80023883995" calcext:value-type="float">
            <text:p>0.0008002388399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550202086" calcext:value-type="float">
            <text:p>0.042755020208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5.86298826688e-06" calcext:value-type="float">
            <text:p>5.862988266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5072987306" calcext:value-type="float">
            <text:p>0.0014507298730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9515154556e-06" calcext:value-type="float">
            <text:p>2.9515154556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70562560484" calcext:value-type="float">
            <text:p>0.00670562560484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20484870104" calcext:value-type="float">
            <text:p>0.000220484870104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2798196752" calcext:value-type="float">
            <text:p>0.027279819675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758998259562" calcext:value-type="float">
            <text:p>0.000758998259562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584643099" calcext:value-type="float">
            <text:p>0.042584643099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5.82634459023e-06" calcext:value-type="float">
            <text:p>5.826344590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4851276169" calcext:value-type="float">
            <text:p>0.0014485127616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2136365917e-06" calcext:value-type="float">
            <text:p>2.2136365917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6468379881" calcext:value-type="float">
            <text:p>0.0066646837988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11456827197" calcext:value-type="float">
            <text:p>0.00021145682719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1246695397" calcext:value-type="float">
            <text:p>0.0271246695397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717635121728" calcext:value-type="float">
            <text:p>0.000717635121728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101631649" calcext:value-type="float">
            <text:p>0.0424101631649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5305723693e-06" calcext:value-type="float">
            <text:p>5.753057236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4777372457" calcext:value-type="float">
            <text:p>0.00144777372457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1.4757577278e-06" calcext:value-type="float">
            <text:p>1.4757577278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62494616353" calcext:value-type="float">
            <text:p>0.0066249461635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00221929357" calcext:value-type="float">
            <text:p>0.00020022192935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69964913756" calcext:value-type="float">
            <text:p>0.0269964913756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676946049845" calcext:value-type="float">
            <text:p>0.00067694604984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371851577" calcext:value-type="float">
            <text:p>0.0422371851577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5.64312620688e-06" calcext:value-type="float">
            <text:p>5.643126206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4703468745" calcext:value-type="float">
            <text:p>0.00144703468745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7.37878863899e-07" calcext:value-type="float">
            <text:p>7.37878863899e-07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8681408928" calcext:value-type="float">
            <text:p>0.0065868140892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90792640099" calcext:value-type="float">
            <text:p>0.000190792640099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8775082018" calcext:value-type="float">
            <text:p>0.0268775082018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639749865156" calcext:value-type="float">
            <text:p>0.000639749865156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0638408268" calcext:value-type="float">
            <text:p>0.0420638408268</text:p>
          </table:table-cell>
          <table:table-cell office:value-type="float" office:value="179.2" calcext:value-type="float">
            <text:p>179.2</text:p>
          </table:table-cell>
          <table:table-cell office:value-type="float" office:value="5.53319517693e-06" calcext:value-type="float">
            <text:p>5.533195176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4629565032" calcext:value-type="float">
            <text:p>0.0014462956503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4828062477" calcext:value-type="float">
            <text:p>0.00654828062477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8276771307" calcext:value-type="float">
            <text:p>0.00018276771307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761283525" calcext:value-type="float">
            <text:p>0.02676128352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601144269845" calcext:value-type="float">
            <text:p>0.00060114426984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8946725851" calcext:value-type="float">
            <text:p>0.0418946725851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38662047023e-06" calcext:value-type="float">
            <text:p>5.386620470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4481757608" calcext:value-type="float">
            <text:p>0.001444817576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50834229437" calcext:value-type="float">
            <text:p>0.00650834229437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77952756853" calcext:value-type="float">
            <text:p>0.000177952756853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6533343395" calcext:value-type="float">
            <text:p>0.0266533343395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566889463847" calcext:value-type="float">
            <text:p>0.000566889463847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248815932" calcext:value-type="float">
            <text:p>0.041724881593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16675841022e-06" calcext:value-type="float">
            <text:p>5.166758410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4260046471" calcext:value-type="float">
            <text:p>0.00144260046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43709552406" calcext:value-type="float">
            <text:p>0.0064370955240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69125337122" calcext:value-type="float">
            <text:p>0.000169125337122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5454464539" calcext:value-type="float">
            <text:p>0.026545446453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533492559966" calcext:value-type="float">
            <text:p>0.00053349255996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511343064" calcext:value-type="float">
            <text:p>0.0415511343064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05682738017e-06" calcext:value-type="float">
            <text:p>5.056827380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44112239046" calcext:value-type="float">
            <text:p>0.00144112239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7347516859" calcext:value-type="float">
            <text:p>0.00637347516859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60498540567" calcext:value-type="float">
            <text:p>0.00016049854056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4418495637" calcext:value-type="float">
            <text:p>0.0264418495637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497338113564" calcext:value-type="float">
            <text:p>0.000497338113564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3782295639" calcext:value-type="float">
            <text:p>0.0413782295639</text:p>
          </table:table-cell>
          <table:table-cell office:value-type="float" office:value="189.44" calcext:value-type="float">
            <text:p>189.44</text:p>
          </table:table-cell>
          <table:table-cell office:value-type="float" office:value="4.98354002687e-06" calcext:value-type="float">
            <text:p>4.983540026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44038335334" calcext:value-type="float">
            <text:p>0.00144038335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33233266743" calcext:value-type="float">
            <text:p>0.0063323326674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52674236714" calcext:value-type="float">
            <text:p>0.000152674236714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3320613801" calcext:value-type="float">
            <text:p>0.0263320613801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464370160743" calcext:value-type="float">
            <text:p>0.000464370160743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098306017" calcext:value-type="float">
            <text:p>0.041209830601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4.94689635022e-06" calcext:value-type="float">
            <text:p>4.946896350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3964431621" calcext:value-type="float">
            <text:p>0.00143964431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30945342288" calcext:value-type="float">
            <text:p>0.0063094534228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43646193807" calcext:value-type="float">
            <text:p>0.000143646193807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2225796962" calcext:value-type="float">
            <text:p>0.026222579696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432811618544" calcext:value-type="float">
            <text:p>0.000432811618544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36303109" calcext:value-type="float">
            <text:p>0.041036303109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87360899692e-06" calcext:value-type="float">
            <text:p>4.873608996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43816624197" calcext:value-type="float">
            <text:p>0.00143816624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9098947113" calcext:value-type="float">
            <text:p>0.0062909894711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38028744887" calcext:value-type="float">
            <text:p>0.000138028744887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1173890077" calcext:value-type="float">
            <text:p>0.026117389007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402907601858" calcext:value-type="float">
            <text:p>0.000402907601858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654864111" calcext:value-type="float">
            <text:p>0.0408654864111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80032164352e-06" calcext:value-type="float">
            <text:p>4.800321643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43521009347" calcext:value-type="float">
            <text:p>0.00143521009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675081412" calcext:value-type="float">
            <text:p>0.006267508141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31608803265" calcext:value-type="float">
            <text:p>0.00013160880326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0093785223" calcext:value-type="float">
            <text:p>0.026009378522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37159417455" calcext:value-type="float">
            <text:p>0.0003715941745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002744643" calcext:value-type="float">
            <text:p>0.0407002744643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61710326016e-06" calcext:value-type="float">
            <text:p>4.617103260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43447105635" calcext:value-type="float">
            <text:p>0.00143447105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24964627484" calcext:value-type="float">
            <text:p>0.0062496462748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25389484818" calcext:value-type="float">
            <text:p>0.000125389484818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905842932" calcext:value-type="float">
            <text:p>0.025905842932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344141306774" calcext:value-type="float">
            <text:p>0.000344141306774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289082809" calcext:value-type="float">
            <text:p>0.0405289082809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47052855357e-06" calcext:value-type="float">
            <text:p>4.470528553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43225394498" calcext:value-type="float">
            <text:p>0.00143225394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23158371335" calcext:value-type="float">
            <text:p>0.00623158371335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20574528601" calcext:value-type="float">
            <text:p>0.000120574528601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8024912416" calcext:value-type="float">
            <text:p>0.0258024912416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318771915569" calcext:value-type="float">
            <text:p>0.000318771915569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550144647" calcext:value-type="float">
            <text:p>0.0403550144647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32395384686e-06" calcext:value-type="float">
            <text:p>4.323953846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43077587073" calcext:value-type="float">
            <text:p>0.00143077587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21372184699" calcext:value-type="float">
            <text:p>0.00621372184699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14756456505" calcext:value-type="float">
            <text:p>0.0001147564565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6973005532" calcext:value-type="float">
            <text:p>0.0256973005532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293831475424" calcext:value-type="float">
            <text:p>0.000293831475424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1849670463" calcext:value-type="float">
            <text:p>0.0401849670463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25066649357e-06" calcext:value-type="float">
            <text:p>4.250666493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42634164799" calcext:value-type="float">
            <text:p>0.00142634164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934516391" calcext:value-type="float">
            <text:p>0.0061934516391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08737761234" calcext:value-type="float">
            <text:p>0.000108737761234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5970138595" calcext:value-type="float">
            <text:p>0.025597013859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273425660759" calcext:value-type="float">
            <text:p>0.000273425660759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132345393" calcext:value-type="float">
            <text:p>0.0400132345393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10409178686e-06" calcext:value-type="float">
            <text:p>4.104091786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41895127676" calcext:value-type="float">
            <text:p>0.00141895127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17217795557" calcext:value-type="float">
            <text:p>0.00617217795557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03120312314" calcext:value-type="float">
            <text:p>0.000103120312314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5010794612" calcext:value-type="float">
            <text:p>0.0255010794612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25154915675" calcext:value-type="float">
            <text:p>0.0002515491567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479126954" calcext:value-type="float">
            <text:p>0.0398479126954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06744811021e-06" calcext:value-type="float">
            <text:p>4.067448110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40934379416" calcext:value-type="float">
            <text:p>0.00140934379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15451678433" calcext:value-type="float">
            <text:p>0.0061545167843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9.89072256242e-05" calcext:value-type="float">
            <text:p>9.89072256242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4024478658" calcext:value-type="float">
            <text:p>0.0254024478658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23261403143" calcext:value-type="float">
            <text:p>0.00023261403143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6869501025" calcext:value-type="float">
            <text:p>0.0396869501025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9941607568e-06" calcext:value-type="float">
            <text:p>3.99416075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40564860854" calcext:value-type="float">
            <text:p>0.00140564860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13745769848" calcext:value-type="float">
            <text:p>0.00613745769848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9.22866608258e-05" calcext:value-type="float">
            <text:p>9.22866608258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3027128715" calcext:value-type="float">
            <text:p>0.0253027128715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213740184834" calcext:value-type="float">
            <text:p>0.000213740184834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243024209" calcext:value-type="float">
            <text:p>0.0395243024209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92087340351e-06" calcext:value-type="float">
            <text:p>3.920873403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40047534868" calcext:value-type="float">
            <text:p>0.00140047534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12080000289" calcext:value-type="float">
            <text:p>0.0061208000028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8.64685887303e-05" calcext:value-type="float">
            <text:p>8.64685887303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2038973763" calcext:value-type="float">
            <text:p>0.0252038973763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9694981481" calcext:value-type="float">
            <text:p>0.00019694981481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629735044" calcext:value-type="float">
            <text:p>0.0393629735044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88422972686e-06" calcext:value-type="float">
            <text:p>3.884229726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9678016306" calcext:value-type="float">
            <text:p>0.00139678016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9892423398" calcext:value-type="float">
            <text:p>0.00609892423398</text:p>
          </table:table-cell>
          <table:table-cell office:value-type="float" office:value="110.08" calcext:value-type="float">
            <text:p>110.08</text:p>
          </table:table-cell>
          <table:table-cell office:value-type="float" office:value="8.18542556891e-05" calcext:value-type="float">
            <text:p>8.18542556891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1044075818" calcext:value-type="float">
            <text:p>0.025104407581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66249174729" calcext:value-type="float">
            <text:p>0.000166249174729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043553825" calcext:value-type="float">
            <text:p>0.0392043553825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84758605021e-06" calcext:value-type="float">
            <text:p>3.847586050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9086786607" calcext:value-type="float">
            <text:p>0.00139086786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07905541634" calcext:value-type="float">
            <text:p>0.0060790554163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7.80424153506e-05" calcext:value-type="float">
            <text:p>7.80424153506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0092087827" calcext:value-type="float">
            <text:p>0.0250092087827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0.00014100234097" calcext:value-type="float">
            <text:p>0.00014100234097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43942275" calcext:value-type="float">
            <text:p>0.039043942275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73765502015e-06" calcext:value-type="float">
            <text:p>3.737655020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8643364333" calcext:value-type="float">
            <text:p>0.00138643364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05617617179" calcext:value-type="float">
            <text:p>0.0060561761717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7.38293286607e-05" calcext:value-type="float">
            <text:p>7.38293286607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9072669908" calcext:value-type="float">
            <text:p>0.024907266990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0.000117410032724" calcext:value-type="float">
            <text:p>0.000117410032724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8874488301" calcext:value-type="float">
            <text:p>0.0388874488301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59108031345e-06" calcext:value-type="float">
            <text:p>3.591080313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8495556909" calcext:value-type="float">
            <text:p>0.00138495556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0322934516" calcext:value-type="float">
            <text:p>0.0060322934516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7.04187346736e-05" calcext:value-type="float">
            <text:p>7.04187346736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8098613941" calcext:value-type="float">
            <text:p>0.0248098613941</text:p>
          </table:table-cell>
          <table:table-cell office:value-type="float" office:value="138.24" calcext:value-type="float">
            <text:p>138.24</text:p>
          </table:table-cell>
          <table:table-cell office:value-type="float" office:value="0.000101232449927" calcext:value-type="float">
            <text:p>0.000101232449927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360106509" calcext:value-type="float">
            <text:p>0.0387360106509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5544366368e-06" calcext:value-type="float">
            <text:p>3.55443663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8273845772" calcext:value-type="float">
            <text:p>0.00138273845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01142115832" calcext:value-type="float">
            <text:p>0.0060114211583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6.76100102137e-05" calcext:value-type="float">
            <text:p>6.76100102137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7077970023" calcext:value-type="float">
            <text:p>0.0247077970023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8.71383437023e-05" calcext:value-type="float">
            <text:p>8.71383437023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5847556336" calcext:value-type="float">
            <text:p>0.038584755633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4811492835e-06" calcext:value-type="float">
            <text:p>3.48114928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790432721" calcext:value-type="float">
            <text:p>0.0013790432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887426089" calcext:value-type="float">
            <text:p>0.0059887426089</text:p>
          </table:table-cell>
          <table:table-cell office:value-type="float" office:value="115.2" calcext:value-type="float">
            <text:p>115.2</text:p>
          </table:table-cell>
          <table:table-cell office:value-type="float" office:value="6.58044016324e-05" calcext:value-type="float">
            <text:p>6.58044016324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608123308" calcext:value-type="float">
            <text:p>0.02460812330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7.41472544865e-05" calcext:value-type="float">
            <text:p>7.41472544865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347094841" calcext:value-type="float">
            <text:p>0.0384347094841</text:p>
          </table:table-cell>
          <table:table-cell office:value-type="float" office:value="230.4" calcext:value-type="float">
            <text:p>230.4</text:p>
          </table:table-cell>
          <table:table-cell office:value-type="float" office:value="3.2612872235e-06" calcext:value-type="float">
            <text:p>3.26128722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7387001224" calcext:value-type="float">
            <text:p>0.00137387001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6666614486" calcext:value-type="float">
            <text:p>0.00596666614486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6.31963003481e-05" calcext:value-type="float">
            <text:p>6.31963003481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5056298167" calcext:value-type="float">
            <text:p>0.0245056298167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6.41588226837e-05" calcext:value-type="float">
            <text:p>6.41588226837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2818792753" calcext:value-type="float">
            <text:p>0.0382818792753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22464354685e-06" calcext:value-type="float">
            <text:p>3.224643546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7091386375" calcext:value-type="float">
            <text:p>0.00137091386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94338551005" calcext:value-type="float">
            <text:p>0.00594338551005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5.85819673069e-05" calcext:value-type="float">
            <text:p>5.85819673069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4068143215" calcext:value-type="float">
            <text:p>0.0244068143215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5.50282929991e-05" calcext:value-type="float">
            <text:p>5.50282929991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360092149" calcext:value-type="float">
            <text:p>0.0381360092149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18799987009e-06" calcext:value-type="float">
            <text:p>3.187999870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6574060388" calcext:value-type="float">
            <text:p>0.00136574060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92090765576" calcext:value-type="float">
            <text:p>0.0059209076557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5.57732428469e-05" calcext:value-type="float">
            <text:p>5.57732428469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3086118256" calcext:value-type="float">
            <text:p>0.0243086118256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71846164914e-05" calcext:value-type="float">
            <text:p>4.71846164914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9921905668" calcext:value-type="float">
            <text:p>0.0379921905668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96813781009e-06" calcext:value-type="float">
            <text:p>2.968137810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6204541827" calcext:value-type="float">
            <text:p>0.00136204541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9923258197" calcext:value-type="float">
            <text:p>0.0058992325819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5.31651415627e-05" calcext:value-type="float">
            <text:p>5.31651415627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211083629" calcext:value-type="float">
            <text:p>0.024211083629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09954654971e-05" calcext:value-type="float">
            <text:p>4.09954654971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502035367" calcext:value-type="float">
            <text:p>0.037850203536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82156310349e-06" calcext:value-type="float">
            <text:p>2.821563103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5391600991" calcext:value-type="float">
            <text:p>0.00135391600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7936376433" calcext:value-type="float">
            <text:p>0.00587936376433</text:p>
          </table:table-cell>
          <table:table-cell office:value-type="float" office:value="120.32" calcext:value-type="float">
            <text:p>120.32</text:p>
          </table:table-cell>
          <table:table-cell office:value-type="float" office:value="5.11589098057e-05" calcext:value-type="float">
            <text:p>5.11589098057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1085901377" calcext:value-type="float">
            <text:p>0.0241085901377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56642166208e-05" calcext:value-type="float">
            <text:p>3.56642166208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096085363" calcext:value-type="float">
            <text:p>0.0377096085363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71163207344e-06" calcext:value-type="float">
            <text:p>2.711632073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4948178717" calcext:value-type="float">
            <text:p>0.00134948178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85507965389" calcext:value-type="float">
            <text:p>0.00585507965389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4.95539244e-05" calcext:value-type="float">
            <text:p>4.95539244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0055449469" calcext:value-type="float">
            <text:p>0.024005544946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13134273079e-05" calcext:value-type="float">
            <text:p>3.13134273079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673284474" calcext:value-type="float">
            <text:p>0.0375673284474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67498839679e-06" calcext:value-type="float">
            <text:p>2.674988396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4209141594" calcext:value-type="float">
            <text:p>0.00134209141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83199971421" calcext:value-type="float">
            <text:p>0.00583199971421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4.77483158186e-05" calcext:value-type="float">
            <text:p>4.77483158186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9028675558" calcext:value-type="float">
            <text:p>0.023902867555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73915890541e-05" calcext:value-type="float">
            <text:p>2.73915890541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229603138" calcext:value-type="float">
            <text:p>0.0374229603138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63834472014e-06" calcext:value-type="float">
            <text:p>2.638344720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3691815607" calcext:value-type="float">
            <text:p>0.00133691815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80570865249" calcext:value-type="float">
            <text:p>0.00580570865249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4.67451999401e-05" calcext:value-type="float">
            <text:p>4.67451999401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8009870638" calcext:value-type="float">
            <text:p>0.0238009870638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38374231366e-05" calcext:value-type="float">
            <text:p>2.38374231366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2812663426" calcext:value-type="float">
            <text:p>0.0372812663426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56505736673e-06" calcext:value-type="float">
            <text:p>2.565057366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2583259922" calcext:value-type="float">
            <text:p>0.00132583259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8222732255" calcext:value-type="float">
            <text:p>0.0057822273225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4.41370986558e-05" calcext:value-type="float">
            <text:p>4.41370986558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7005164703" calcext:value-type="float">
            <text:p>0.023700516470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10186018916e-05" calcext:value-type="float">
            <text:p>2.10186018916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413673571" calcext:value-type="float">
            <text:p>0.0371413673571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52841369008e-06" calcext:value-type="float">
            <text:p>2.528413690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32065933936" calcext:value-type="float">
            <text:p>0.00132065933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6035155364" calcext:value-type="float">
            <text:p>0.00576035155364</text:p>
          </table:table-cell>
          <table:table-cell office:value-type="float" office:value="125.44" calcext:value-type="float">
            <text:p>125.44</text:p>
          </table:table-cell>
          <table:table-cell office:value-type="float" office:value="4.11277510202e-05" calcext:value-type="float">
            <text:p>4.11277510202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5999845769" calcext:value-type="float">
            <text:p>0.0235999845769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91802402102e-05" calcext:value-type="float">
            <text:p>1.91802402102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006624596" calcext:value-type="float">
            <text:p>0.0370006624596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45512633679e-06" calcext:value-type="float">
            <text:p>2.4551263367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312529931" calcext:value-type="float">
            <text:p>0.001312529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73646883345" calcext:value-type="float">
            <text:p>0.0057364688334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3.95227656146e-05" calcext:value-type="float">
            <text:p>3.95227656146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4998817831" calcext:value-type="float">
            <text:p>0.0234998817831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78933870331e-05" calcext:value-type="float">
            <text:p>1.78933870331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612763271" calcext:value-type="float">
            <text:p>0.0368612763271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30855163008e-06" calcext:value-type="float">
            <text:p>2.308551630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30366148552" calcext:value-type="float">
            <text:p>0.00130366148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71077985711" calcext:value-type="float">
            <text:p>0.0057107798571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3.73159106818e-05" calcext:value-type="float">
            <text:p>3.73159106818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4005145884" calcext:value-type="float">
            <text:p>0.023400514588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6177582797e-05" calcext:value-type="float">
            <text:p>1.6177582797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218901946" calcext:value-type="float">
            <text:p>0.0367218901946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23526427678e-06" calcext:value-type="float">
            <text:p>2.235264276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9774918854" calcext:value-type="float">
            <text:p>0.00129774918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9010825897" calcext:value-type="float">
            <text:p>0.00569010825897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3.45071862219e-05" calcext:value-type="float">
            <text:p>3.45071862219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3013925935" calcext:value-type="float">
            <text:p>0.0233013925935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50132870654e-05" calcext:value-type="float">
            <text:p>1.50132870654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5810754001" calcext:value-type="float">
            <text:p>0.0365810754001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16197692338e-06" calcext:value-type="float">
            <text:p>2.161976923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8888074306" calcext:value-type="float">
            <text:p>0.00128888074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6642185875" calcext:value-type="float">
            <text:p>0.0056642185875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3.33034471676e-05" calcext:value-type="float">
            <text:p>3.33034471676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1987152024" calcext:value-type="float">
            <text:p>0.0231987152024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38489913338e-05" calcext:value-type="float">
            <text:p>1.38489913338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419090618" calcext:value-type="float">
            <text:p>0.0364419090618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97875854013e-06" calcext:value-type="float">
            <text:p>1.978758540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8001229758" calcext:value-type="float">
            <text:p>0.00128001229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63772683065" calcext:value-type="float">
            <text:p>0.00563772683065</text:p>
          </table:table-cell>
          <table:table-cell office:value-type="float" office:value="130.56" calcext:value-type="float">
            <text:p>130.56</text:p>
          </table:table-cell>
          <table:table-cell office:value-type="float" office:value="3.10965922348e-05" calcext:value-type="float">
            <text:p>3.10965922348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1025969043" calcext:value-type="float">
            <text:p>0.0231025969043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25621381568e-05" calcext:value-type="float">
            <text:p>1.25621381568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002150906" calcext:value-type="float">
            <text:p>0.0363002150906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83218383343e-06" calcext:value-type="float">
            <text:p>1.832183833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7336096347" calcext:value-type="float">
            <text:p>0.00127336096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61585106174" calcext:value-type="float">
            <text:p>0.00561585106174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84884909506e-05" calcext:value-type="float">
            <text:p>2.84884909506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0031684097" calcext:value-type="float">
            <text:p>0.023003168409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15816785934e-05" calcext:value-type="float">
            <text:p>1.15816785934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59803252" calcext:value-type="float">
            <text:p>0.03615980325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57567809678e-06" calcext:value-type="float">
            <text:p>1.575678096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6227540662" calcext:value-type="float">
            <text:p>0.00126227540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9538015872" calcext:value-type="float">
            <text:p>0.0055953801587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68835055449e-05" calcext:value-type="float">
            <text:p>2.68835055449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9049659139" calcext:value-type="float">
            <text:p>0.022904965913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08463339208e-05" calcext:value-type="float">
            <text:p>1.08463339208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740342061" calcext:value-type="float">
            <text:p>0.035874034206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35581603677e-06" calcext:value-type="float">
            <text:p>1.355816036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5931925812" calcext:value-type="float">
            <text:p>0.00125931925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57189882878" calcext:value-type="float">
            <text:p>0.0055718988287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50778969636e-05" calcext:value-type="float">
            <text:p>2.50778969636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8067021181" calcext:value-type="float">
            <text:p>0.0228067021181</text:p>
          </table:table-cell>
          <table:table-cell office:value-type="float" office:value="179.2" calcext:value-type="float">
            <text:p>179.2</text:p>
          </table:table-cell>
          <table:table-cell office:value-type="float" office:value="1.02948254163e-05" calcext:value-type="float">
            <text:p>1.02948254163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5817446001" calcext:value-type="float">
            <text:p>0.0355817446001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31917236001e-06" calcext:value-type="float">
            <text:p>1.319172360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5488503539" calcext:value-type="float">
            <text:p>0.00125488503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4781541347" calcext:value-type="float">
            <text:p>0.00554781541347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36735347335e-05" calcext:value-type="float">
            <text:p>2.36735347335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716223414" calcext:value-type="float">
            <text:p>0.02271622341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9.55948074366e-06" calcext:value-type="float">
            <text:p>9.55948074366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2948765834" calcext:value-type="float">
            <text:p>0.0352948765834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20924133007e-06" calcext:value-type="float">
            <text:p>1.209241330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4527755278" calcext:value-type="float">
            <text:p>0.00124527755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52252782738" calcext:value-type="float">
            <text:p>0.00552252782738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10654334494e-05" calcext:value-type="float">
            <text:p>2.10654334494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6251930105" calcext:value-type="float">
            <text:p>0.0226251930105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8.640299903e-06" calcext:value-type="float">
            <text:p>8.640299903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135400532" calcext:value-type="float">
            <text:p>0.035013540053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09931030001e-06" calcext:value-type="float">
            <text:p>1.099310300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3567007018" calcext:value-type="float">
            <text:p>0.00123567007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9824371694" calcext:value-type="float">
            <text:p>0.0054982437169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80560858137e-05" calcext:value-type="float">
            <text:p>1.80560858137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5348982062" calcext:value-type="float">
            <text:p>0.022534898206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8.15007012123e-06" calcext:value-type="float">
            <text:p>8.15007012123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19308932" calcext:value-type="float">
            <text:p>0.034719308932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02602294672e-06" calcext:value-type="float">
            <text:p>1.026022946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2975777319" calcext:value-type="float">
            <text:p>0.00122975777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7516377726" calcext:value-type="float">
            <text:p>0.0054751637772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72535931109e-05" calcext:value-type="float">
            <text:p>1.72535931109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445522901" calcext:value-type="float">
            <text:p>0.022445522901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7.72111906222e-06" calcext:value-type="float">
            <text:p>7.72111906222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27129223" calcext:value-type="float">
            <text:p>0.034427129223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9.16091916658e-07" calcext:value-type="float">
            <text:p>9.160919166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2458451333" calcext:value-type="float">
            <text:p>0.00122458451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5268592296" calcext:value-type="float">
            <text:p>0.0054526859229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62504772324e-05" calcext:value-type="float">
            <text:p>1.62504772324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3602546914" calcext:value-type="float">
            <text:p>0.0223602546914</text:p>
          </table:table-cell>
          <table:table-cell office:value-type="float" office:value="189.44" calcext:value-type="float">
            <text:p>189.44</text:p>
          </table:table-cell>
          <table:table-cell office:value-type="float" office:value="7.29216800321e-06" calcext:value-type="float">
            <text:p>7.29216800321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239598058" calcext:value-type="float">
            <text:p>0.0341239598058</text:p>
          </table:table-cell>
          <table:table-cell office:value-type="float" office:value="296.96" calcext:value-type="float">
            <text:p>296.96</text:p>
          </table:table-cell>
          <table:table-cell office:value-type="float" office:value="8.7944824001e-07" calcext:value-type="float">
            <text:p>8.794482400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1941125347" calcext:value-type="float">
            <text:p>0.00121941125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42860250765" calcext:value-type="float">
            <text:p>0.00542860250765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52473613538e-05" calcext:value-type="float">
            <text:p>1.52473613538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2733313836" calcext:value-type="float">
            <text:p>0.0222733313836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7.04705311239e-06" calcext:value-type="float">
            <text:p>7.04705311239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238675069" calcext:value-type="float">
            <text:p>0.0338238675069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7.32873533416e-07" calcext:value-type="float">
            <text:p>7.328735334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1571606785" calcext:value-type="float">
            <text:p>0.00121571606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40572326309" calcext:value-type="float">
            <text:p>0.00540572326309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48461150025e-05" calcext:value-type="float">
            <text:p>1.48461150025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1862854759" calcext:value-type="float">
            <text:p>0.0221862854759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98577438962e-06" calcext:value-type="float">
            <text:p>6.98577438962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191228982" calcext:value-type="float">
            <text:p>0.033519122898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6.22942503359e-07" calcext:value-type="float">
            <text:p>6.229425033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21275991936" calcext:value-type="float">
            <text:p>0.00121275991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8926626263" calcext:value-type="float">
            <text:p>0.00538926626263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42442454752e-05" calcext:value-type="float">
            <text:p>1.42442454752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0960519716" calcext:value-type="float">
            <text:p>0.022096051971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6.67938077603e-06" calcext:value-type="float">
            <text:p>6.67938077603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143782895" calcext:value-type="float">
            <text:p>0.0332143782895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5.8629882671e-07" calcext:value-type="float">
            <text:p>5.86298826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20980377086" calcext:value-type="float">
            <text:p>0.00120980377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3679925791" calcext:value-type="float">
            <text:p>0.0053679925791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40436222996e-05" calcext:value-type="float">
            <text:p>1.40436222996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004163369" calcext:value-type="float">
            <text:p>0.022004163369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6.4342658852e-06" calcext:value-type="float">
            <text:p>6.4342658852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061902389" calcext:value-type="float">
            <text:p>0.0329061902389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5.49655150062e-07" calcext:value-type="float">
            <text:p>5.496551500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20610858525" calcext:value-type="float">
            <text:p>0.00120610858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4491263942" calcext:value-type="float">
            <text:p>0.00534491263942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32411295968e-05" calcext:value-type="float">
            <text:p>1.32411295968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9176691607" calcext:value-type="float">
            <text:p>0.0219176691607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31170843979e-06" calcext:value-type="float">
            <text:p>6.31170843979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597672497" calcext:value-type="float">
            <text:p>0.032597672497</text:p>
          </table:table-cell>
          <table:table-cell office:value-type="float" office:value="317.44" calcext:value-type="float">
            <text:p>317.44</text:p>
          </table:table-cell>
          <table:table-cell office:value-type="float" office:value="5.13011473302e-07" calcext:value-type="float">
            <text:p>5.130114733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20315243675" calcext:value-type="float">
            <text:p>0.00120315243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32404034614" calcext:value-type="float">
            <text:p>0.00532404034614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24386368939e-05" calcext:value-type="float">
            <text:p>1.24386368939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8307458529" calcext:value-type="float">
            <text:p>0.0218307458529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5.88275738078e-06" calcext:value-type="float">
            <text:p>5.88275738078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275527517" calcext:value-type="float">
            <text:p>0.032275527517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4.76367796653e-07" calcext:value-type="float">
            <text:p>4.763677966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9724013977" calcext:value-type="float">
            <text:p>0.00119724013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30356944312" calcext:value-type="float">
            <text:p>0.00530356944312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22380137182e-05" calcext:value-type="float">
            <text:p>1.22380137182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7405736485" calcext:value-type="float">
            <text:p>0.021740573648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5.76019993537e-06" calcext:value-type="float">
            <text:p>5.76019993537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19553606844" calcext:value-type="float">
            <text:p>0.0319553606844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4.03080443356e-07" calcext:value-type="float">
            <text:p>4.030804433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920668799" calcext:value-type="float">
            <text:p>0.0011920668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8370062549" calcext:value-type="float">
            <text:p>0.00528370062549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12348978397e-05" calcext:value-type="float">
            <text:p>1.12348978397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6516887427" calcext:value-type="float">
            <text:p>0.0216516887427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5.6989212126e-06" calcext:value-type="float">
            <text:p>5.6989212126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361096609" calcext:value-type="float">
            <text:p>0.0316361096609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3.66436766708e-07" calcext:value-type="float">
            <text:p>3.664367667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8984976853" calcext:value-type="float">
            <text:p>0.00118984976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6543736887" calcext:value-type="float">
            <text:p>0.00526543736887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1034274664e-05" calcext:value-type="float">
            <text:p>1.1034274664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5626812371" calcext:value-type="float">
            <text:p>0.0215626812371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57636376719e-06" calcext:value-type="float">
            <text:p>5.57636376719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080302384" calcext:value-type="float">
            <text:p>0.0313080302384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3.29793090059e-07" calcext:value-type="float">
            <text:p>3.297930900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8689362004" calcext:value-type="float">
            <text:p>0.00118689362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4356159996" calcext:value-type="float">
            <text:p>0.0052435615999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08336514882e-05" calcext:value-type="float">
            <text:p>1.08336514882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4749610301" calcext:value-type="float">
            <text:p>0.0214749610301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39252759901e-06" calcext:value-type="float">
            <text:p>5.39252759901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09816725369" calcext:value-type="float">
            <text:p>0.0309816725369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931494133e-07" calcext:value-type="float">
            <text:p>2.9314941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8319843442" calcext:value-type="float">
            <text:p>0.00118319843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22850946538" calcext:value-type="float">
            <text:p>0.0052285094653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06330283125e-05" calcext:value-type="float">
            <text:p>1.06330283125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3877312226" calcext:value-type="float">
            <text:p>0.0213877312226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20869143084e-06" calcext:value-type="float">
            <text:p>5.20869143084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651212011" calcext:value-type="float">
            <text:p>0.030651212011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2.56505736651e-07" calcext:value-type="float">
            <text:p>2.565057366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8098132305" calcext:value-type="float">
            <text:p>0.00118098132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20783786724" calcext:value-type="float">
            <text:p>0.00520783786724</text:p>
          </table:table-cell>
          <table:table-cell office:value-type="float" office:value="179.2" calcext:value-type="float">
            <text:p>179.2</text:p>
          </table:table-cell>
          <table:table-cell office:value-type="float" office:value="1.04324051369e-05" calcext:value-type="float">
            <text:p>1.04324051369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3007466148" calcext:value-type="float">
            <text:p>0.021300746614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5.02485526277e-06" calcext:value-type="float">
            <text:p>5.02485526277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137547041" calcext:value-type="float">
            <text:p>0.0303137547041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2.19862060002e-07" calcext:value-type="float">
            <text:p>2.198620600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8024228593" calcext:value-type="float">
            <text:p>0.00118024228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8917322037" calcext:value-type="float">
            <text:p>0.00518917322037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1.00311587854e-05" calcext:value-type="float">
            <text:p>1.00311587854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2122295087" calcext:value-type="float">
            <text:p>0.0212122295087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77974037183e-06" calcext:value-type="float">
            <text:p>4.77974037183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299792646185" calcext:value-type="float">
            <text:p>0.0299792646185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83218383354e-07" calcext:value-type="float">
            <text:p>1.8321838335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7137384045" calcext:value-type="float">
            <text:p>0.00117137384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6990648811" calcext:value-type="float">
            <text:p>0.00516990648811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9.83053560966e-06" calcext:value-type="float">
            <text:p>9.83053560966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0359308956" calcext:value-type="float">
            <text:p>0.0210359308956</text:p>
          </table:table-cell>
          <table:table-cell office:value-type="float" office:value="220.16" calcext:value-type="float">
            <text:p>220.16</text:p>
          </table:table-cell>
          <table:table-cell office:value-type="float" office:value="4.71846164918e-06" calcext:value-type="float">
            <text:p>4.71846164918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6515515197" calcext:value-type="float">
            <text:p>0.0296515515197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46574706705e-07" calcext:value-type="float">
            <text:p>1.465747067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6472250634" calcext:value-type="float">
            <text:p>0.00116472250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5124184124" calcext:value-type="float">
            <text:p>0.00515124184124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9.62991243403e-06" calcext:value-type="float">
            <text:p>9.62991243403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854483088" calcext:value-type="float">
            <text:p>0.02085448308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4.41206803559e-06" calcext:value-type="float">
            <text:p>4.41206803559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178307137" calcext:value-type="float">
            <text:p>0.0293178307137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1.09931030057e-07" calcext:value-type="float">
            <text:p>1.0993103005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5807117223" calcext:value-type="float">
            <text:p>0.00115807117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13097163335" calcext:value-type="float">
            <text:p>0.00513097163335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9.42928925829e-06" calcext:value-type="float">
            <text:p>9.42928925829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6727900806" calcext:value-type="float">
            <text:p>0.0206727900806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28951059017e-06" calcext:value-type="float">
            <text:p>4.28951059017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89818020689" calcext:value-type="float">
            <text:p>0.0289818020689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7.32873532971e-08" calcext:value-type="float">
            <text:p>7.3287353297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5511502374" calcext:value-type="float">
            <text:p>0.00115511502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11371185237" calcext:value-type="float">
            <text:p>0.00511371185237</text:p>
          </table:table-cell>
          <table:table-cell office:value-type="float" office:value="199.68" calcext:value-type="float">
            <text:p>199.68</text:p>
          </table:table-cell>
          <table:table-cell office:value-type="float" office:value="9.02804290692e-06" calcext:value-type="float">
            <text:p>9.02804290692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4928747714" calcext:value-type="float">
            <text:p>0.0204928747714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4.16695314465e-06" calcext:value-type="float">
            <text:p>4.16695314465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6457734242" calcext:value-type="float">
            <text:p>0.0286457734242</text:p>
          </table:table-cell>
          <table:table-cell office:value-type="float" office:value="552.96" calcext:value-type="float">
            <text:p>552.96</text:p>
          </table:table-cell>
          <table:table-cell office:value-type="float" office:value="3.66436766486e-08" calcext:value-type="float">
            <text:p>3.6643676648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4920272675" calcext:value-type="float">
            <text:p>0.00114920272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9605068114" calcext:value-type="float">
            <text:p>0.00509605068114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8.62679655544e-06" calcext:value-type="float">
            <text:p>8.62679655544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3119173633" calcext:value-type="float">
            <text:p>0.0203119173633</text:p>
          </table:table-cell>
          <table:table-cell office:value-type="float" office:value="230.4" calcext:value-type="float">
            <text:p>230.4</text:p>
          </table:table-cell>
          <table:table-cell office:value-type="float" office:value="4.10567442199e-06" calcext:value-type="float">
            <text:p>4.10567442199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203315317" calcext:value-type="float">
            <text:p>0.0283203315317</text:p>
          </table:table-cell>
          <table:table-cell office:value-type="float" office:value="643.072" calcext:value-type="float">
            <text:p>643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4181235552" calcext:value-type="float">
            <text:p>0.00114181235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7778742452" calcext:value-type="float">
            <text:p>0.00507778742452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8.42617337971e-06" calcext:value-type="float">
            <text:p>8.42617337971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132982853" calcext:value-type="float">
            <text:p>0.020132982853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4.04439569923e-06" calcext:value-type="float">
            <text:p>4.04439569923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79973440073" calcext:value-type="float">
            <text:p>0.0279973440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3516102141" calcext:value-type="float">
            <text:p>0.00113516102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5992555816" calcext:value-type="float">
            <text:p>0.00505992555816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8.02492702834e-06" calcext:value-type="float">
            <text:p>8.02492702834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9550291417" calcext:value-type="float">
            <text:p>0.0199550291417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92183825382e-06" calcext:value-type="float">
            <text:p>3.92183825382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6808404108" calcext:value-type="float">
            <text:p>0.0276808404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3294391004" calcext:value-type="float">
            <text:p>0.00113294391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04106021616" calcext:value-type="float">
            <text:p>0.00504106021616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7.8243038526e-06" calcext:value-type="float">
            <text:p>7.8243038526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7742556334" calcext:value-type="float">
            <text:p>0.0197742556334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7992808084e-06" calcext:value-type="float">
            <text:p>3.7992808084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3733117427" calcext:value-type="float">
            <text:p>0.0273733117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12629257593" calcext:value-type="float">
            <text:p>0.00112629257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00734343472" calcext:value-type="float">
            <text:p>0.00500734343472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7.62368067697e-06" calcext:value-type="float">
            <text:p>7.62368067697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5880877308" calcext:value-type="float">
            <text:p>0.0195880877308</text:p>
          </table:table-cell>
          <table:table-cell office:value-type="float" office:value="240.64" calcext:value-type="float">
            <text:p>240.64</text:p>
          </table:table-cell>
          <table:table-cell office:value-type="float" office:value="3.30905102663e-06" calcext:value-type="float">
            <text:p>3.30905102663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0595189409" calcext:value-type="float">
            <text:p>0.0270595189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12185835319" calcext:value-type="float">
            <text:p>0.00112185835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6860927509" calcext:value-type="float">
            <text:p>0.00496860927509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7.42305750123e-06" calcext:value-type="float">
            <text:p>7.42305750123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4023489277" calcext:value-type="float">
            <text:p>0.0194023489277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18649358122e-06" calcext:value-type="float">
            <text:p>3.18649358122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7516972139" calcext:value-type="float">
            <text:p>0.0267516972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11151183346" calcext:value-type="float">
            <text:p>0.00111151183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2606190802" calcext:value-type="float">
            <text:p>0.00492606190802</text:p>
          </table:table-cell>
          <table:table-cell office:value-type="float" office:value="230.4" calcext:value-type="float">
            <text:p>230.4</text:p>
          </table:table-cell>
          <table:table-cell office:value-type="float" office:value="6.82118797413e-06" calcext:value-type="float">
            <text:p>6.82118797413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054535365" calcext:value-type="float">
            <text:p>0.0192054535365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12521485857e-06" calcext:value-type="float">
            <text:p>3.12521485857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4442784429" calcext:value-type="float">
            <text:p>0.0264442784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10412146223" calcext:value-type="float">
            <text:p>0.00110412146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9334860222" calcext:value-type="float">
            <text:p>0.00489334860222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6.62056479839e-06" calcext:value-type="float">
            <text:p>6.62056479839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0098454439" calcext:value-type="float">
            <text:p>0.019009845443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06393613581e-06" calcext:value-type="float">
            <text:p>3.06393613581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1386912899" calcext:value-type="float">
            <text:p>0.0261386912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9599205387" calcext:value-type="float">
            <text:p>0.00109599205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5080123516" calcext:value-type="float">
            <text:p>0.00485080123516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6.41994162265e-06" calcext:value-type="float">
            <text:p>6.41994162265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8138695517" calcext:value-type="float">
            <text:p>0.0188138695517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94137869039e-06" calcext:value-type="float">
            <text:p>2.94137869039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8365842111" calcext:value-type="float">
            <text:p>0.0258365842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7973323716" calcext:value-type="float">
            <text:p>0.00107973323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80905664861" calcext:value-type="float">
            <text:p>0.00480905664861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6.21931844691e-06" calcext:value-type="float">
            <text:p>6.21931844691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6222459548" calcext:value-type="float">
            <text:p>0.018622245954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81882124498e-06" calcext:value-type="float">
            <text:p>2.81882124498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5367483388" calcext:value-type="float">
            <text:p>0.0255367483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6569153182" calcext:value-type="float">
            <text:p>0.00106569153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6590719616" calcext:value-type="float">
            <text:p>0.00476590719616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6.01869527128e-06" calcext:value-type="float">
            <text:p>6.01869527128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4186688707" calcext:value-type="float">
            <text:p>0.0184186688707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6349850768e-06" calcext:value-type="float">
            <text:p>2.6349850768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2369490987" calcext:value-type="float">
            <text:p>0.0252369490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494327151" calcext:value-type="float">
            <text:p>0.0010494327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2155357296" calcext:value-type="float">
            <text:p>0.00472155357296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5.6174489198e-06" calcext:value-type="float">
            <text:p>5.6174489198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2180341834" calcext:value-type="float">
            <text:p>0.0182180341834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51242763138e-06" calcext:value-type="float">
            <text:p>2.51242763138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49398606534" calcext:value-type="float">
            <text:p>0.0249398606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3465197264" calcext:value-type="float">
            <text:p>0.001034651972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753936936" calcext:value-type="float">
            <text:p>0.0046753936936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5.41682574418e-06" calcext:value-type="float">
            <text:p>5.41682574418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0164186972" calcext:value-type="float">
            <text:p>0.0180164186972</text:p>
          </table:table-cell>
          <table:table-cell office:value-type="float" office:value="261.12" calcext:value-type="float">
            <text:p>261.12</text:p>
          </table:table-cell>
          <table:table-cell office:value-type="float" office:value="2.38987018597e-06" calcext:value-type="float">
            <text:p>2.38987018597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6340537063" calcext:value-type="float">
            <text:p>0.0246340537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176541188" calcext:value-type="float">
            <text:p>0.0010176541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2983589962" calcext:value-type="float">
            <text:p>0.00462983589962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5.21620256844e-06" calcext:value-type="float">
            <text:p>5.21620256844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8064051199" calcext:value-type="float">
            <text:p>0.0178064051199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26731274044e-06" calcext:value-type="float">
            <text:p>2.26731274044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345500601" calcext:value-type="float">
            <text:p>0.024345500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100139530209" calcext:value-type="float">
            <text:p>0.00100139530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824718495" calcext:value-type="float">
            <text:p>0.0045824718495</text:p>
          </table:table-cell>
          <table:table-cell office:value-type="float" office:value="261.12" calcext:value-type="float">
            <text:p>261.12</text:p>
          </table:table-cell>
          <table:table-cell office:value-type="float" office:value="5.0155793927e-06" calcext:value-type="float">
            <text:p>5.0155793927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6033184352" calcext:value-type="float">
            <text:p>0.017603318435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20603401779e-06" calcext:value-type="float">
            <text:p>2.20603401779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0653363063" calcext:value-type="float">
            <text:p>0.024065336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79963225513" calcext:value-type="float">
            <text:p>0.000979963225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52848486016" calcext:value-type="float">
            <text:p>0.0045284848601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4.61433304133e-06" calcext:value-type="float">
            <text:p>4.61433304133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4063004441" calcext:value-type="float">
            <text:p>0.017406300444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08347657238e-06" calcext:value-type="float">
            <text:p>2.08347657238e-06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786124453" calcext:value-type="float">
            <text:p>0.023786124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65182483046" calcext:value-type="float">
            <text:p>0.000965182483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7730760261" calcext:value-type="float">
            <text:p>0.0044773076026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4.21308668985e-06" calcext:value-type="float">
            <text:p>4.21308668985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022942604" calcext:value-type="float">
            <text:p>0.0172022942604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96091912696e-06" calcext:value-type="float">
            <text:p>1.96091912696e-06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109787918" calcext:value-type="float">
            <text:p>0.0235109787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43011369347" calcext:value-type="float">
            <text:p>0.000943011369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42853868659" calcext:value-type="float">
            <text:p>0.00442853868659</text:p>
          </table:table-cell>
          <table:table-cell office:value-type="float" office:value="276.48" calcext:value-type="float">
            <text:p>276.48</text:p>
          </table:table-cell>
          <table:table-cell office:value-type="float" office:value="4.01246351411e-06" calcext:value-type="float">
            <text:p>4.01246351411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6993261482" calcext:value-type="float">
            <text:p>0.01699326148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83836168144e-06" calcext:value-type="float">
            <text:p>1.83836168144e-06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2403389109" calcext:value-type="float">
            <text:p>0.0232403389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25274478388" calcext:value-type="float">
            <text:p>0.000925274478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8298089262" calcext:value-type="float">
            <text:p>0.0043829808926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81184033849e-06" calcext:value-type="float">
            <text:p>3.81184033849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7860064018" calcext:value-type="float">
            <text:p>0.016786006401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77708295879e-06" calcext:value-type="float">
            <text:p>1.77708295879e-06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29797362968" calcext:value-type="float">
            <text:p>0.0229797362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906798550305" calcext:value-type="float">
            <text:p>0.000906798550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2859251303" calcext:value-type="float">
            <text:p>0.00432859251303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61121716275e-06" calcext:value-type="float">
            <text:p>3.61121716275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5845748154" calcext:value-type="float">
            <text:p>0.0165845748154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65452551337e-06" calcext:value-type="float">
            <text:p>1.65452551337e-06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313688912" calcext:value-type="float">
            <text:p>0.02273136889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91278770715" calcext:value-type="float">
            <text:p>0.000891278770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6437007218" calcext:value-type="float">
            <text:p>0.00426437007218</text:p>
          </table:table-cell>
          <table:table-cell office:value-type="float" office:value="296.96" calcext:value-type="float">
            <text:p>296.96</text:p>
          </table:table-cell>
          <table:table-cell office:value-type="float" office:value="3.41059398701e-06" calcext:value-type="float">
            <text:p>3.41059398701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3855339264" calcext:value-type="float">
            <text:p>0.0163855339264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53196806796e-06" calcext:value-type="float">
            <text:p>1.53196806796e-06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4913170315" calcext:value-type="float">
            <text:p>0.0224913170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76498028249" calcext:value-type="float">
            <text:p>0.000876498028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20777404619" calcext:value-type="float">
            <text:p>0.00420777404619</text:p>
          </table:table-cell>
          <table:table-cell office:value-type="float" office:value="317.44" calcext:value-type="float">
            <text:p>317.44</text:p>
          </table:table-cell>
          <table:table-cell office:value-type="float" office:value="3.00934763564e-06" calcext:value-type="float">
            <text:p>3.00934763564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1894354343" calcext:value-type="float">
            <text:p>0.0161894354343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4706893452e-06" calcext:value-type="float">
            <text:p>1.4706893452e-06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2647825129" calcext:value-type="float">
            <text:p>0.0222647825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55065951673" calcext:value-type="float">
            <text:p>0.000855065951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15117802019" calcext:value-type="float">
            <text:p>0.00415117802019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60810128416e-06" calcext:value-type="float">
            <text:p>2.60810128416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038192312" calcext:value-type="float">
            <text:p>0.0160038192312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40941062243e-06" calcext:value-type="float">
            <text:p>1.40941062243e-06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0367094352" calcext:value-type="float">
            <text:p>0.0220367094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44719431947" calcext:value-type="float">
            <text:p>0.000844719431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9197295754" calcext:value-type="float">
            <text:p>0.00409197295754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40747810853e-06" calcext:value-type="float">
            <text:p>2.40747810853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185708276" calcext:value-type="float">
            <text:p>0.0158185708276</text:p>
          </table:table-cell>
          <table:table-cell office:value-type="float" office:value="358.4" calcext:value-type="float">
            <text:p>358.4</text:p>
          </table:table-cell>
          <table:table-cell office:value-type="float" office:value="1.34813189978e-06" calcext:value-type="float">
            <text:p>1.34813189978e-06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254139786" calcext:value-type="float">
            <text:p>0.0218254139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31416763727" calcext:value-type="float">
            <text:p>0.000831416763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03196511437" calcext:value-type="float">
            <text:p>0.00403196511437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2.2068549328e-06" calcext:value-type="float">
            <text:p>2.2068549328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6339354233" calcext:value-type="float">
            <text:p>0.0156339354233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1.28685317702e-06" calcext:value-type="float">
            <text:p>1.28685317702e-06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6346326441" calcext:value-type="float">
            <text:p>0.0216346326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82550446674" calcext:value-type="float">
            <text:p>0.00082550446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7456630786" calcext:value-type="float">
            <text:p>0.00397456630786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2.00623175706e-06" calcext:value-type="float">
            <text:p>2.00623175706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4516907166" calcext:value-type="float">
            <text:p>0.0154516907166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22557445437e-06" calcext:value-type="float">
            <text:p>1.22557445437e-06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4656475642" calcext:value-type="float">
            <text:p>0.0214656475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817375058384" calcext:value-type="float">
            <text:p>0.000817375058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1997723314" calcext:value-type="float">
            <text:p>0.00391997723314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80560858143e-06" calcext:value-type="float">
            <text:p>1.80560858143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2688943104" calcext:value-type="float">
            <text:p>0.0152688943104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04173828619e-06" calcext:value-type="float">
            <text:p>1.04173828619e-06</text:p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079452513" calcext:value-type="float">
            <text:p>0.0213079452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812940835644" calcext:value-type="float">
            <text:p>0.000812940835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6920136585" calcext:value-type="float">
            <text:p>0.00386920136585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40436222995e-06" calcext:value-type="float">
            <text:p>1.40436222995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0864044039" calcext:value-type="float">
            <text:p>0.0150864044039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9.80459563427e-07" calcext:value-type="float">
            <text:p>9.80459563427e-07</text:p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1481915263" calcext:value-type="float">
            <text:p>0.0211481915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808506612904" calcext:value-type="float">
            <text:p>0.000808506612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2103453522" calcext:value-type="float">
            <text:p>0.00382103453522</text:p>
          </table:table-cell>
          <table:table-cell office:value-type="float" office:value="358.4" calcext:value-type="float">
            <text:p>358.4</text:p>
          </table:table-cell>
          <table:table-cell office:value-type="float" office:value="1.20373905421e-06" calcext:value-type="float">
            <text:p>1.20373905421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039144974" calcext:value-type="float">
            <text:p>0.0149039144974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8.57902118012e-07" calcext:value-type="float">
            <text:p>8.57902118012e-07</text:p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0991661449" calcext:value-type="float">
            <text:p>0.020991661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805550464411" calcext:value-type="float">
            <text:p>0.000805550464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7668091201" calcext:value-type="float">
            <text:p>0.00377668091201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1.00311587858e-06" calcext:value-type="float">
            <text:p>1.00311587858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257155863" calcext:value-type="float">
            <text:p>0.0147257155863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7.9662339536e-07" calcext:value-type="float">
            <text:p>7.9662339536e-07</text:p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378787988" calcext:value-type="float">
            <text:p>0.0208378787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801855278794" calcext:value-type="float">
            <text:p>0.000801855278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3573910597" calcext:value-type="float">
            <text:p>0.00373573910597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8.02492702845e-07" calcext:value-type="float">
            <text:p>8.02492702845e-07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5429191801" calcext:value-type="float">
            <text:p>0.0145429191801</text:p>
          </table:table-cell>
          <table:table-cell office:value-type="float" office:value="419.84" calcext:value-type="float">
            <text:p>419.84</text:p>
          </table:table-cell>
          <table:table-cell office:value-type="float" office:value="7.35344672598e-07" calcext:value-type="float">
            <text:p>7.35344672598e-07</text:p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6827407512" calcext:value-type="float">
            <text:p>0.0206827407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95203944685" calcext:value-type="float">
            <text:p>0.000795203944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9861050735" calcext:value-type="float">
            <text:p>0.00369861050735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6.01869527106e-07" calcext:value-type="float">
            <text:p>6.01869527106e-07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3606131734" calcext:value-type="float">
            <text:p>0.0143606131734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6.74065949835e-07" calcext:value-type="float">
            <text:p>6.74065949835e-07</text:p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322916458" calcext:value-type="float">
            <text:p>0.0205322916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92986833315" calcext:value-type="float">
            <text:p>0.000792986833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5907356721" calcext:value-type="float">
            <text:p>0.00365907356721</text:p>
          </table:table-cell>
          <table:table-cell office:value-type="float" office:value="399.36" calcext:value-type="float">
            <text:p>399.36</text:p>
          </table:table-cell>
          <table:table-cell office:value-type="float" office:value="4.01246351367e-07" calcext:value-type="float">
            <text:p>4.01246351367e-07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1838854608" calcext:value-type="float">
            <text:p>0.0141838854608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6.12787227183e-07" calcext:value-type="float">
            <text:p>6.12787227183e-07</text:p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377849613" calcext:value-type="float">
            <text:p>0.020377849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90769721945" calcext:value-type="float">
            <text:p>0.000790769721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2294844423" calcext:value-type="float">
            <text:p>0.00362294844423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2.00623175739e-07" calcext:value-type="float">
            <text:p>2.00623175739e-07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11142244" calcext:value-type="float">
            <text:p>0.014011142244</text:p>
          </table:table-cell>
          <table:table-cell office:value-type="float" office:value="473.088" calcext:value-type="float">
            <text:p>473.088</text:p>
          </table:table-cell>
          <table:table-cell office:value-type="float" office:value="5.51508504421e-07" calcext:value-type="float">
            <text:p>5.51508504421e-07</text:p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247263453" calcext:value-type="float">
            <text:p>0.0202247263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83379350712" calcext:value-type="float">
            <text:p>0.000783379350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8341150409" calcext:value-type="float">
            <text:p>0.00358341150409</text:p>
          </table:table-cell>
          <table:table-cell office:value-type="float" office:value="501.76" calcext:value-type="float">
            <text:p>501.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8426287227" calcext:value-type="float">
            <text:p>0.0138426287227</text:p>
          </table:table-cell>
          <table:table-cell office:value-type="float" office:value="481.28" calcext:value-type="float">
            <text:p>481.28</text:p>
          </table:table-cell>
          <table:table-cell office:value-type="float" office:value="4.90229781769e-07" calcext:value-type="float">
            <text:p>4.90229781769e-07</text:p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0726287836" calcext:value-type="float">
            <text:p>0.0200726287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77467053725" calcext:value-type="float">
            <text:p>0.000777467053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4487803958" calcext:value-type="float">
            <text:p>0.00354487803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6766284987" calcext:value-type="float">
            <text:p>0.0136766284987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4.28951059006e-07" calcext:value-type="float">
            <text:p>4.28951059006e-07</text:p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230588549" calcext:value-type="float">
            <text:p>0.0199230588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73771868108" calcext:value-type="float">
            <text:p>0.000773771868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051404043" calcext:value-type="float">
            <text:p>0.0035051404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104443749" calcext:value-type="float">
            <text:p>0.0135104443749</text:p>
          </table:table-cell>
          <table:table-cell office:value-type="float" office:value="561.152" calcext:value-type="float">
            <text:p>561.152</text:p>
          </table:table-cell>
          <table:table-cell office:value-type="float" office:value="3.06393613592e-07" calcext:value-type="float">
            <text:p>3.06393613592e-07</text:p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7678109102" calcext:value-type="float">
            <text:p>0.0197678109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70815719615" calcext:value-type="float">
            <text:p>0.000770815719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6801180569" calcext:value-type="float">
            <text:p>0.00346801180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3478156473" calcext:value-type="float">
            <text:p>0.0133478156473</text:p>
          </table:table-cell>
          <table:table-cell office:value-type="float" office:value="634.88" calcext:value-type="float">
            <text:p>634.88</text:p>
          </table:table-cell>
          <table:table-cell office:value-type="float" office:value="2.45114890829e-07" calcext:value-type="float">
            <text:p>2.45114890829e-07</text:p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138084658" calcext:value-type="float">
            <text:p>0.0196138084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65642459752" calcext:value-type="float">
            <text:p>0.000765642459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310839022" calcext:value-type="float">
            <text:p>0.0034310839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1869033179" calcext:value-type="float">
            <text:p>0.0131869033179</text:p>
          </table:table-cell>
          <table:table-cell office:value-type="float" office:value="667.648" calcext:value-type="float">
            <text:p>667.648</text:p>
          </table:table-cell>
          <table:table-cell office:value-type="float" office:value="1.83836168177e-07" calcext:value-type="float">
            <text:p>1.83836168177e-07</text:p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4630296691" calcext:value-type="float">
            <text:p>0.0194630296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62686311259" calcext:value-type="float">
            <text:p>0.000762686311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9275113282" calcext:value-type="float">
            <text:p>0.0033927511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0424806711" calcext:value-type="float">
            <text:p>0.0130424806711</text:p>
          </table:table-cell>
          <table:table-cell office:value-type="float" office:value="765.952" calcext:value-type="float">
            <text:p>765.952</text:p>
          </table:table-cell>
          <table:table-cell office:value-type="float" office:value="1.22557445414e-07" calcext:value-type="float">
            <text:p>1.22557445414e-07</text:p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045947091" calcext:value-type="float">
            <text:p>0.0193045947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60469199889" calcext:value-type="float">
            <text:p>0.000760469199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5221071704" calcext:value-type="float">
            <text:p>0.00335221071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054140164" calcext:value-type="float">
            <text:p>0.0129054140164</text:p>
          </table:table-cell>
          <table:table-cell office:value-type="float" office:value="880.64" calcext:value-type="float">
            <text:p>880.64</text:p>
          </table:table-cell>
          <table:table-cell office:value-type="float" office:value="6.12787227627e-08" calcext:value-type="float">
            <text:p>6.12787227627e-08</text:p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89945750404" calcext:value-type="float">
            <text:p>0.0189945750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57513051396" calcext:value-type="float">
            <text:p>0.000757513051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1668767945" calcext:value-type="float">
            <text:p>0.00331668767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7000246" calcext:value-type="float">
            <text:p>0.01277000246</text:p>
          </table:table-cell>
          <table:table-cell office:value-type="float" office:value="937.984" calcext:value-type="float">
            <text:p>937.9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6858741368" calcext:value-type="float">
            <text:p>0.0186858741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56034977149" calcext:value-type="float">
            <text:p>0.000756034977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793583857" calcext:value-type="float">
            <text:p>0.0032793583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362460018" calcext:value-type="float">
            <text:p>0.0126362460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3786385275" calcext:value-type="float">
            <text:p>0.0183786385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54556902902" calcext:value-type="float">
            <text:p>0.000754556902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4102561632" calcext:value-type="float">
            <text:p>0.00324102561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121749333" calcext:value-type="float">
            <text:p>0.0125121749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0820629353" calcext:value-type="float">
            <text:p>0.0180820629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50122680163" calcext:value-type="float">
            <text:p>0.000750122680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0590396899" calcext:value-type="float">
            <text:p>0.00320590396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018350503" calcext:value-type="float">
            <text:p>0.0124018350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7880882406" calcext:value-type="float">
            <text:p>0.0177880882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47166531669" calcext:value-type="float">
            <text:p>0.000747166531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7138440703" calcext:value-type="float">
            <text:p>0.00317138440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049198531" calcext:value-type="float">
            <text:p>0.0123049198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4974470908" calcext:value-type="float">
            <text:p>0.0174974470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44210383176" calcext:value-type="float">
            <text:p>0.000744210383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3566067431" calcext:value-type="float">
            <text:p>0.00313566067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10701853" calcext:value-type="float">
            <text:p>0.012210701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092236768" calcext:value-type="float">
            <text:p>0.0172092236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40515197559" calcext:value-type="float">
            <text:p>0.000740515197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0595779542" calcext:value-type="float">
            <text:p>0.00310595779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194875497" calcext:value-type="float">
            <text:p>0.0121194875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929352441" calcext:value-type="float">
            <text:p>0.016929352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36820011943" calcext:value-type="float">
            <text:p>0.000736820011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7826186781" calcext:value-type="float">
            <text:p>0.00307826186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284571462" calcext:value-type="float">
            <text:p>0.0120284571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6527781176" calcext:value-type="float">
            <text:p>0.0166527781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73386386345" calcext:value-type="float">
            <text:p>0.00073386386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4855898891" calcext:value-type="float">
            <text:p>0.00304855898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383462418" calcext:value-type="float">
            <text:p>0.0119383462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3710019991" calcext:value-type="float">
            <text:p>0.0163710019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730168677833" calcext:value-type="float">
            <text:p>0.000730168677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2106375643" calcext:value-type="float">
            <text:p>0.00302106375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848541837" calcext:value-type="float">
            <text:p>0.011848541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0945742052" calcext:value-type="float">
            <text:p>0.0160945742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726473492216" calcext:value-type="float">
            <text:p>0.000726473492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29961775606" calcext:value-type="float">
            <text:p>0.0029961775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594730314" calcext:value-type="float">
            <text:p>0.0117594730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108199392" calcext:value-type="float">
            <text:p>0.0158108199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723517343723" calcext:value-type="float">
            <text:p>0.000723517343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7430179169" calcext:value-type="float">
            <text:p>0.00297430179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6677683287" calcext:value-type="float">
            <text:p>0.0116677683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223400986" calcext:value-type="float">
            <text:p>0.01552234009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71834408386" calcext:value-type="float">
            <text:p>0.00071834408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5804548635" calcext:value-type="float">
            <text:p>0.00295804548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5793738224" calcext:value-type="float">
            <text:p>0.0115793738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2346295377" calcext:value-type="float">
            <text:p>0.0152346295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715387935367" calcext:value-type="float">
            <text:p>0.000715387935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3918014435" calcext:value-type="float">
            <text:p>0.00293918014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4925731144" calcext:value-type="float">
            <text:p>0.0114925731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9355995772" calcext:value-type="float">
            <text:p>0.0149355995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710953712627" calcext:value-type="float">
            <text:p>0.000710953712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2372661952" calcext:value-type="float">
            <text:p>0.00292372661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038108085" calcext:value-type="float">
            <text:p>0.0114038108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634151881" calcext:value-type="float">
            <text:p>0.014634151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70725852701" calcext:value-type="float">
            <text:p>0.00070725852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0345641163" calcext:value-type="float">
            <text:p>0.00290345641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144355033" calcext:value-type="float">
            <text:p>0.0113144355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329480537" calcext:value-type="float">
            <text:p>0.014329480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700607192901" calcext:value-type="float">
            <text:p>0.000700607192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88619663065" calcext:value-type="float">
            <text:p>0.00288619663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272056958" calcext:value-type="float">
            <text:p>0.0112272056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3019415" calcext:value-type="float">
            <text:p>0.01403019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96172970161" calcext:value-type="float">
            <text:p>0.000696172970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6733128865" calcext:value-type="float">
            <text:p>0.00286733128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388111895" calcext:value-type="float">
            <text:p>0.0111388111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226654819" calcext:value-type="float">
            <text:p>0.0137226654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90999710297" calcext:value-type="float">
            <text:p>0.000690999710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4826525153" calcext:value-type="float">
            <text:p>0.00284826525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0519491816" calcext:value-type="float">
            <text:p>0.0110519491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252839777" calcext:value-type="float">
            <text:p>0.0134252839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83609339064" calcext:value-type="float">
            <text:p>0.000683609339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2939990953" calcext:value-type="float">
            <text:p>0.00282939990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8711756733" calcext:value-type="float">
            <text:p>0.0108711756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1407604321" calcext:value-type="float">
            <text:p>0.0131407604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79175116324" calcext:value-type="float">
            <text:p>0.000679175116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1595333597" calcext:value-type="float">
            <text:p>0.00281595333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6924250628" calcext:value-type="float">
            <text:p>0.0106924250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8538191507" calcext:value-type="float">
            <text:p>0.0128538191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65872448105" calcext:value-type="float">
            <text:p>0.000665872448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79929564038" calcext:value-type="float">
            <text:p>0.00279929564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089543574" calcext:value-type="float">
            <text:p>0.0105089543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5702846789" calcext:value-type="float">
            <text:p>0.0125702846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59960151118" calcext:value-type="float">
            <text:p>0.000659960151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78364142042" calcext:value-type="float">
            <text:p>0.00278364142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368241399" calcext:value-type="float">
            <text:p>0.0103368241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2862739863" calcext:value-type="float">
            <text:p>0.0122862739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51091705639" calcext:value-type="float">
            <text:p>0.000651091705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6517746868" calcext:value-type="float">
            <text:p>0.00276517746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1632227239" calcext:value-type="float">
            <text:p>0.0101632227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117510752" calcext:value-type="float">
            <text:p>0.0120117510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39267111666" calcext:value-type="float">
            <text:p>0.000639267111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4470656566" calcext:value-type="float">
            <text:p>0.00274470656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999354450384" calcext:value-type="float">
            <text:p>0.00999354450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361658256" calcext:value-type="float">
            <text:p>0.0117361658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31876740432" calcext:value-type="float">
            <text:p>0.000631876740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2744678468" calcext:value-type="float">
            <text:p>0.00272744678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2962847764" calcext:value-type="float">
            <text:p>0.00982962847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4608736349" calcext:value-type="float">
            <text:p>0.0114608736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22269257829" calcext:value-type="float">
            <text:p>0.000622269257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0898283294" calcext:value-type="float">
            <text:p>0.00270898283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66516075203" calcext:value-type="float">
            <text:p>0.00966516075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1934574018" calcext:value-type="float">
            <text:p>0.0111934574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611922738103" calcext:value-type="float">
            <text:p>0.000611922738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7185423433" calcext:value-type="float">
            <text:p>0.00267185423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0406452284" calcext:value-type="float">
            <text:p>0.00950406452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152712546" calcext:value-type="float">
            <text:p>0.0109152712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605271403993" calcext:value-type="float">
            <text:p>0.000605271403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3853884314" calcext:value-type="float">
            <text:p>0.00263853884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5056948559" calcext:value-type="float">
            <text:p>0.00935056948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230182809" calcext:value-type="float">
            <text:p>0.0106230182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6023152555" calcext:value-type="float">
            <text:p>0.0006023152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59739634197" calcext:value-type="float">
            <text:p>0.00259739634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19149615426" calcext:value-type="float">
            <text:p>0.00919149615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295564393" calcext:value-type="float">
            <text:p>0.0103295564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94185847143" calcext:value-type="float">
            <text:p>0.000594185847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6247538976" calcext:value-type="float">
            <text:p>0.00256247538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3818501681" calcext:value-type="float">
            <text:p>0.00903818501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0150676226" calcext:value-type="float">
            <text:p>0.0100150676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9122969865" calcext:value-type="float">
            <text:p>0.00059122969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2715304729" calcext:value-type="float">
            <text:p>0.00252715304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87641448834" calcext:value-type="float">
            <text:p>0.00887641448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6955968049" calcext:value-type="float">
            <text:p>0.0096955968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8679547591" calcext:value-type="float">
            <text:p>0.000586795475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49102792432" calcext:value-type="float">
            <text:p>0.00249102792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1409226045" calcext:value-type="float">
            <text:p>0.00871409226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37323203069" calcext:value-type="float">
            <text:p>0.00937323203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80144141801" calcext:value-type="float">
            <text:p>0.000580144141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5570558185" calcext:value-type="float">
            <text:p>0.00245570558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5170873262" calcext:value-type="float">
            <text:p>0.00855170873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05200285967" calcext:value-type="float">
            <text:p>0.00905200285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69058584951" calcext:value-type="float">
            <text:p>0.000569058584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211860199" calcext:value-type="float">
            <text:p>0.0024211860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38160141299" calcext:value-type="float">
            <text:p>0.00838160141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74568305945" calcext:value-type="float">
            <text:p>0.00874568305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55755916731" calcext:value-type="float">
            <text:p>0.000555755916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38666645794" calcext:value-type="float">
            <text:p>0.00238666645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0769349738" calcext:value-type="float">
            <text:p>0.00820769349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45016980564" calcext:value-type="float">
            <text:p>0.00845016980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44670359881" calcext:value-type="float">
            <text:p>0.000544670359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5756566444" calcext:value-type="float">
            <text:p>0.00235756566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359310795" calcext:value-type="float">
            <text:p>0.0080359310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16190975926" calcext:value-type="float">
            <text:p>0.00816190975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28411543169" calcext:value-type="float">
            <text:p>0.000528411543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2565513914" calcext:value-type="float">
            <text:p>0.00232565513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86704975857" calcext:value-type="float">
            <text:p>0.00786704975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87540806618" calcext:value-type="float">
            <text:p>0.00787540806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18804060566" calcext:value-type="float">
            <text:p>0.000518804060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29233974795" calcext:value-type="float">
            <text:p>0.00229233974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69332574277" calcext:value-type="float">
            <text:p>0.00769332574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59447449193" calcext:value-type="float">
            <text:p>0.00759447449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04023318099" calcext:value-type="float">
            <text:p>0.000504023318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6283756419" calcext:value-type="float">
            <text:p>0.00226283756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2609952008" calcext:value-type="float">
            <text:p>0.00752609952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31749721264" calcext:value-type="float">
            <text:p>0.007317497212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8628642714" calcext:value-type="float">
            <text:p>0.00048628642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353423317" calcext:value-type="float">
            <text:p>0.0022353423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629190931" calcext:value-type="float">
            <text:p>0.0073629190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04986118533" calcext:value-type="float">
            <text:p>0.00704986118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7963509303" calcext:value-type="float">
            <text:p>0.00047963509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0523806255" calcext:value-type="float">
            <text:p>0.00220523806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1169215344" calcext:value-type="float">
            <text:p>0.00721169215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78717052672" calcext:value-type="float">
            <text:p>0.00678717052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7076664755" calcext:value-type="float">
            <text:p>0.00047076664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6971502496" calcext:value-type="float">
            <text:p>0.00216971502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5433522029" calcext:value-type="float">
            <text:p>0.00705433522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52726392751" calcext:value-type="float">
            <text:p>0.00652726392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63376276317" calcext:value-type="float">
            <text:p>0.000463376276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3258642635" calcext:value-type="float">
            <text:p>0.00213258642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0231138148" calcext:value-type="float">
            <text:p>0.00690231138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26732069595" calcext:value-type="float">
            <text:p>0.00626732069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55246867961" calcext:value-type="float">
            <text:p>0.000455246867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09626060824" calcext:value-type="float">
            <text:p>0.00209626060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5102314189" calcext:value-type="float">
            <text:p>0.00675102314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00136975723" calcext:value-type="float">
            <text:p>0.00600136975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46378422481" calcext:value-type="float">
            <text:p>0.000446378422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5953339988" calcext:value-type="float">
            <text:p>0.00205953339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59936710269" calcext:value-type="float">
            <text:p>0.00659936710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73025365565" calcext:value-type="float">
            <text:p>0.00573025365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43422273988" calcext:value-type="float">
            <text:p>0.000443422273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1798950846" calcext:value-type="float">
            <text:p>0.00201798950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5089866011" calcext:value-type="float">
            <text:p>0.00645089866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45609706814" calcext:value-type="float">
            <text:p>0.00545609706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36770939878" calcext:value-type="float">
            <text:p>0.000436770939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197724839755" calcext:value-type="float">
            <text:p>0.00197724839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9709712319" calcext:value-type="float">
            <text:p>0.00629709712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16710437453" calcext:value-type="float">
            <text:p>0.00516710437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25685383028" calcext:value-type="float">
            <text:p>0.000425685383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4172535996" calcext:value-type="float">
            <text:p>0.00194172535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4783178145" calcext:value-type="float">
            <text:p>0.00614783178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86972287033" calcext:value-type="float">
            <text:p>0.00486972287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12382714808" calcext:value-type="float">
            <text:p>0.000412382714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1041692004" calcext:value-type="float">
            <text:p>0.00191041692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8961664921" calcext:value-type="float">
            <text:p>0.00598961664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57461257249" calcext:value-type="float">
            <text:p>0.00457461257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401297157959" calcext:value-type="float">
            <text:p>0.000401297157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7288693117" calcext:value-type="float">
            <text:p>0.00187288693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2894951956" calcext:value-type="float">
            <text:p>0.00582894951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27016102267" calcext:value-type="float">
            <text:p>0.00427016102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96123898096" calcext:value-type="float">
            <text:p>0.000396123898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3816667409" calcext:value-type="float">
            <text:p>0.00183816667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5430600474" calcext:value-type="float">
            <text:p>0.00565430600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396754109089" calcext:value-type="float">
            <text:p>0.00396754109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85777378369" calcext:value-type="float">
            <text:p>0.000385777378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0746031956" calcext:value-type="float">
            <text:p>0.00180746031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756166942" calcext:value-type="float">
            <text:p>0.0054756166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66459146785" calcext:value-type="float">
            <text:p>0.00366459146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7247471015" calcext:value-type="float">
            <text:p>0.00037247471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7595118452" calcext:value-type="float">
            <text:p>0.00177595118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9306548776" calcext:value-type="float">
            <text:p>0.00529306548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36449916896" calcext:value-type="float">
            <text:p>0.00336449916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5473781919" calcext:value-type="float">
            <text:p>0.00035473781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3982606155" calcext:value-type="float">
            <text:p>0.00173982606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2222256891" calcext:value-type="float">
            <text:p>0.00512222256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0662384881" calcext:value-type="float">
            <text:p>0.0030662384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44391299464" calcext:value-type="float">
            <text:p>0.000344391299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0410232883" calcext:value-type="float">
            <text:p>0.00170410232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5352514778" calcext:value-type="float">
            <text:p>0.00495352514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77142124914" calcext:value-type="float">
            <text:p>0.00277142124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29610556998" calcext:value-type="float">
            <text:p>0.000329610556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6576955945" calcext:value-type="float">
            <text:p>0.00166576955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8611502528" calcext:value-type="float">
            <text:p>0.00478611502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47656737783" calcext:value-type="float">
            <text:p>0.00247656737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14829814531" calcext:value-type="float">
            <text:p>0.000314829814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3225347313" calcext:value-type="float">
            <text:p>0.00163225347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2992279089" calcext:value-type="float">
            <text:p>0.00462992279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19017558184" calcext:value-type="float">
            <text:p>0.00219017558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303005220558" calcext:value-type="float">
            <text:p>0.000303005220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594322094" calcext:value-type="float">
            <text:p>0.001594322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7048165995" calcext:value-type="float">
            <text:p>0.00447048165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90806977205" calcext:value-type="float">
            <text:p>0.00190806977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91180626585" calcext:value-type="float">
            <text:p>0.000291180626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4735943414" calcext:value-type="float">
            <text:p>0.00154735943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1704792263" calcext:value-type="float">
            <text:p>0.00431704792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3035984554" calcext:value-type="float">
            <text:p>0.00163035984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78616995489" calcext:value-type="float">
            <text:p>0.000278616995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49979468888" calcext:value-type="float">
            <text:p>0.00149979468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665565822" calcext:value-type="float">
            <text:p>0.0041665565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36675337791" calcext:value-type="float">
            <text:p>0.00136675337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69748550009" calcext:value-type="float">
            <text:p>0.000269748550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5283202902" calcext:value-type="float">
            <text:p>0.00145283202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0840274989" calcext:value-type="float">
            <text:p>0.00400840274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1853250177" calcext:value-type="float">
            <text:p>0.00111853250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59402030283" calcext:value-type="float">
            <text:p>0.000259402030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0887979606" calcext:value-type="float">
            <text:p>0.00140887979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5791140946" calcext:value-type="float">
            <text:p>0.00385791140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899397720031" calcext:value-type="float">
            <text:p>0.000899397720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4979454768" calcext:value-type="float">
            <text:p>0.00024979454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5669906287" calcext:value-type="float">
            <text:p>0.00135669906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1232406382" calcext:value-type="float">
            <text:p>0.003712324063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63991825415" calcext:value-type="float">
            <text:p>0.000563991825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40187065077" calcext:value-type="float">
            <text:p>0.000240187065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0672597609" calcext:value-type="float">
            <text:p>0.00130672597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609745243" calcext:value-type="float">
            <text:p>0.0035609745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3357427658" calcext:value-type="float">
            <text:p>0.00033357427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33535730967" calcext:value-type="float">
            <text:p>0.000233535730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6217165775" calcext:value-type="float">
            <text:p>0.00126217165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0674388783" calcext:value-type="float">
            <text:p>0.00340674388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6832569744" calcext:value-type="float">
            <text:p>0.00016832569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2318921124" calcext:value-type="float">
            <text:p>0.00022318921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2102915659" calcext:value-type="float">
            <text:p>0.00122102915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4963215441" calcext:value-type="float">
            <text:p>0.00324963215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35944126565e-05" calcext:value-type="float">
            <text:p>7.359441265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8408468774" calcext:value-type="float">
            <text:p>0.000208408468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17707692363" calcext:value-type="float">
            <text:p>0.00117707692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765824379" calcext:value-type="float">
            <text:p>0.0030765824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59363458516e-05" calcext:value-type="float">
            <text:p>3.593634585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95844837678" calcext:value-type="float">
            <text:p>0.000195844837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3974762989" calcext:value-type="float">
            <text:p>0.00113974762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9862872658" calcext:value-type="float">
            <text:p>0.00289862872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73637389742e-05" calcext:value-type="float">
            <text:p>1.736373897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78846983842" calcext:value-type="float">
            <text:p>0.000178846983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09760165309" calcext:value-type="float">
            <text:p>0.00109760165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1356422281" calcext:value-type="float">
            <text:p>0.00271356422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7.58289866598e-06" calcext:value-type="float">
            <text:p>7.582898665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53719721649" calcext:value-type="float">
            <text:p>0.000153719721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6087444473" calcext:value-type="float">
            <text:p>0.00106087444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3199381533" calcext:value-type="float">
            <text:p>0.00253199381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62660370978e-06" calcext:value-type="float">
            <text:p>3.626603709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21941125347" calcext:value-type="float">
            <text:p>0.000121941125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2635488277" calcext:value-type="float">
            <text:p>0.00102635488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4380301487" calcext:value-type="float">
            <text:p>0.00234380301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79498567454e-06" calcext:value-type="float">
            <text:p>1.794985674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9.75529002772e-05" calcext:value-type="float">
            <text:p>9.755290027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0986817942626" calcext:value-type="float">
            <text:p>0.000986817942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6376510576" calcext:value-type="float">
            <text:p>0.00216376510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28213262462e-06" calcext:value-type="float">
            <text:p>1.282132624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72063805509e-05" calcext:value-type="float">
            <text:p>8.720638055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4728100248" calcext:value-type="float">
            <text:p>0.00094728100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853822949" calcext:value-type="float">
            <text:p>0.0019853822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9.52441378321e-07" calcext:value-type="float">
            <text:p>9.524413783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6.65133410982e-05" calcext:value-type="float">
            <text:p>6.651334109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899314866973" calcext:value-type="float">
            <text:p>0.000899314866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0724468378" calcext:value-type="float">
            <text:p>0.00180724468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8.0591193552e-07" calcext:value-type="float">
            <text:p>8.05911935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61668213718e-05" calcext:value-type="float">
            <text:p>5.616682137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47736219169" calcext:value-type="float">
            <text:p>0.000847736219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2499997701" calcext:value-type="float">
            <text:p>0.00162499997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6.96014853419e-07" calcext:value-type="float">
            <text:p>6.960148534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28641531521e-05" calcext:value-type="float">
            <text:p>4.286415315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789133241897" calcext:value-type="float">
            <text:p>0.000789133241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4937566323" calcext:value-type="float">
            <text:p>0.00144937566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6.59382492718e-07" calcext:value-type="float">
            <text:p>6.593824927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95614849325e-05" calcext:value-type="float">
            <text:p>2.956148493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28924703603" calcext:value-type="float">
            <text:p>0.000728924703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735061497" calcext:value-type="float">
            <text:p>0.0012735061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6.22750132018e-07" calcext:value-type="float">
            <text:p>6.227501320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36491879461e-05" calcext:value-type="float">
            <text:p>2.364918794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73733543501" calcext:value-type="float">
            <text:p>0.000673733543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0119203241" calcext:value-type="float">
            <text:p>0.00110119203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5.86117771317e-07" calcext:value-type="float">
            <text:p>5.861177713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62588167129e-05" calcext:value-type="float">
            <text:p>1.625881671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19545859037" calcext:value-type="float">
            <text:p>0.000619545859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36908206596" calcext:value-type="float">
            <text:p>0.000936908206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5.49485410617e-07" calcext:value-type="float">
            <text:p>5.494854106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10855568497e-05" calcext:value-type="float">
            <text:p>1.108555684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65759564829" calcext:value-type="float">
            <text:p>0.000565759564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75566777667" calcext:value-type="float">
            <text:p>0.000775566777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5.12853049917e-07" calcext:value-type="float">
            <text:p>5.128530499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8.86844547976e-06" calcext:value-type="float">
            <text:p>8.868445479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09564929088" calcext:value-type="float">
            <text:p>0.000509564929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26669235543" calcext:value-type="float">
            <text:p>0.000626669235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4.76220689216e-07" calcext:value-type="float">
            <text:p>4.762206892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5.17325986316e-06" calcext:value-type="float">
            <text:p>5.173259863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54775159242" calcext:value-type="float">
            <text:p>0.000454775159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0376286586" calcext:value-type="float">
            <text:p>0.00050376286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4.39588328516e-07" calcext:value-type="float">
            <text:p>4.395883285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7.39037123276e-07" calcext:value-type="float">
            <text:p>7.390371232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00988865033" calcext:value-type="float">
            <text:p>0.000400988865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15939865009" calcext:value-type="float">
            <text:p>0.000315939865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4.02955967704e-07" calcext:value-type="float">
            <text:p>4.029559677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48206046463" calcext:value-type="float">
            <text:p>0.000348206046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86719602021" calcext:value-type="float">
            <text:p>0.000186719602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3.66323607004e-07" calcext:value-type="float">
            <text:p>3.663236070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02848947615" calcext:value-type="float">
            <text:p>0.000302848947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33598010106e-05" calcext:value-type="float">
            <text:p>9.335980101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3.29691246304e-07" calcext:value-type="float">
            <text:p>3.296912463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59699495171" calcext:value-type="float">
            <text:p>0.000259699495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15613559325e-05" calcext:value-type="float">
            <text:p>4.156135593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2.19794164202e-07" calcext:value-type="float">
            <text:p>2.197941642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17954908622" calcext:value-type="float">
            <text:p>0.000217954908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2.00450787462e-05" calcext:value-type="float">
            <text:p>2.004507874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46529442802e-07" calcext:value-type="float">
            <text:p>1.465294428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8403743205" calcext:value-type="float">
            <text:p>0.00018403743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9.13369031552e-06" calcext:value-type="float">
            <text:p>9.133690315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1.09897082101e-07" calcext:value-type="float">
            <text:p>1.0989708210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48313699329" calcext:value-type="float">
            <text:p>0.000148313699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49409629519e-06" calcext:value-type="float">
            <text:p>3.494096295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3.66323607004e-08" calcext:value-type="float">
            <text:p>3.6632360700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19012210693" calcext:value-type="float">
            <text:p>0.000119012210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65509824512e-06" calcext:value-type="float">
            <text:p>1.655098245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02432946754e-05" calcext:value-type="float">
            <text:p>7.024329467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34859857004e-06" calcext:value-type="float">
            <text:p>1.348598570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03397206564e-05" calcext:value-type="float">
            <text:p>4.033972065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10339883008e-06" calcext:value-type="float">
            <text:p>1.103398830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12736835302e-05" calcext:value-type="float">
            <text:p>2.1273683530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04209889507e-06" calcext:value-type="float">
            <text:p>1.042098895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1.06368417652e-05" calcext:value-type="float">
            <text:p>1.0636841765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9.80798960049e-07" calcext:value-type="float">
            <text:p>9.807989600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5.21807331877e-06" calcext:value-type="float">
            <text:p>5.218073318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9.19499025032e-07" calcext:value-type="float">
            <text:p>9.194990250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80973178701e-06" calcext:value-type="float">
            <text:p>2.809731787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8.58199090015e-07" calcext:value-type="float">
            <text:p>8.581990900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4.01390255256e-07" calcext:value-type="float">
            <text:p>4.013902552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7.96899154998e-07" calcext:value-type="float">
            <text:p>7.968991549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00695127628e-07" calcext:value-type="float">
            <text:p>2.0069512762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7.35599220092e-07" calcext:value-type="float">
            <text:p>7.3559922009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6.74299285075e-07" calcext:value-type="float">
            <text:p>6.742992850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6.12999350058e-07" calcext:value-type="float">
            <text:p>6.129993500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5.51699415041e-07" calcext:value-type="float">
            <text:p>5.5169941504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4.29099545007e-07" calcext:value-type="float">
            <text:p>4.2909954500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3.6779960999e-07" calcext:value-type="float">
            <text:p>3.67799609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3.06499674974e-07" calcext:value-type="float">
            <text:p>3.064996749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2.45199740068e-07" calcext:value-type="float">
            <text:p>2.451997400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83899805051e-07" calcext:value-type="float">
            <text:p>1.838998050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